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30.3mm"/>
    </style:style>
    <style:style style:name="co9" style:family="table-column">
      <style:table-column-properties fo:break-before="auto" style:column-width="38.47mm"/>
    </style:style>
    <style:style style:name="co10" style:family="table-column">
      <style:table-column-properties fo:break-before="auto" style:column-width="37.39mm"/>
    </style:style>
    <style:style style:name="co11" style:family="table-column">
      <style:table-column-properties fo:break-before="auto" style:column-width="33.3mm"/>
    </style:style>
    <style:style style:name="co12" style:family="table-column">
      <style:table-column-properties fo:break-before="auto" style:column-width="31.66mm"/>
    </style:style>
    <style:style style:name="co13" style:family="table-column">
      <style:table-column-properties fo:break-before="auto" style:column-width="36.57mm"/>
    </style:style>
    <style:style style:name="co14" style:family="table-column">
      <style:table-column-properties fo:break-before="auto" style:column-width="36.85mm"/>
    </style:style>
    <style:style style:name="co15" style:family="table-column">
      <style:table-column-properties fo:break-before="auto" style:column-width="43.66mm"/>
    </style:style>
    <style:style style:name="co16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none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12" style:family="table-cell" style:parent-style-name="Default"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15" style:family="table-cell" style:parent-style-name="Default">
      <style:table-cell-properties fo:background-color="#ff6666"/>
    </style:style>
    <style:style style:name="ce16" style:family="table-cell" style:parent-style-name="Default">
      <style:table-cell-properties fo:background-color="#ff6666" style:cell-protect="protected" style:print-content="true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map style:condition="cell-content()=1" style:apply-style-name="Good" style:base-cell-address="'Pivot Table_All_for_export_1'.B1"/>
      <style:map style:condition="cell-content()&gt;1" style:apply-style-name="Bad" style:base-cell-address="'Pivot Table_All_for_export_1'.B1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35" style:family="table-cell" style:parent-style-name="Pivot_20_Table_20_Value" style:data-style-name="N0">
      <style:table-cell-properties fo:border-bottom="none" fo:border-left="0.99pt solid #000000" fo:border-right="2.01pt solid #000000" fo:border-top="none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3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44" style:family="table-cell" style:parent-style-name="Default"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5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53" style:family="table-cell" style:parent-style-name="Pivot_20_Table_20_Value" style:data-style-name="N0">
      <style:table-cell-properties fo:border-bottom="none" fo:border-left="0.99pt solid #000000" fo:border-right="2.01pt solid #000000" fo:border-top="none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54" style:family="table-cell" style:parent-style-name="Pivot_20_Table_20_Value">
      <style:table-cell-properties fo:border-bottom="0.99pt solid #000000" fo:border-left="0.99pt solid #000000" fo:border-right="2.01pt solid #000000" fo:border-top="none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5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56" style:family="table-cell" style:parent-style-name="Default">
      <style:map style:condition="cell-content()=1" style:apply-style-name="Good" style:base-cell-address="'Pivot Table_Sheet1_1'.B1"/>
      <style:map style:condition="cell-content()&gt;1" style:apply-style-name="Bad" style:base-cell-address="'Pivot Table_Sheet1_1'.B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ff6666"/>
    </style:style>
    <style:style style:name="ce60" style:family="table-cell" style:parent-style-name="Default">
      <style:table-cell-properties fo:background-color="#ff6666" style:cell-protect="protected" style:print-content="true"/>
    </style:style>
    <style:style style:name="ce61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map style:condition="cell-content()=1" style:apply-style-name="Good" style:base-cell-address="'Pivot Table_All_for_export_1'.B1"/>
      <style:map style:condition="cell-content()&gt;1" style:apply-style-name="Bad" style:base-cell-address="'Pivot Table_All_for_export_1'.B1"/>
    </style:style>
    <style:style style:name="ce6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63" style:family="table-cell" style:parent-style-name="Pivot_20_Table_20_Value" style:data-style-name="N0">
      <style:table-cell-properties fo:border-bottom="none" fo:border-left="0.99pt solid #000000" fo:border-right="2.01pt solid #000000" fo:border-top="none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6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6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ce66" style:family="table-cell" style:parent-style-name="Default">
      <style:map style:condition="cell-content()=1" style:apply-style-name="Good" style:base-cell-address="'Pivot Table_All_for_export_1'.B2"/>
      <style:map style:condition="cell-content()&gt;1" style:apply-style-name="Bad" style:base-cell-address="'Pivot Table_All_for_export_1'.B2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45"/>
          <table:table-cell table:style-name="ce45" office:value-type="string" calcext:value-type="string">
            <text:p>en</text:p>
          </table:table-cell>
          <table:table-cell table:style-name="ce45" office:value-type="string" calcext:value-type="string">
            <text:p>fr</text:p>
          </table:table-cell>
          <table:table-cell table:style-name="ce45" office:value-type="string" calcext:value-type="string">
            <text:p>current</text:p>
          </table:table-cell>
          <table:table-cell table:style-name="ce45" table:number-columns-repeated="1020"/>
        </table:table-row>
        <table:table-row table:style-name="ro1">
          <table:table-cell table:number-columns-repeated="2" office:value-type="string" calcext:value-type="string">
            <text:p>observation.unit</text:p>
          </table:table-cell>
          <table:table-cell office:value-type="string" calcext:value-type="string">
            <text:p>unite.observation</text:p>
          </table:table-cell>
          <table:table-cell office:value-type="string" calcext:value-type="string">
            <text:p>unite_observation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sector</text:p>
          </table:table-cell>
          <table:table-cell table:number-columns-repeated="2" table:style-name="ce46" office:value-type="string" calcext:value-type="string">
            <text:p>secteur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pecies.code</text:p>
          </table:table-cell>
          <table:table-cell office:value-type="string" calcext:value-type="string">
            <text:p>code.espece</text:p>
          </table:table-cell>
          <table:table-cell office:value-type="string" calcext:value-type="string">
            <text:p>code_espec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ex</text:p>
          </table:table-cell>
          <table:table-cell table:number-columns-repeated="2" office:value-type="string" calcext:value-type="string">
            <text:p>sex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tail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ize.class</text:p>
          </table:table-cell>
          <table:table-cell office:value-type="string" calcext:value-type="string">
            <text:p>classe.taille</text:p>
          </table:table-cell>
          <table:table-cell office:value-type="string" calcext:value-type="string">
            <text:p>classe_tail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eight</text:p>
          </table:table-cell>
          <table:table-cell table:number-columns-repeated="2" office:value-type="string" calcext:value-type="string">
            <text:p>poid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umber</text:p>
          </table:table-cell>
          <table:table-cell table:number-columns-repeated="2"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in.distance</text:p>
          </table:table-cell>
          <table:table-cell office:value-type="string" calcext:value-type="string">
            <text:p>dist.min.</text:p>
          </table:table-cell>
          <table:table-cell office:value-type="string" calcext:value-type="string">
            <text:p>dmi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ax.distance</text:p>
          </table:table-cell>
          <table:table-cell office:value-type="string" calcext:value-type="string">
            <text:p>dist.max</text:p>
          </table:table-cell>
          <table:table-cell office:value-type="string" calcext:value-type="string">
            <text:p>dmax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rot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study.area</text:p>
          </table:table-cell>
          <table:table-cell table:number-columns-repeated="2" office:value-type="string" calcext:value-type="string">
            <text:p>cas.etud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bservation.unit</text:p>
          </table:table-cell>
          <table:table-cell office:value-type="string" calcext:value-type="string">
            <text:p>unite.observation</text:p>
          </table:table-cell>
          <table:table-cell office:value-type="string" calcext:value-type="string">
            <text:p>unite_observa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bservation.type</text:p>
          </table:table-cell>
          <table:table-cell office:value-type="string" calcext:value-type="string">
            <text:p>type.observation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it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ta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eogr.descriptor1</text:p>
          </table:table-cell>
          <table:table-cell office:value-type="string" calcext:value-type="string">
            <text:p>caracteristique.1</text:p>
          </table:table-cell>
          <table:table-cell office:value-type="string" calcext:value-type="string">
            <text:p>caracteristique_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eogr.descriptor2</text:p>
          </table:table-cell>
          <table:table-cell office:value-type="string" calcext:value-type="string">
            <text:p>caracteristique.2</text:p>
          </table:table-cell>
          <table:table-cell office:value-type="string" calcext:value-type="string">
            <text:p>caracteristique_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ampling.rate</text:p>
          </table:table-cell>
          <table:table-cell office:value-type="string" calcext:value-type="string">
            <text:p>fraction.echantillonnee</text:p>
          </table:table-cell>
          <table:table-cell office:value-type="string" calcext:value-type="string">
            <text:p>fraction_echantillonne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number-columns-repeated="2" office:value-type="string" calcext:value-type="string">
            <text:p>jour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onth</text:p>
          </table:table-cell>
          <table:table-cell table:number-columns-repeated="2" office:value-type="string" calcext:value-type="string">
            <text:p>moi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year</text:p>
          </table:table-cell>
          <table:table-cell table:number-columns-repeated="2" office:value-type="string" calcext:value-type="string">
            <text:p>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hour</text:p>
          </table:table-cell>
          <table:table-cell table:number-columns-repeated="2" office:value-type="string" calcext:value-type="string">
            <text:p>heu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cloud.cover</text:p>
          </table:table-cell>
          <table:table-cell table:number-columns-repeated="2" office:value-type="string" calcext:value-type="string">
            <text:p>nebulosit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ind.direction</text:p>
          </table:table-cell>
          <table:table-cell office:value-type="string" calcext:value-type="string">
            <text:p>direction.vent</text:p>
          </table:table-cell>
          <table:table-cell office:value-type="string" calcext:value-type="string">
            <text:p>direction_ven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ind.strength</text:p>
          </table:table-cell>
          <table:table-cell office:value-type="string" calcext:value-type="string">
            <text:p>force.vent</text:p>
          </table:table-cell>
          <table:table-cell office:value-type="string" calcext:value-type="string">
            <text:p>force_ven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ea.condition</text:p>
          </table:table-cell>
          <table:table-cell office:value-type="string" calcext:value-type="string">
            <text:p>etat.mer</text:p>
          </table:table-cell>
          <table:table-cell office:value-type="string" calcext:value-type="string">
            <text:p>etat_mer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current</text:p>
          </table:table-cell>
          <table:table-cell table:number-columns-repeated="2" office:value-type="string" calcext:value-type="string">
            <text:p>couran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ide</text:p>
          </table:table-cell>
          <table:table-cell table:number-columns-repeated="2" office:value-type="string" calcext:value-type="string">
            <text:p>mare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oon.phase</text:p>
          </table:table-cell>
          <table:table-cell office:value-type="string" calcext:value-type="string">
            <text:p>phase.lunaire</text:p>
          </table:table-cell>
          <table:table-cell office:value-type="string" calcext:value-type="string">
            <text:p>phase_lunair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latitud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longitud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rotection.status</text:p>
          </table:table-cell>
          <table:table-cell office:value-type="string" calcext:value-type="string">
            <text:p>statut.protection</text:p>
          </table:table-cell>
          <table:table-cell office:value-type="string" calcext:value-type="string">
            <text:p>statut_protec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efore.after</text:p>
          </table:table-cell>
          <table:table-cell office:value-type="string" calcext:value-type="string">
            <text:p>avant.apres</text:p>
          </table:table-cell>
          <table:table-cell office:value-type="string" calcext:value-type="string">
            <text:p>avant_apre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iotop</text:p>
          </table:table-cell>
          <table:table-cell table:number-columns-repeated="2" office:value-type="string" calcext:value-type="string">
            <text:p>biotop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iotop.2</text:p>
          </table:table-cell>
          <table:table-cell office:value-type="string" calcext:value-type="string">
            <text:p>biotope.2</text:p>
          </table:table-cell>
          <table:table-cell office:value-type="string" calcext:value-type="string">
            <text:p>biotope_2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habitat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habitat2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habitat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visibility</text:p>
          </table:table-cell>
          <table:table-cell table:number-columns-repeated="2" office:value-type="string" calcext:value-type="string">
            <text:p>visibilit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in.depth</text:p>
          </table:table-cell>
          <table:table-cell office:value-type="string" calcext:value-type="string">
            <text:p>prof.min</text:p>
          </table:table-cell>
          <table:table-cell office:value-type="string" calcext:value-type="string">
            <text:p>prof_mi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ax.depth</text:p>
          </table:table-cell>
          <table:table-cell office:value-type="string" calcext:value-type="string">
            <text:p>prof.max</text:p>
          </table:table-cell>
          <table:table-cell office:value-type="string" calcext:value-type="string">
            <text:p>prof_max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bs.dim1</text:p>
          </table:table-cell>
          <table:table-cell table:number-columns-repeated="2" office:value-type="string" calcext:value-type="string">
            <text:p>DimObs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bs.dim2</text:p>
          </table:table-cell>
          <table:table-cell table:number-columns-repeated="2" office:value-type="string" calcext:value-type="string">
            <text:p>DimObs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b.divers</text:p>
          </table:table-cell>
          <table:table-cell office:value-type="string" calcext:value-type="string">
            <text:p>nb.plong</text:p>
          </table:table-cell>
          <table:table-cell office:value-type="string" calcext:value-type="string">
            <text:p>nb_plong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iver</text:p>
          </table:table-cell>
          <table:table-cell table:number-columns-repeated="2" office:value-type="string" calcext:value-type="string">
            <text:p>plongeu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species.code</text:p>
          </table:table-cell>
          <table:table-cell office:value-type="string" calcext:value-type="string">
            <text:p>code.espece</text:p>
          </table:table-cell>
          <table:table-cell office:value-type="string" calcext:value-type="string">
            <text:p>code_espec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IH.group.code</text:p>
          </table:table-cell>
          <table:table-cell office:value-type="string" calcext:value-type="string">
            <text:p>groupe.espece.SIH</text:p>
          </table:table-cell>
          <table:table-cell office:value-type="string" calcext:value-type="string">
            <text:p>GrSIH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IH.species.code</text:p>
          </table:table-cell>
          <table:table-cell office:value-type="string" calcext:value-type="string">
            <text:p>code.espece.SIH</text:p>
          </table:table-cell>
          <table:table-cell office:value-type="string" calcext:value-type="string">
            <text:p>CodeSIH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ISSCAAP.group</text:p>
          </table:table-cell>
          <table:table-cell office:value-type="string" calcext:value-type="string">
            <text:p>groupe.ISSCAAP</text:p>
          </table:table-cell>
          <table:table-cell office:value-type="string" calcext:value-type="string">
            <text:p>IssCaap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axo.code</text:p>
          </table:table-cell>
          <table:table-cell office:value-type="string" calcext:value-type="string">
            <text:p>code.taxo</text:p>
          </table:table-cell>
          <table:table-cell office:value-type="string" calcext:value-type="string">
            <text:p>TaxoCod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AO.code</text:p>
          </table:table-cell>
          <table:table-cell office:value-type="string" calcext:value-type="string">
            <text:p>code.FAO</text:p>
          </table:table-cell>
          <table:table-cell office:value-type="string" calcext:value-type="string">
            <text:p>CodeFAO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ishBase.code</text:p>
          </table:table-cell>
          <table:table-cell office:value-type="string" calcext:value-type="string">
            <text:p>code.FishBase</text:p>
          </table:table-cell>
          <table:table-cell office:value-type="string" calcext:value-type="string">
            <text:p>CodeFB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hylum</text:p>
          </table:table-cell>
          <table:table-cell table:number-columns-repeated="2" office:value-type="string" calcext:value-type="string">
            <text:p>Phylum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enthic.categ</text:p>
          </table:table-cell>
          <table:table-cell office:value-type="string" calcext:value-type="string">
            <text:p>categ.benth</text:p>
          </table:table-cell>
          <table:table-cell office:value-type="string" calcext:value-type="string">
            <text:p>Cat_benthiqu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class</text:p>
          </table:table-cell>
          <table:table-cell table:number-columns-repeated="2" office:value-type="string" calcext:value-type="string">
            <text:p>Class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rder</text:p>
          </table:table-cell>
          <table:table-cell table:number-columns-repeated="2" office:value-type="string" calcext:value-type="string">
            <text:p>Ord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amily</text:p>
          </table:table-cell>
          <table:table-cell table:number-columns-repeated="2" office:value-type="string" calcext:value-type="string">
            <text:p>Famil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enus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pecies</text:p>
          </table:table-cell>
          <table:table-cell table:number-columns-repeated="2" office:value-type="string" calcext:value-type="string">
            <text:p>espec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cient.name</text:p>
          </table:table-cell>
          <table:table-cell office:value-type="string" calcext:value-type="string">
            <text:p>nom.scientifique</text:p>
          </table:table-cell>
          <table:table-cell office:value-type="string" calcext:value-type="string">
            <text:p>Identifiant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Lmax</text:p>
          </table:table-cell>
          <table:table-cell office:value-type="string" calcext:value-type="string">
            <text:p>taillemax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L5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cryptic</text:p>
          </table:table-cell>
          <table:table-cell table:number-columns-repeated="2" office:value-type="string" calcext:value-type="string">
            <text:p>cryptiqu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obility</text:p>
          </table:table-cell>
          <table:table-cell table:number-columns-repeated="2" office:value-type="string" calcext:value-type="string">
            <text:p>mobilit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territorial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ay-night.act.</text:p>
          </table:table-cell>
          <table:table-cell office:value-type="string" calcext:value-type="string">
            <text:p>act.jour-nuit</text:p>
          </table:table-cell>
          <table:table-cell office:value-type="string" calcext:value-type="string">
            <text:p>nocturn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ggreg.behaviour</text:p>
          </table:table-cell>
          <table:table-cell office:value-type="string" calcext:value-type="string">
            <text:p>gregarite</text:p>
          </table:table-cell>
          <table:table-cell office:value-type="string" calcext:value-type="string">
            <text:p>comportement.grp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easonal.aggreg</text:p>
          </table:table-cell>
          <table:table-cell table:number-columns-repeated="2" office:value-type="string" calcext:value-type="string">
            <text:p>agreg.sais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ater.column.position</text:p>
          </table:table-cell>
          <table:table-cell table:number-columns-repeated="2" office:value-type="string" calcext:value-type="string">
            <text:p>position.col.eau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emogr.strategy</text:p>
          </table:table-cell>
          <table:table-cell office:value-type="string" calcext:value-type="string">
            <text:p>strategie.demogr</text:p>
          </table:table-cell>
          <table:table-cell office:value-type="string" calcext:value-type="string">
            <text:p>strategie.demo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pawning</text:p>
          </table:table-cell>
          <table:table-cell office:value-type="string" calcext:value-type="string">
            <text:p>ponte</text:p>
          </table:table-cell>
          <table:table-cell office:value-type="string" calcext:value-type="string">
            <text:p>Type.pont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referred.habitat</text:p>
          </table:table-cell>
          <table:table-cell office:value-type="string" calcext:value-type="string">
            <text:p>habitat.prefere</text:p>
          </table:table-cell>
          <table:table-cell office:value-type="string" calcext:value-type="string">
            <text:p>Habitat.Prefe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ex.change</text:p>
          </table:table-cell>
          <table:table-cell office:value-type="string" calcext:value-type="string">
            <text:p>changement.sexe</text:p>
          </table:table-cell>
          <table:table-cell office:value-type="string" calcext:value-type="string">
            <text:p>Changement.sex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dult.diet</text:p>
          </table:table-cell>
          <table:table-cell office:value-type="string" calcext:value-type="string">
            <text:p>regime.alim.adulte</text:p>
          </table:table-cell>
          <table:table-cell office:value-type="string" calcext:value-type="string">
            <text:p>regim.alim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UICN.status</text:p>
          </table:table-cell>
          <table:table-cell office:value-type="string" calcext:value-type="string">
            <text:p>statut.IUCN</text:p>
          </table:table-cell>
          <table:table-cell office:value-type="string" calcext:value-type="string">
            <text:p>stat.IUC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.coeff</text:p>
          </table:table-cell>
          <table:table-cell table:number-columns-repeated="2" office:value-type="string" calcext:value-type="string">
            <text:p>Coeff.a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.coeff</text:p>
          </table:table-cell>
          <table:table-cell table:number-columns-repeated="2" office:value-type="string" calcext:value-type="string">
            <text:p>Coeff.b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axo.level.a.and.b</text:p>
          </table:table-cell>
          <table:table-cell office:value-type="string" calcext:value-type="string">
            <text:p>niveau.taxo.a.et.b</text:p>
          </table:table-cell>
          <table:table-cell office:value-type="string" calcext:value-type="string">
            <text:p>niveau.a.et.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species.code</text:p>
          </table:table-cell>
          <table:table-cell office:value-type="string" calcext:value-type="string">
            <text:p>code.espece</text:p>
          </table:table-cell>
          <table:table-cell office:value-type="string" calcext:value-type="string">
            <text:p>code_espec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cient.name</text:p>
          </table:table-cell>
          <table:table-cell office:value-type="string" calcext:value-type="string">
            <text:p>nom.scientifique</text:p>
          </table:table-cell>
          <table:table-cell office:value-type="string" calcext:value-type="string">
            <text:p>Identifian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.coeff</text:p>
          </table:table-cell>
          <table:table-cell office:value-type="string" calcext:value-type="string">
            <text:p>coeff.a</text:p>
          </table:table-cell>
          <table:table-cell office:value-type="string" calcext:value-type="string">
            <text:p>Coeff.a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.coeff</text:p>
          </table:table-cell>
          <table:table-cell office:value-type="string" calcext:value-type="string">
            <text:p>coeff.b</text:p>
          </table:table-cell>
          <table:table-cell office:value-type="string" calcext:value-type="string">
            <text:p>Coeff.b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axo.level.a.and.b</text:p>
          </table:table-cell>
          <table:table-cell office:value-type="string" calcext:value-type="string">
            <text:p>niveau.taxo.a.et.b</text:p>
          </table:table-cell>
          <table:table-cell office:value-type="string" calcext:value-type="string">
            <text:p>niveau.a.et.b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max</text:p>
          </table:table-cell>
          <table:table-cell office:value-type="string" calcext:value-type="string">
            <text:p>taille.max</text:p>
          </table:table-cell>
          <table:table-cell office:value-type="string" calcext:value-type="string">
            <text:p>taillemax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L5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ean.weight.small</text:p>
          </table:table-cell>
          <table:table-cell table:number-columns-repeated="2" office:value-type="string" calcext:value-type="string">
            <text:p>poids.moyen.petit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ean.weight.medium</text:p>
          </table:table-cell>
          <table:table-cell table:number-columns-repeated="2" office:value-type="string" calcext:value-type="string">
            <text:p>poids.moyen.moyen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ean.weight.large</text:p>
          </table:table-cell>
          <table:table-cell table:number-columns-repeated="2" office:value-type="string" calcext:value-type="string">
            <text:p>poids.moyen.gro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ax.length.small</text:p>
          </table:table-cell>
          <table:table-cell office:value-type="string" calcext:value-type="string">
            <text:p>taille.max.petits</text:p>
          </table:table-cell>
          <table:table-cell office:value-type="string" calcext:value-type="string">
            <text:p>tailleMax.peti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ax.length.medium</text:p>
          </table:table-cell>
          <table:table-cell office:value-type="string" calcext:value-type="string">
            <text:p>taille.max.moyens</text:p>
          </table:table-cell>
          <table:table-cell office:value-type="string" calcext:value-type="string">
            <text:p>tailleMax.moye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observed</text:p>
          </table:table-cell>
          <table:table-cell office:value-type="string" calcext:value-type="string">
            <text:p>observee</text:p>
          </table:table-cell>
          <table:table-cell office:value-type="string" calcext:value-type="string">
            <text:p>Observe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IUCN.status</text:p>
          </table:table-cell>
          <table:table-cell office:value-type="string" calcext:value-type="string">
            <text:p>statut.IUCN</text:p>
          </table:table-cell>
          <table:table-cell office:value-type="string" calcext:value-type="string">
            <text:p>statutIUC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ZONE.CODE</text:p>
          </table:table-cell>
          <table:table-cell table:number-columns-repeated="2" office:value-type="string" calcext:value-type="string">
            <text:p>CODE.ZON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ZON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TUDY.AREA</text:p>
          </table:table-cell>
          <table:table-cell office:value-type="string" calcext:value-type="string">
            <text:p>CAS.ETUDE</text:p>
          </table:table-cell>
          <table:table-cell office:value-type="string" calcext:value-type="string">
            <text:p>AMP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IT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TA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ROUP.OF.SITES</text:p>
          </table:table-cell>
          <table:table-cell office:value-type="string" calcext:value-type="string">
            <text:p>GROUPE.DE.SITES</text:p>
          </table:table-cell>
          <table:table-cell office:value-type="string" calcext:value-type="string">
            <text:p>GROUP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ZONE.LONGITUDE</text:p>
          </table:table-cell>
          <table:table-cell table:number-columns-repeated="2" office:value-type="string" calcext:value-type="string">
            <text:p>LONGITUDE.ZON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ZONE.LATITUDE</text:p>
          </table:table-cell>
          <table:table-cell table:number-columns-repeated="2" office:value-type="string" calcext:value-type="string">
            <text:p>LATITUDE.ZON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URFAC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HORELINE</text:p>
          </table:table-cell>
          <table:table-cell table:number-columns-repeated="2" office:value-type="string" calcext:value-type="string">
            <text:p>LINEAIRE.COTIER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ROTECTION.STATUS</text:p>
          </table:table-cell>
          <table:table-cell table:number-columns-repeated="2" office:value-type="string" calcext:value-type="string">
            <text:p>STATUT.PROTEC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ISHING.ZONATION</text:p>
          </table:table-cell>
          <table:table-cell table:number-columns-repeated="2" office:value-type="string" calcext:value-type="string">
            <text:p>ZONAGE.PECH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IH.CODE</text:p>
          </table:table-cell>
          <table:table-cell table:number-columns-repeated="2" office:value-type="string" calcext:value-type="string">
            <text:p>CODE.SIH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AMPA.STATUS</text:p>
          </table:table-cell>
          <table:table-cell table:number-columns-repeated="2" office:value-type="string" calcext:value-type="string">
            <text:p>STATUT.PAMPA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B.PERMANENT.MOORINGS</text:p>
          </table:table-cell>
          <table:table-cell office:value-type="string" calcext:value-type="string">
            <text:p>NB.CORPS.MORTS</text:p>
          </table:table-cell>
          <table:table-cell office:value-type="string" calcext:value-type="string">
            <text:p>NBCM</text:p>
          </table:table-cell>
          <table:table-cell table:number-columns-repeated="1020"/>
        </table:table-row>
      </table:table>
      <table:table table:name="Pivot Table_Sheet1_1" table:style-name="ta1">
        <table:table-column table:style-name="co4" table:default-cell-style-name="Default"/>
        <table:table-column table:style-name="co4" table:default-cell-style-name="ce56"/>
        <table:table-column table:style-name="co4" table:default-cell-style-name="ce57"/>
        <table:table-row table:style-name="ro1">
          <table:table-cell table:style-name="ce47" office:value-type="string" calcext:value-type="string">
            <text:p>current</text:p>
          </table:table-cell>
          <table:table-cell table:style-name="ce51" office:value-type="string" calcext:value-type="string">
            <text:p>Count - current</text:p>
          </table:table-cell>
          <table:table-cell/>
        </table:table-row>
        <table:table-row table:style-name="ro1">
          <table:table-cell table:style-name="ce48" office:value-type="string" calcext:value-type="string">
            <text:p>agreg.saison</text:p>
          </table:table-cell>
          <table:table-cell table:style-name="ce5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AMP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an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avant_apres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biotop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biotope_2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aracteristique_1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aracteristique_2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as.etud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at_benthiqu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hangement.sex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lass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lasse_taill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ode_espece</text:p>
          </table:table-cell>
          <table:table-cell table:style-name="ce53" office:value-type="float" office:value="3" calcext:value-type="float">
            <text:p>3</text:p>
          </table:table-cell>
          <table:table-cell table:style-name="ce58" office:value-type="string" calcext:value-type="string">
            <text:p>V</text:p>
          </table:table-cell>
        </table:table-row>
        <table:table-row table:style-name="ro1">
          <table:table-cell table:style-name="ce49" office:value-type="string" calcext:value-type="string">
            <text:p>CODE.SIH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ODE.ZON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odeFAO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odeFB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odeSIH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oeff.a</text:p>
          </table:table-cell>
          <table:table-cell table:style-name="ce53" office:value-type="float" office:value="2" calcext:value-type="float">
            <text:p>2</text:p>
          </table:table-cell>
          <table:table-cell table:style-name="ce58" office:value-type="string" calcext:value-type="string">
            <text:p>V</text:p>
          </table:table-cell>
        </table:table-row>
        <table:table-row table:style-name="ro1">
          <table:table-cell table:style-name="ce49" office:value-type="string" calcext:value-type="string">
            <text:p>Coeff.b</text:p>
          </table:table-cell>
          <table:table-cell table:style-name="ce53" office:value-type="float" office:value="2" calcext:value-type="float">
            <text:p>2</text:p>
          </table:table-cell>
          <table:table-cell table:style-name="ce58" office:value-type="string" calcext:value-type="string">
            <text:p>V</text:p>
          </table:table-cell>
        </table:table-row>
        <table:table-row table:style-name="ro1">
          <table:table-cell table:style-name="ce49" office:value-type="string" calcext:value-type="string">
            <text:p>comportement.grp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ourant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cryptiqu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DimObs1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DimObs2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direction_vent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dmax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dmin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espec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etat_mer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Famill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force_vent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fraction_echantillonne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Genr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GROUP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GrSIH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Habitat.Prefer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habitat1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habitat2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habitat3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heur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Identifiant</text:p>
          </table:table-cell>
          <table:table-cell table:style-name="ce53" office:value-type="float" office:value="2" calcext:value-type="float">
            <text:p>2</text:p>
          </table:table-cell>
          <table:table-cell table:style-name="ce58" office:value-type="string" calcext:value-type="string">
            <text:p>V</text:p>
          </table:table-cell>
        </table:table-row>
        <table:table-row table:style-name="ro1">
          <table:table-cell table:style-name="ce49" office:value-type="string" calcext:value-type="string">
            <text:p>IssCaap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jour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L50</text:p>
          </table:table-cell>
          <table:table-cell table:style-name="ce53" office:value-type="float" office:value="2" calcext:value-type="float">
            <text:p>2</text:p>
          </table:table-cell>
          <table:table-cell table:style-name="ce58" office:value-type="string" calcext:value-type="string">
            <text:p>V</text:p>
          </table:table-cell>
        </table:table-row>
        <table:table-row table:style-name="ro1">
          <table:table-cell table:style-name="ce49" office:value-type="string" calcext:value-type="string">
            <text:p>latitud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LATITUDE.ZON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LINEAIRE.COTIER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longitud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LONGITUDE.ZON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mare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mobilit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mois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nb_plong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NBCM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nebulosit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niveau.a.et.b</text:p>
          </table:table-cell>
          <table:table-cell table:style-name="ce53" office:value-type="float" office:value="2" calcext:value-type="float">
            <text:p>2</text:p>
          </table:table-cell>
          <table:table-cell table:style-name="ce58" office:value-type="string" calcext:value-type="string">
            <text:p>V</text:p>
          </table:table-cell>
        </table:table-row>
        <table:table-row table:style-name="ro1">
          <table:table-cell table:style-name="ce49" office:value-type="string" calcext:value-type="string">
            <text:p>nocturn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nombr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Observe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Ordr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phase_lunair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Phylum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plongeur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poids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poids.moyen.gros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poids.moyen.moyens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poids.moyen.petits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position.col.eau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prof_max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prof_min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regim.alim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rotation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secteur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sex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SITE</text:p>
          </table:table-cell>
          <table:table-cell table:style-name="ce53" office:value-type="float" office:value="2" calcext:value-type="float">
            <text:p>2</text:p>
          </table:table-cell>
          <table:table-cell table:style-name="ce58" office:value-type="string" calcext:value-type="string">
            <text:p>V</text:p>
          </table:table-cell>
        </table:table-row>
        <table:table-row table:style-name="ro1">
          <table:table-cell table:style-name="ce49" office:value-type="string" calcext:value-type="string">
            <text:p>stat.IUCN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STATION</text:p>
          </table:table-cell>
          <table:table-cell table:style-name="ce53" office:value-type="float" office:value="2" calcext:value-type="float">
            <text:p>2</text:p>
          </table:table-cell>
          <table:table-cell table:style-name="ce58" office:value-type="string" calcext:value-type="string">
            <text:p>V</text:p>
          </table:table-cell>
        </table:table-row>
        <table:table-row table:style-name="ro1">
          <table:table-cell table:style-name="ce49" office:value-type="string" calcext:value-type="string">
            <text:p>statut_protection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STATUT.PAMPA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STATUT.PROTECTION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statutIUCN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strategie.demo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SURFAC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taill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taillemax</text:p>
          </table:table-cell>
          <table:table-cell table:style-name="ce53" office:value-type="float" office:value="2" calcext:value-type="float">
            <text:p>2</text:p>
          </table:table-cell>
          <table:table-cell table:style-name="ce58" office:value-type="string" calcext:value-type="string">
            <text:p>V</text:p>
          </table:table-cell>
        </table:table-row>
        <table:table-row table:style-name="ro1">
          <table:table-cell table:style-name="ce49" office:value-type="string" calcext:value-type="string">
            <text:p>tailleMax.moyen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tailleMax.petit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TaxoCod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territorial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typ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Type.pont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unite_observation</text:p>
          </table:table-cell>
          <table:table-cell table:style-name="ce53" office:value-type="float" office:value="2" calcext:value-type="float">
            <text:p>2</text:p>
          </table:table-cell>
          <table:table-cell table:style-name="ce58" office:value-type="string" calcext:value-type="string">
            <text:p>V</text:p>
          </table:table-cell>
        </table:table-row>
        <table:table-row table:style-name="ro1">
          <table:table-cell table:style-name="ce49" office:value-type="string" calcext:value-type="string">
            <text:p>visibilit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ZONAGE.PECH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ZONE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9" office:value-type="string" calcext:value-type="string">
            <text:p>(empty)</text:p>
          </table:table-cell>
          <table:table-cell table:style-name="ce54"/>
          <table:table-cell/>
        </table:table-row>
        <table:table-row table:style-name="ro1">
          <table:table-cell table:style-name="ce50" office:value-type="string" calcext:value-type="string">
            <text:p>Total Result</text:p>
          </table:table-cell>
          <table:table-cell table:style-name="ce55" office:value-type="float" office:value="108" calcext:value-type="float">
            <text:p>108</text:p>
          </table:table-cell>
          <table:table-cell/>
        </table:table-row>
        <table:table-row table:style-name="ro1" table:number-rows-repeated="1048475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Pivot Table_Sheet1_1'.B1:'Pivot Table_Sheet1_1'.B1048576">
            <calcext:condition calcext:apply-style-name="Good" calcext:value="=1" calcext:base-cell-address="'Pivot Table_Sheet1_1'.B1"/>
            <calcext:condition calcext:apply-style-name="Bad" calcext:value="&gt;1" calcext:base-cell-address="'Pivot Table_Sheet1_1'.B1"/>
          </calcext:conditional-format>
        </calcext:conditional-formats>
      </table:table>
      <table:table table:name="Observations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5"/>
          <table:table-cell table:style-name="ce45" office:value-type="string" calcext:value-type="string">
            <text:p>en</text:p>
          </table:table-cell>
          <table:table-cell table:style-name="ce45" office:value-type="string" calcext:value-type="string">
            <text:p>fr</text:p>
          </table:table-cell>
          <table:table-cell table:style-name="ce45"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string" calcext:value-type="string">
            <text:p>observation.unit</text:p>
          </table:table-cell>
          <table:table-cell office:value-type="string" calcext:value-type="string">
            <text:p>unite.observation</text:p>
          </table:table-cell>
          <table:table-cell office:value-type="string" calcext:value-type="string">
            <text:p>unite_observation</text:p>
          </table:table-cell>
        </table:table-row>
        <table:table-row table:style-name="ro2">
          <table:table-cell table:number-columns-repeated="2" office:value-type="string" calcext:value-type="string">
            <text:p>sector</text:p>
          </table:table-cell>
          <table:table-cell table:number-columns-repeated="2" table:style-name="ce46" office:value-type="string" calcext:value-type="string">
            <text:p>secteur</text:p>
          </table:table-cell>
        </table:table-row>
        <table:table-row table:style-name="ro1">
          <table:table-cell table:number-columns-repeated="2" office:value-type="string" calcext:value-type="string">
            <text:p>species.code</text:p>
          </table:table-cell>
          <table:table-cell office:value-type="string" calcext:value-type="string">
            <text:p>code.espece</text:p>
          </table:table-cell>
          <table:table-cell office:value-type="string" calcext:value-type="string">
            <text:p>code_espece</text:p>
          </table:table-cell>
        </table:table-row>
        <table:table-row table:style-name="ro1">
          <table:table-cell table:number-columns-repeated="2" office:value-type="string" calcext:value-type="string">
            <text:p>sex</text:p>
          </table:table-cell>
          <table:table-cell table:number-columns-repeated="2" office:value-type="string" calcext:value-type="string">
            <text:p>sexe</text:p>
          </table:table-cell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taille</text:p>
          </table:table-cell>
        </table:table-row>
        <table:table-row table:style-name="ro1">
          <table:table-cell table:number-columns-repeated="2" office:value-type="string" calcext:value-type="string">
            <text:p>size.class</text:p>
          </table:table-cell>
          <table:table-cell office:value-type="string" calcext:value-type="string">
            <text:p>classe.taille</text:p>
          </table:table-cell>
          <table:table-cell office:value-type="string" calcext:value-type="string">
            <text:p>classe_taille</text:p>
          </table:table-cell>
        </table:table-row>
        <table:table-row table:style-name="ro1">
          <table:table-cell table:number-columns-repeated="2" office:value-type="string" calcext:value-type="string">
            <text:p>weight</text:p>
          </table:table-cell>
          <table:table-cell table:number-columns-repeated="2" office:value-type="string" calcext:value-type="string">
            <text:p>poids</text:p>
          </table:table-cell>
        </table:table-row>
        <table:table-row table:style-name="ro1">
          <table:table-cell table:number-columns-repeated="2" office:value-type="string" calcext:value-type="string">
            <text:p>number</text:p>
          </table:table-cell>
          <table:table-cell table:number-columns-repeated="2" office:value-type="string" calcext:value-type="string">
            <text:p>nombre</text:p>
          </table:table-cell>
        </table:table-row>
        <table:table-row table:style-name="ro1">
          <table:table-cell table:number-columns-repeated="2" office:value-type="string" calcext:value-type="string">
            <text:p>min.distance</text:p>
          </table:table-cell>
          <table:table-cell office:value-type="string" calcext:value-type="string">
            <text:p>dist.min.</text:p>
          </table:table-cell>
          <table:table-cell office:value-type="string" calcext:value-type="string">
            <text:p>dmin</text:p>
          </table:table-cell>
        </table:table-row>
        <table:table-row table:style-name="ro1">
          <table:table-cell table:number-columns-repeated="2" office:value-type="string" calcext:value-type="string">
            <text:p>max.distance</text:p>
          </table:table-cell>
          <table:table-cell office:value-type="string" calcext:value-type="string">
            <text:p>dist.max</text:p>
          </table:table-cell>
          <table:table-cell office:value-type="string" calcext:value-type="string">
            <text:p>dmax</text:p>
          </table:table-cell>
        </table:table-row>
        <table:table-row table:style-name="ro1">
          <table:table-cell table:number-columns-repeated="4" office:value-type="string" calcext:value-type="string">
            <text:p>rotation</text:p>
          </table:table-cell>
        </table:table-row>
        <table:table-row table:style-name="ro1">
          <table:table-cell table:number-columns-repeated="2" office:value-type="string" calcext:value-type="string">
            <text:p>spawnings</text:p>
          </table:table-cell>
          <table:table-cell table:number-columns-repeated="2" office:value-type="string" calcext:value-type="string">
            <text:p>pontes</text:p>
          </table:table-cell>
        </table:table-row>
        <table:table-row table:style-name="ro1">
          <table:table-cell table:number-columns-repeated="2" office:value-type="string" calcext:value-type="string">
            <text:p>tracks.number</text:p>
          </table:table-cell>
          <table:table-cell table:number-columns-repeated="2" office:value-type="string" calcext:value-type="string">
            <text:p>nombre.traces</text:p>
          </table:table-cell>
        </table:table-row>
      </table:table>
      <table:table table:name="Observation.units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45"/>
          <table:table-cell table:style-name="ce45" office:value-type="string" calcext:value-type="string">
            <text:p>en</text:p>
          </table:table-cell>
          <table:table-cell table:style-name="ce45" office:value-type="string" calcext:value-type="string">
            <text:p>fr</text:p>
          </table:table-cell>
          <table:table-cell table:style-name="ce45"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string" calcext:value-type="string">
            <text:p>study.area</text:p>
          </table:table-cell>
          <table:table-cell table:number-columns-repeated="2" office:value-type="string" calcext:value-type="string">
            <text:p>cas.etude</text:p>
          </table:table-cell>
        </table:table-row>
        <table:table-row table:style-name="ro1">
          <table:table-cell office:value-type="string" calcext:value-type="string">
            <text:p>observation.unit</text:p>
          </table:table-cell>
          <table:table-cell table:style-name="ce59" table:formula="of:=[$Observations.B2]" office:value-type="string" office:string-value="observation.unit" calcext:value-type="string">
            <text:p>observation.unit</text:p>
          </table:table-cell>
          <table:table-cell table:style-name="ce59" table:formula="of:=[$Observations.C2]" office:value-type="string" office:string-value="unite.observation" calcext:value-type="string">
            <text:p>unite.observation</text:p>
          </table:table-cell>
          <table:table-cell table:style-name="ce59" table:formula="of:=[$Observations.D2]" office:value-type="string" office:string-value="unite_observation" calcext:value-type="string">
            <text:p>unite_observation</text:p>
          </table:table-cell>
        </table:table-row>
        <table:table-row table:style-name="ro1">
          <table:table-cell table:number-columns-repeated="2" office:value-type="string" calcext:value-type="string">
            <text:p>observation.type</text:p>
          </table:table-cell>
          <table:table-cell office:value-type="string" calcext:value-type="string">
            <text:p>type.observa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number-columns-repeated="4" office:value-type="string" calcext:value-type="string">
            <text:p>site</text:p>
          </table:table-cell>
        </table:table-row>
        <table:table-row table:style-name="ro1">
          <table:table-cell table:number-columns-repeated="4" office:value-type="string" calcext:value-type="string">
            <text:p>station</text:p>
          </table:table-cell>
        </table:table-row>
        <table:table-row table:style-name="ro1">
          <table:table-cell table:number-columns-repeated="2" office:value-type="string" calcext:value-type="string">
            <text:p>geogr.descriptor1</text:p>
          </table:table-cell>
          <table:table-cell office:value-type="string" calcext:value-type="string">
            <text:p>caracteristique.1</text:p>
          </table:table-cell>
          <table:table-cell office:value-type="string" calcext:value-type="string">
            <text:p>caracteristique_1</text:p>
          </table:table-cell>
        </table:table-row>
        <table:table-row table:style-name="ro1">
          <table:table-cell table:number-columns-repeated="2" office:value-type="string" calcext:value-type="string">
            <text:p>geogr.descriptor2</text:p>
          </table:table-cell>
          <table:table-cell office:value-type="string" calcext:value-type="string">
            <text:p>caracteristique.2</text:p>
          </table:table-cell>
          <table:table-cell office:value-type="string" calcext:value-type="string">
            <text:p>caracteristique_2</text:p>
          </table:table-cell>
        </table:table-row>
        <table:table-row table:style-name="ro1">
          <table:table-cell table:number-columns-repeated="2" office:value-type="string" calcext:value-type="string">
            <text:p>sampling.rate</text:p>
          </table:table-cell>
          <table:table-cell office:value-type="string" calcext:value-type="string">
            <text:p>fraction.echantillonnee</text:p>
          </table:table-cell>
          <table:table-cell office:value-type="string" calcext:value-type="string">
            <text:p>fraction_echantillonnee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number-columns-repeated="2" office:value-type="string" calcext:value-type="string">
            <text:p>jour</text:p>
          </table:table-cell>
        </table:table-row>
        <table:table-row table:style-name="ro1">
          <table:table-cell table:number-columns-repeated="2" office:value-type="string" calcext:value-type="string">
            <text:p>month</text:p>
          </table:table-cell>
          <table:table-cell table:number-columns-repeated="2" office:value-type="string" calcext:value-type="string">
            <text:p>mois</text:p>
          </table:table-cell>
        </table:table-row>
        <table:table-row table:style-name="ro1">
          <table:table-cell table:number-columns-repeated="2" office:value-type="string" calcext:value-type="string">
            <text:p>year</text:p>
          </table:table-cell>
          <table:table-cell table:number-columns-repeated="2" office:value-type="string" calcext:value-type="string">
            <text:p>an</text:p>
          </table:table-cell>
        </table:table-row>
        <table:table-row table:style-name="ro1">
          <table:table-cell table:number-columns-repeated="2" office:value-type="string" calcext:value-type="string">
            <text:p>hour</text:p>
          </table:table-cell>
          <table:table-cell table:number-columns-repeated="2" office:value-type="string" calcext:value-type="string">
            <text:p>heure</text:p>
          </table:table-cell>
        </table:table-row>
        <table:table-row table:style-name="ro1">
          <table:table-cell table:number-columns-repeated="2" office:value-type="string" calcext:value-type="string">
            <text:p>cloud.cover</text:p>
          </table:table-cell>
          <table:table-cell table:number-columns-repeated="2" office:value-type="string" calcext:value-type="string">
            <text:p>nebulosite</text:p>
          </table:table-cell>
        </table:table-row>
        <table:table-row table:style-name="ro1">
          <table:table-cell table:number-columns-repeated="2" office:value-type="string" calcext:value-type="string">
            <text:p>wind.direction</text:p>
          </table:table-cell>
          <table:table-cell office:value-type="string" calcext:value-type="string">
            <text:p>direction.vent</text:p>
          </table:table-cell>
          <table:table-cell office:value-type="string" calcext:value-type="string">
            <text:p>direction_vent</text:p>
          </table:table-cell>
        </table:table-row>
        <table:table-row table:style-name="ro1">
          <table:table-cell table:number-columns-repeated="2" office:value-type="string" calcext:value-type="string">
            <text:p>wind.strength</text:p>
          </table:table-cell>
          <table:table-cell office:value-type="string" calcext:value-type="string">
            <text:p>force.vent</text:p>
          </table:table-cell>
          <table:table-cell office:value-type="string" calcext:value-type="string">
            <text:p>force_vent</text:p>
          </table:table-cell>
        </table:table-row>
        <table:table-row table:style-name="ro1">
          <table:table-cell table:number-columns-repeated="2" office:value-type="string" calcext:value-type="string">
            <text:p>sea.condition</text:p>
          </table:table-cell>
          <table:table-cell office:value-type="string" calcext:value-type="string">
            <text:p>etat.mer</text:p>
          </table:table-cell>
          <table:table-cell office:value-type="string" calcext:value-type="string">
            <text:p>etat_mer</text:p>
          </table:table-cell>
        </table:table-row>
        <table:table-row table:style-name="ro1">
          <table:table-cell table:number-columns-repeated="2" office:value-type="string" calcext:value-type="string">
            <text:p>current</text:p>
          </table:table-cell>
          <table:table-cell table:number-columns-repeated="2" office:value-type="string" calcext:value-type="string">
            <text:p>courant</text:p>
          </table:table-cell>
        </table:table-row>
        <table:table-row table:style-name="ro1">
          <table:table-cell table:number-columns-repeated="2" office:value-type="string" calcext:value-type="string">
            <text:p>tide</text:p>
          </table:table-cell>
          <table:table-cell table:number-columns-repeated="2" office:value-type="string" calcext:value-type="string">
            <text:p>maree</text:p>
          </table:table-cell>
        </table:table-row>
        <table:table-row table:style-name="ro1">
          <table:table-cell table:number-columns-repeated="2" office:value-type="string" calcext:value-type="string">
            <text:p>moon.phase</text:p>
          </table:table-cell>
          <table:table-cell office:value-type="string" calcext:value-type="string">
            <text:p>phase.lunaire</text:p>
          </table:table-cell>
          <table:table-cell office:value-type="string" calcext:value-type="string">
            <text:p>phase_lunaire</text:p>
          </table:table-cell>
        </table:table-row>
        <table:table-row table:style-name="ro1">
          <table:table-cell table:number-columns-repeated="4" office:value-type="string" calcext:value-type="string">
            <text:p>latitude</text:p>
          </table:table-cell>
        </table:table-row>
        <table:table-row table:style-name="ro1">
          <table:table-cell table:number-columns-repeated="4" office:value-type="string" calcext:value-type="string">
            <text:p>longitude</text:p>
          </table:table-cell>
        </table:table-row>
        <table:table-row table:style-name="ro1">
          <table:table-cell table:number-columns-repeated="2" office:value-type="string" calcext:value-type="string">
            <text:p>protection.status</text:p>
          </table:table-cell>
          <table:table-cell office:value-type="string" calcext:value-type="string">
            <text:p>statut.protection</text:p>
          </table:table-cell>
          <table:table-cell office:value-type="string" calcext:value-type="string">
            <text:p>statut_protection</text:p>
          </table:table-cell>
        </table:table-row>
        <table:table-row table:style-name="ro1">
          <table:table-cell table:number-columns-repeated="2" office:value-type="string" calcext:value-type="string">
            <text:p>before.after</text:p>
          </table:table-cell>
          <table:table-cell office:value-type="string" calcext:value-type="string">
            <text:p>avant.apres</text:p>
          </table:table-cell>
          <table:table-cell office:value-type="string" calcext:value-type="string">
            <text:p>avant_apres</text:p>
          </table:table-cell>
        </table:table-row>
        <table:table-row table:style-name="ro1">
          <table:table-cell table:number-columns-repeated="2" office:value-type="string" calcext:value-type="string">
            <text:p>biotop</text:p>
          </table:table-cell>
          <table:table-cell table:number-columns-repeated="2" office:value-type="string" calcext:value-type="string">
            <text:p>biotope</text:p>
          </table:table-cell>
        </table:table-row>
        <table:table-row table:style-name="ro1">
          <table:table-cell table:number-columns-repeated="2" office:value-type="string" calcext:value-type="string">
            <text:p>biotop.2</text:p>
          </table:table-cell>
          <table:table-cell office:value-type="string" calcext:value-type="string">
            <text:p>biotope.2</text:p>
          </table:table-cell>
          <table:table-cell office:value-type="string" calcext:value-type="string">
            <text:p>biotope_2</text:p>
          </table:table-cell>
        </table:table-row>
        <table:table-row table:style-name="ro1">
          <table:table-cell table:number-columns-repeated="4" office:value-type="string" calcext:value-type="string">
            <text:p>habitat1</text:p>
          </table:table-cell>
        </table:table-row>
        <table:table-row table:style-name="ro1">
          <table:table-cell table:number-columns-repeated="4" office:value-type="string" calcext:value-type="string">
            <text:p>habitat2</text:p>
          </table:table-cell>
        </table:table-row>
        <table:table-row table:style-name="ro1">
          <table:table-cell table:number-columns-repeated="4" office:value-type="string" calcext:value-type="string">
            <text:p>habitat3</text:p>
          </table:table-cell>
        </table:table-row>
        <table:table-row table:style-name="ro1">
          <table:table-cell table:number-columns-repeated="2" office:value-type="string" calcext:value-type="string">
            <text:p>visibility</text:p>
          </table:table-cell>
          <table:table-cell table:number-columns-repeated="2" office:value-type="string" calcext:value-type="string">
            <text:p>visibilite</text:p>
          </table:table-cell>
        </table:table-row>
        <table:table-row table:style-name="ro1">
          <table:table-cell table:number-columns-repeated="2" office:value-type="string" calcext:value-type="string">
            <text:p>min.depth</text:p>
          </table:table-cell>
          <table:table-cell office:value-type="string" calcext:value-type="string">
            <text:p>prof.min</text:p>
          </table:table-cell>
          <table:table-cell office:value-type="string" calcext:value-type="string">
            <text:p>prof_min</text:p>
          </table:table-cell>
        </table:table-row>
        <table:table-row table:style-name="ro1">
          <table:table-cell table:number-columns-repeated="2" office:value-type="string" calcext:value-type="string">
            <text:p>max.depth</text:p>
          </table:table-cell>
          <table:table-cell office:value-type="string" calcext:value-type="string">
            <text:p>prof.max</text:p>
          </table:table-cell>
          <table:table-cell office:value-type="string" calcext:value-type="string">
            <text:p>prof_max</text:p>
          </table:table-cell>
        </table:table-row>
        <table:table-row table:style-name="ro1">
          <table:table-cell table:number-columns-repeated="2" office:value-type="string" calcext:value-type="string">
            <text:p>obs.dim1</text:p>
          </table:table-cell>
          <table:table-cell table:number-columns-repeated="2" office:value-type="string" calcext:value-type="string">
            <text:p>DimObs1</text:p>
          </table:table-cell>
        </table:table-row>
        <table:table-row table:style-name="ro1">
          <table:table-cell table:number-columns-repeated="2" office:value-type="string" calcext:value-type="string">
            <text:p>obs.dim2</text:p>
          </table:table-cell>
          <table:table-cell table:number-columns-repeated="2" office:value-type="string" calcext:value-type="string">
            <text:p>DimObs2</text:p>
          </table:table-cell>
        </table:table-row>
        <table:table-row table:style-name="ro1">
          <table:table-cell table:number-columns-repeated="2" office:value-type="string" calcext:value-type="string">
            <text:p>nb.divers</text:p>
          </table:table-cell>
          <table:table-cell office:value-type="string" calcext:value-type="string">
            <text:p>nb.plong</text:p>
          </table:table-cell>
          <table:table-cell office:value-type="string" calcext:value-type="string">
            <text:p>nb_plong</text:p>
          </table:table-cell>
        </table:table-row>
        <table:table-row table:style-name="ro1">
          <table:table-cell table:number-columns-repeated="2" office:value-type="string" calcext:value-type="string">
            <text:p>diver</text:p>
          </table:table-cell>
          <table:table-cell table:number-columns-repeated="2" office:value-type="string" calcext:value-type="string">
            <text:p>plongeur</text:p>
          </table:table-cell>
        </table:table-row>
      </table:table>
      <table:table table:name="Sp.ref.global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5"/>
          <table:table-cell table:style-name="ce45" office:value-type="string" calcext:value-type="string">
            <text:p>en</text:p>
          </table:table-cell>
          <table:table-cell table:style-name="ce45" office:value-type="string" calcext:value-type="string">
            <text:p>fr</text:p>
          </table:table-cell>
          <table:table-cell table:style-name="ce45" office:value-type="string" calcext:value-type="string">
            <text:p>current</text:p>
          </table:table-cell>
        </table:table-row>
        <table:table-row table:style-name="ro1">
          <table:table-cell office:value-type="string" calcext:value-type="string">
            <text:p>species.code</text:p>
          </table:table-cell>
          <table:table-cell table:style-name="ce60" table:formula="of:=[$Observations.B4]" office:value-type="string" office:string-value="species.code" calcext:value-type="string">
            <text:p>species.code</text:p>
          </table:table-cell>
          <table:table-cell table:style-name="ce60" table:formula="of:=[$Observations.C4]" office:value-type="string" office:string-value="code.espece" calcext:value-type="string">
            <text:p>code.espece</text:p>
          </table:table-cell>
          <table:table-cell table:style-name="ce60" table:formula="of:=[$Observations.D4]" office:value-type="string" office:string-value="code_espece" calcext:value-type="string">
            <text:p>code_espece</text:p>
          </table:table-cell>
        </table:table-row>
        <table:table-row table:style-name="ro1">
          <table:table-cell table:number-columns-repeated="2" office:value-type="string" calcext:value-type="string">
            <text:p>SIH.group.code</text:p>
          </table:table-cell>
          <table:table-cell office:value-type="string" calcext:value-type="string">
            <text:p>groupe.espece.SIH</text:p>
          </table:table-cell>
          <table:table-cell office:value-type="string" calcext:value-type="string">
            <text:p>GrSIH</text:p>
          </table:table-cell>
        </table:table-row>
        <table:table-row table:style-name="ro1">
          <table:table-cell table:number-columns-repeated="2" office:value-type="string" calcext:value-type="string">
            <text:p>SIH.species.code</text:p>
          </table:table-cell>
          <table:table-cell office:value-type="string" calcext:value-type="string">
            <text:p>code.espece.SIH</text:p>
          </table:table-cell>
          <table:table-cell office:value-type="string" calcext:value-type="string">
            <text:p>CodeSIH</text:p>
          </table:table-cell>
        </table:table-row>
        <table:table-row table:style-name="ro1">
          <table:table-cell table:number-columns-repeated="2" office:value-type="string" calcext:value-type="string">
            <text:p>ISSCAAP.group</text:p>
          </table:table-cell>
          <table:table-cell office:value-type="string" calcext:value-type="string">
            <text:p>groupe.ISSCAAP</text:p>
          </table:table-cell>
          <table:table-cell office:value-type="string" calcext:value-type="string">
            <text:p>IssCaap</text:p>
          </table:table-cell>
        </table:table-row>
        <table:table-row table:style-name="ro1">
          <table:table-cell table:number-columns-repeated="2" office:value-type="string" calcext:value-type="string">
            <text:p>taxo.code</text:p>
          </table:table-cell>
          <table:table-cell office:value-type="string" calcext:value-type="string">
            <text:p>code.taxo</text:p>
          </table:table-cell>
          <table:table-cell office:value-type="string" calcext:value-type="string">
            <text:p>TaxoCode</text:p>
          </table:table-cell>
        </table:table-row>
        <table:table-row table:style-name="ro1">
          <table:table-cell table:number-columns-repeated="2" office:value-type="string" calcext:value-type="string">
            <text:p>FAO.code</text:p>
          </table:table-cell>
          <table:table-cell office:value-type="string" calcext:value-type="string">
            <text:p>code.FAO</text:p>
          </table:table-cell>
          <table:table-cell office:value-type="string" calcext:value-type="string">
            <text:p>CodeFAO</text:p>
          </table:table-cell>
        </table:table-row>
        <table:table-row table:style-name="ro1">
          <table:table-cell table:number-columns-repeated="2" office:value-type="string" calcext:value-type="string">
            <text:p>FishBase.code</text:p>
          </table:table-cell>
          <table:table-cell office:value-type="string" calcext:value-type="string">
            <text:p>code.FishBase</text:p>
          </table:table-cell>
          <table:table-cell office:value-type="string" calcext:value-type="string">
            <text:p>CodeFB</text:p>
          </table:table-cell>
        </table:table-row>
        <table:table-row table:style-name="ro1">
          <table:table-cell table:number-columns-repeated="2" office:value-type="string" calcext:value-type="string">
            <text:p>phylum</text:p>
          </table:table-cell>
          <table:table-cell table:number-columns-repeated="2" office:value-type="string" calcext:value-type="string">
            <text:p>Phylum</text:p>
          </table:table-cell>
        </table:table-row>
        <table:table-row table:style-name="ro1">
          <table:table-cell table:number-columns-repeated="2" office:value-type="string" calcext:value-type="string">
            <text:p>benthic.categ</text:p>
          </table:table-cell>
          <table:table-cell office:value-type="string" calcext:value-type="string">
            <text:p>categ.benth</text:p>
          </table:table-cell>
          <table:table-cell office:value-type="string" calcext:value-type="string">
            <text:p>Cat_benthique</text:p>
          </table:table-cell>
        </table:table-row>
        <table:table-row table:style-name="ro1">
          <table:table-cell table:number-columns-repeated="2" office:value-type="string" calcext:value-type="string">
            <text:p>class</text:p>
          </table:table-cell>
          <table:table-cell table:number-columns-repeated="2" office:value-type="string" calcext:value-type="string">
            <text:p>Classe</text:p>
          </table:table-cell>
        </table:table-row>
        <table:table-row table:style-name="ro1">
          <table:table-cell table:number-columns-repeated="2" office:value-type="string" calcext:value-type="string">
            <text:p>order</text:p>
          </table:table-cell>
          <table:table-cell table:number-columns-repeated="2" office:value-type="string" calcext:value-type="string">
            <text:p>Ordre</text:p>
          </table:table-cell>
        </table:table-row>
        <table:table-row table:style-name="ro1">
          <table:table-cell table:number-columns-repeated="2" office:value-type="string" calcext:value-type="string">
            <text:p>family</text:p>
          </table:table-cell>
          <table:table-cell table:number-columns-repeated="2" office:value-type="string" calcext:value-type="string">
            <text:p>Famille</text:p>
          </table:table-cell>
        </table:table-row>
        <table:table-row table:style-name="ro1">
          <table:table-cell table:number-columns-repeated="2" office:value-type="string" calcext:value-type="string">
            <text:p>genus</text:p>
          </table:table-cell>
          <table:table-cell table:number-columns-repeated="2" office:value-type="string" calcext:value-type="string">
            <text:p>Genre</text:p>
          </table:table-cell>
        </table:table-row>
        <table:table-row table:style-name="ro1">
          <table:table-cell table:number-columns-repeated="2" office:value-type="string" calcext:value-type="string">
            <text:p>species</text:p>
          </table:table-cell>
          <table:table-cell table:number-columns-repeated="2" office:value-type="string" calcext:value-type="string">
            <text:p>espece</text:p>
          </table:table-cell>
        </table:table-row>
        <table:table-row table:style-name="ro1">
          <table:table-cell table:number-columns-repeated="2" office:value-type="string" calcext:value-type="string">
            <text:p>scient.name</text:p>
          </table:table-cell>
          <table:table-cell office:value-type="string" calcext:value-type="string">
            <text:p>nom.scientifique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table:number-columns-repeated="3" office:value-type="string" calcext:value-type="string">
            <text:p>Lmax</text:p>
          </table:table-cell>
          <table:table-cell office:value-type="string" calcext:value-type="string">
            <text:p>taillemax</text:p>
          </table:table-cell>
        </table:table-row>
        <table:table-row table:style-name="ro1">
          <table:table-cell table:number-columns-repeated="4" office:value-type="string" calcext:value-type="string">
            <text:p>L50</text:p>
          </table:table-cell>
        </table:table-row>
        <table:table-row table:style-name="ro1">
          <table:table-cell table:number-columns-repeated="2" office:value-type="string" calcext:value-type="string">
            <text:p>cryptic</text:p>
          </table:table-cell>
          <table:table-cell table:number-columns-repeated="2" office:value-type="string" calcext:value-type="string">
            <text:p>cryptique</text:p>
          </table:table-cell>
        </table:table-row>
        <table:table-row table:style-name="ro1">
          <table:table-cell table:number-columns-repeated="2" office:value-type="string" calcext:value-type="string">
            <text:p>mobility</text:p>
          </table:table-cell>
          <table:table-cell table:number-columns-repeated="2" office:value-type="string" calcext:value-type="string">
            <text:p>mobilite</text:p>
          </table:table-cell>
        </table:table-row>
        <table:table-row table:style-name="ro1">
          <table:table-cell table:number-columns-repeated="4" office:value-type="string" calcext:value-type="string">
            <text:p>territorial</text:p>
          </table:table-cell>
        </table:table-row>
        <table:table-row table:style-name="ro1">
          <table:table-cell office:value-type="string" calcext:value-type="string">
            <text:p>day.night.act</text:p>
          </table:table-cell>
          <table:table-cell office:value-type="string" calcext:value-type="string">
            <text:p>day-night.act</text:p>
          </table:table-cell>
          <table:table-cell office:value-type="string" calcext:value-type="string">
            <text:p>act.jour-nuit</text:p>
          </table:table-cell>
          <table:table-cell office:value-type="string" calcext:value-type="string">
            <text:p>nocturne</text:p>
          </table:table-cell>
        </table:table-row>
        <table:table-row table:style-name="ro1">
          <table:table-cell table:number-columns-repeated="2" office:value-type="string" calcext:value-type="string">
            <text:p>aggreg.behaviour</text:p>
          </table:table-cell>
          <table:table-cell office:value-type="string" calcext:value-type="string">
            <text:p>gregarite</text:p>
          </table:table-cell>
          <table:table-cell office:value-type="string" calcext:value-type="string">
            <text:p>comportement.grp</text:p>
          </table:table-cell>
        </table:table-row>
        <table:table-row table:style-name="ro1">
          <table:table-cell table:number-columns-repeated="2" office:value-type="string" calcext:value-type="string">
            <text:p>seasonal.aggreg</text:p>
          </table:table-cell>
          <table:table-cell table:number-columns-repeated="2" office:value-type="string" calcext:value-type="string">
            <text:p>agreg.saison</text:p>
          </table:table-cell>
        </table:table-row>
        <table:table-row table:style-name="ro1">
          <table:table-cell table:number-columns-repeated="2" office:value-type="string" calcext:value-type="string">
            <text:p>water.column.position</text:p>
          </table:table-cell>
          <table:table-cell table:number-columns-repeated="2" office:value-type="string" calcext:value-type="string">
            <text:p>position.col.eau</text:p>
          </table:table-cell>
        </table:table-row>
        <table:table-row table:style-name="ro1">
          <table:table-cell table:number-columns-repeated="2" office:value-type="string" calcext:value-type="string">
            <text:p>demogr.strategy</text:p>
          </table:table-cell>
          <table:table-cell office:value-type="string" calcext:value-type="string">
            <text:p>strategie.demogr</text:p>
          </table:table-cell>
          <table:table-cell office:value-type="string" calcext:value-type="string">
            <text:p>strategie.demo</text:p>
          </table:table-cell>
        </table:table-row>
        <table:table-row table:style-name="ro1">
          <table:table-cell table:number-columns-repeated="2" office:value-type="string" calcext:value-type="string">
            <text:p>spawning.type</text:p>
          </table:table-cell>
          <table:table-cell office:value-type="string" calcext:value-type="string">
            <text:p>type.ponte</text:p>
          </table:table-cell>
          <table:table-cell office:value-type="string" calcext:value-type="string">
            <text:p>Type.ponte</text:p>
          </table:table-cell>
        </table:table-row>
        <table:table-row table:style-name="ro1">
          <table:table-cell table:number-columns-repeated="2" office:value-type="string" calcext:value-type="string">
            <text:p>preferred.habitat</text:p>
          </table:table-cell>
          <table:table-cell office:value-type="string" calcext:value-type="string">
            <text:p>habitat.prefere</text:p>
          </table:table-cell>
          <table:table-cell office:value-type="string" calcext:value-type="string">
            <text:p>Habitat.Prefere</text:p>
          </table:table-cell>
        </table:table-row>
        <table:table-row table:style-name="ro1">
          <table:table-cell table:number-columns-repeated="2" office:value-type="string" calcext:value-type="string">
            <text:p>sex.change</text:p>
          </table:table-cell>
          <table:table-cell office:value-type="string" calcext:value-type="string">
            <text:p>changement.sexe</text:p>
          </table:table-cell>
          <table:table-cell office:value-type="string" calcext:value-type="string">
            <text:p>Changement.sexe</text:p>
          </table:table-cell>
        </table:table-row>
        <table:table-row table:style-name="ro1">
          <table:table-cell table:number-columns-repeated="2" office:value-type="string" calcext:value-type="string">
            <text:p>adult.diet</text:p>
          </table:table-cell>
          <table:table-cell office:value-type="string" calcext:value-type="string">
            <text:p>regime.alim.adulte</text:p>
          </table:table-cell>
          <table:table-cell office:value-type="string" calcext:value-type="string">
            <text:p>regim.alim</text:p>
          </table:table-cell>
        </table:table-row>
        <table:table-row table:style-name="ro1">
          <table:table-cell table:number-columns-repeated="2" office:value-type="string" calcext:value-type="string">
            <text:p>IUCN.status</text:p>
          </table:table-cell>
          <table:table-cell office:value-type="string" calcext:value-type="string">
            <text:p>statut.UICN</text:p>
          </table:table-cell>
          <table:table-cell office:value-type="string" calcext:value-type="string">
            <text:p>stat.IUCN</text:p>
          </table:table-cell>
        </table:table-row>
        <table:table-row table:style-name="ro1">
          <table:table-cell table:number-columns-repeated="2" office:value-type="string" calcext:value-type="string">
            <text:p>a.coeff</text:p>
          </table:table-cell>
          <table:table-cell table:number-columns-repeated="2" office:value-type="string" calcext:value-type="string">
            <text:p>Coeff.a</text:p>
          </table:table-cell>
        </table:table-row>
        <table:table-row table:style-name="ro1">
          <table:table-cell table:number-columns-repeated="2" office:value-type="string" calcext:value-type="string">
            <text:p>b.coeff</text:p>
          </table:table-cell>
          <table:table-cell table:number-columns-repeated="2" office:value-type="string" calcext:value-type="string">
            <text:p>Coeff.b</text:p>
          </table:table-cell>
        </table:table-row>
        <table:table-row table:style-name="ro1">
          <table:table-cell table:number-columns-repeated="2" office:value-type="string" calcext:value-type="string">
            <text:p>taxo.level.a.and.b</text:p>
          </table:table-cell>
          <table:table-cell office:value-type="string" calcext:value-type="string">
            <text:p>niveau.taxo.a.et.b</text:p>
          </table:table-cell>
          <table:table-cell office:value-type="string" calcext:value-type="string">
            <text:p>niveau.a.et.b</text:p>
          </table:table-cell>
        </table:table-row>
      </table:table>
      <table:table table:name="Sp.ref.local" table:style-name="ta1">
        <table:table-column table:style-name="co13" table:default-cell-style-name="Default"/>
        <table:table-column table:style-name="co13" table:default-cell-style-name="ce59"/>
        <table:table-column table:style-name="co14" table:number-columns-repeated="2" table:default-cell-style-name="ce59"/>
        <table:table-row table:style-name="ro1">
          <table:table-cell table:style-name="ce45"/>
          <table:table-cell table:style-name="ce45" office:value-type="string" calcext:value-type="string">
            <text:p>en</text:p>
          </table:table-cell>
          <table:table-cell table:style-name="ce45" office:value-type="string" calcext:value-type="string">
            <text:p>fr</text:p>
          </table:table-cell>
          <table:table-cell table:style-name="ce45" office:value-type="string" calcext:value-type="string">
            <text:p>current</text:p>
          </table:table-cell>
        </table:table-row>
        <table:table-row table:style-name="ro1">
          <table:table-cell office:value-type="string" calcext:value-type="string">
            <text:p>species.code</text:p>
          </table:table-cell>
          <table:table-cell table:formula="of:=[$Observations.B4]" office:value-type="string" office:string-value="species.code" calcext:value-type="string">
            <text:p>species.code</text:p>
          </table:table-cell>
          <table:table-cell table:formula="of:=[$Observations.C4]" office:value-type="string" office:string-value="code.espece" calcext:value-type="string">
            <text:p>code.espece</text:p>
          </table:table-cell>
          <table:table-cell table:formula="of:=[$Observations.D4]" office:value-type="string" office:string-value="code_espece" calcext:value-type="string">
            <text:p>code_espece</text:p>
          </table:table-cell>
        </table:table-row>
        <table:table-row table:style-name="ro1">
          <table:table-cell office:value-type="string" calcext:value-type="string">
            <text:p>scient.name</text:p>
          </table:table-cell>
          <table:table-cell table:formula="of:=[$'Sp.ref.global'.B16]" office:value-type="string" office:string-value="scient.name" calcext:value-type="string">
            <text:p>scient.name</text:p>
          </table:table-cell>
          <table:table-cell table:formula="of:=[$'Sp.ref.global'.C16]" office:value-type="string" office:string-value="nom.scientifique" calcext:value-type="string">
            <text:p>nom.scientifique</text:p>
          </table:table-cell>
          <table:table-cell table:formula="of:=[$'Sp.ref.global'.D16]" office:value-type="string" office:string-value="Identifiant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a.coeff</text:p>
          </table:table-cell>
          <table:table-cell table:formula="of:=[$'Sp.ref.global'.B32]" office:value-type="string" office:string-value="a.coeff" calcext:value-type="string">
            <text:p>a.coeff</text:p>
          </table:table-cell>
          <table:table-cell table:formula="of:=[$'Sp.ref.global'.C32]" office:value-type="string" office:string-value="Coeff.a" calcext:value-type="string">
            <text:p>Coeff.a</text:p>
          </table:table-cell>
          <table:table-cell table:formula="of:=[$'Sp.ref.global'.D32]" office:value-type="string" office:string-value="Coeff.a" calcext:value-type="string">
            <text:p>Coeff.a</text:p>
          </table:table-cell>
        </table:table-row>
        <table:table-row table:style-name="ro1">
          <table:table-cell office:value-type="string" calcext:value-type="string">
            <text:p>b.coeff</text:p>
          </table:table-cell>
          <table:table-cell table:formula="of:=[$'Sp.ref.global'.B33]" office:value-type="string" office:string-value="b.coeff" calcext:value-type="string">
            <text:p>b.coeff</text:p>
          </table:table-cell>
          <table:table-cell table:formula="of:=[$'Sp.ref.global'.C33]" office:value-type="string" office:string-value="Coeff.b" calcext:value-type="string">
            <text:p>Coeff.b</text:p>
          </table:table-cell>
          <table:table-cell table:formula="of:=[$'Sp.ref.global'.D33]" office:value-type="string" office:string-value="Coeff.b" calcext:value-type="string">
            <text:p>Coeff.b</text:p>
          </table:table-cell>
        </table:table-row>
        <table:table-row table:style-name="ro1">
          <table:table-cell office:value-type="string" calcext:value-type="string">
            <text:p>taxo.level.a.and.b</text:p>
          </table:table-cell>
          <table:table-cell table:formula="of:=[$'Sp.ref.global'.B34]" office:value-type="string" office:string-value="taxo.level.a.and.b" calcext:value-type="string">
            <text:p>taxo.level.a.and.b</text:p>
          </table:table-cell>
          <table:table-cell table:formula="of:=[$'Sp.ref.global'.C34]" office:value-type="string" office:string-value="niveau.taxo.a.et.b" calcext:value-type="string">
            <text:p>niveau.taxo.a.et.b</text:p>
          </table:table-cell>
          <table:table-cell table:formula="of:=[$'Sp.ref.global'.D34]" office:value-type="string" office:string-value="niveau.a.et.b" calcext:value-type="string">
            <text:p>niveau.a.et.b</text:p>
          </table:table-cell>
        </table:table-row>
        <table:table-row table:style-name="ro1">
          <table:table-cell office:value-type="string" calcext:value-type="string">
            <text:p>Lmax</text:p>
          </table:table-cell>
          <table:table-cell table:formula="of:=[$'Sp.ref.global'.B17]" office:value-type="string" office:string-value="Lmax" calcext:value-type="string">
            <text:p>Lmax</text:p>
          </table:table-cell>
          <table:table-cell table:formula="of:=[$'Sp.ref.global'.C17]" office:value-type="string" office:string-value="Lmax" calcext:value-type="string">
            <text:p>Lmax</text:p>
          </table:table-cell>
          <table:table-cell table:formula="of:=[$'Sp.ref.global'.D17]" office:value-type="string" office:string-value="taillemax" calcext:value-type="string">
            <text:p>taillemax</text:p>
          </table:table-cell>
        </table:table-row>
        <table:table-row table:style-name="ro1">
          <table:table-cell office:value-type="string" calcext:value-type="string">
            <text:p>L50</text:p>
          </table:table-cell>
          <table:table-cell table:formula="of:=[$'Sp.ref.global'.B18]" office:value-type="string" office:string-value="L50" calcext:value-type="string">
            <text:p>L50</text:p>
          </table:table-cell>
          <table:table-cell table:formula="of:=[$'Sp.ref.global'.C18]" office:value-type="string" office:string-value="L50" calcext:value-type="string">
            <text:p>L50</text:p>
          </table:table-cell>
          <table:table-cell table:formula="of:=[$'Sp.ref.global'.D18]" office:value-type="string" office:string-value="L50" calcext:value-type="string">
            <text:p>L50</text:p>
          </table:table-cell>
        </table:table-row>
        <table:table-row table:style-name="ro1">
          <table:table-cell office:value-type="string" calcext:value-type="string">
            <text:p>mean.weight.small</text:p>
          </table:table-cell>
          <table:table-cell table:style-name="Default" office:value-type="string" calcext:value-type="string">
            <text:p>mean.weight.small</text:p>
          </table:table-cell>
          <table:table-cell table:number-columns-repeated="2" table:style-name="Default" office:value-type="string" calcext:value-type="string">
            <text:p>poids.moyen.petits</text:p>
          </table:table-cell>
        </table:table-row>
        <table:table-row table:style-name="ro1">
          <table:table-cell office:value-type="string" calcext:value-type="string">
            <text:p>mean.weight.medium</text:p>
          </table:table-cell>
          <table:table-cell table:style-name="Default" office:value-type="string" calcext:value-type="string">
            <text:p>mean.weight.medium</text:p>
          </table:table-cell>
          <table:table-cell table:number-columns-repeated="2" table:style-name="Default" office:value-type="string" calcext:value-type="string">
            <text:p>poids.moyen.moyens</text:p>
          </table:table-cell>
        </table:table-row>
        <table:table-row table:style-name="ro1">
          <table:table-cell office:value-type="string" calcext:value-type="string">
            <text:p>mean.weight.large</text:p>
          </table:table-cell>
          <table:table-cell table:style-name="Default" office:value-type="string" calcext:value-type="string">
            <text:p>mean.weight.large</text:p>
          </table:table-cell>
          <table:table-cell table:number-columns-repeated="2" table:style-name="Default" office:value-type="string" calcext:value-type="string">
            <text:p>poids.moyen.gros</text:p>
          </table:table-cell>
        </table:table-row>
        <table:table-row table:style-name="ro1">
          <table:table-cell office:value-type="string" calcext:value-type="string">
            <text:p>max.length.small</text:p>
          </table:table-cell>
          <table:table-cell table:style-name="Default" office:value-type="string" calcext:value-type="string">
            <text:p>max.length.small</text:p>
          </table:table-cell>
          <table:table-cell table:style-name="Default" office:value-type="string" calcext:value-type="string">
            <text:p>taille.max.petits</text:p>
          </table:table-cell>
          <table:table-cell table:style-name="Default" office:value-type="string" calcext:value-type="string">
            <text:p>tailleMax.petit</text:p>
          </table:table-cell>
        </table:table-row>
        <table:table-row table:style-name="ro1">
          <table:table-cell office:value-type="string" calcext:value-type="string">
            <text:p>max.length.medium</text:p>
          </table:table-cell>
          <table:table-cell table:style-name="Default" office:value-type="string" calcext:value-type="string">
            <text:p>max.length.medium</text:p>
          </table:table-cell>
          <table:table-cell table:style-name="Default" office:value-type="string" calcext:value-type="string">
            <text:p>taille.max.moyens</text:p>
          </table:table-cell>
          <table:table-cell table:style-name="Default" office:value-type="string" calcext:value-type="string">
            <text:p>tailleMax.moyen</text:p>
          </table:table-cell>
        </table:table-row>
        <table:table-row table:style-name="ro1">
          <table:table-cell office:value-type="string" calcext:value-type="string">
            <text:p>observed</text:p>
          </table:table-cell>
          <table:table-cell table:style-name="Default" office:value-type="string" calcext:value-type="string">
            <text:p>observed</text:p>
          </table:table-cell>
          <table:table-cell table:style-name="Default" office:value-type="string" calcext:value-type="string">
            <text:p>observee</text:p>
          </table:table-cell>
          <table:table-cell table:style-name="Default" office:value-type="string" calcext:value-type="string">
            <text:p>Observee</text:p>
          </table:table-cell>
        </table:table-row>
        <table:table-row table:style-name="ro1">
          <table:table-cell office:value-type="string" calcext:value-type="string">
            <text:p>IUCN.loc.status</text:p>
          </table:table-cell>
          <table:table-cell table:style-name="Default" office:value-type="string" calcext:value-type="string">
            <text:p>IUCN.status</text:p>
          </table:table-cell>
          <table:table-cell table:style-name="Default" office:value-type="string" calcext:value-type="string">
            <text:p>statut.IUCN</text:p>
          </table:table-cell>
          <table:table-cell table:style-name="Default" office:value-type="string" calcext:value-type="string">
            <text:p>statutIUCN</text:p>
          </table:table-cell>
        </table:table-row>
      </table:table>
      <table:table table:name="Spatial.ref.text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45"/>
          <table:table-cell table:style-name="ce45" office:value-type="string" calcext:value-type="string">
            <text:p>en</text:p>
          </table:table-cell>
          <table:table-cell table:style-name="ce45" office:value-type="string" calcext:value-type="string">
            <text:p>fr</text:p>
          </table:table-cell>
          <table:table-cell table:style-name="ce45"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string" calcext:value-type="string">
            <text:p>ZONE.CODE</text:p>
          </table:table-cell>
          <table:table-cell table:number-columns-repeated="2" office:value-type="string" calcext:value-type="string">
            <text:p>CODE.ZONE</text:p>
          </table:table-cell>
        </table:table-row>
        <table:table-row table:style-name="ro1">
          <table:table-cell table:number-columns-repeated="4" office:value-type="string" calcext:value-type="string">
            <text:p>ZONE</text:p>
          </table:table-cell>
        </table:table-row>
        <table:table-row table:style-name="ro1">
          <table:table-cell table:number-columns-repeated="2" office:value-type="string" calcext:value-type="string">
            <text:p>MPA</text:p>
          </table:table-cell>
          <table:table-cell table:number-columns-repeated="2" office:value-type="string" calcext:value-type="string">
            <text:p>AMP</text:p>
          </table:table-cell>
        </table:table-row>
        <table:table-row table:style-name="ro1">
          <table:table-cell table:number-columns-repeated="4" office:value-type="string" calcext:value-type="string">
            <text:p>SITE</text:p>
          </table:table-cell>
        </table:table-row>
        <table:table-row table:style-name="ro1">
          <table:table-cell table:number-columns-repeated="4" office:value-type="string" calcext:value-type="string">
            <text:p>STATION</text:p>
          </table:table-cell>
        </table:table-row>
        <table:table-row table:style-name="ro1">
          <table:table-cell table:number-columns-repeated="2" office:value-type="string" calcext:value-type="string">
            <text:p>GROUP.OF.SITES</text:p>
          </table:table-cell>
          <table:table-cell office:value-type="string" calcext:value-type="string">
            <text:p>GROUPE.DE.SITES</text:p>
          </table:table-cell>
          <table:table-cell office:value-type="string" calcext:value-type="string">
            <text:p>GROUPE</text:p>
          </table:table-cell>
        </table:table-row>
        <table:table-row table:style-name="ro1">
          <table:table-cell table:number-columns-repeated="2" office:value-type="string" calcext:value-type="string">
            <text:p>ZONE.LONGITUDE</text:p>
          </table:table-cell>
          <table:table-cell table:number-columns-repeated="2" office:value-type="string" calcext:value-type="string">
            <text:p>LONGITUDE.ZONE</text:p>
          </table:table-cell>
        </table:table-row>
        <table:table-row table:style-name="ro1">
          <table:table-cell table:number-columns-repeated="2" office:value-type="string" calcext:value-type="string">
            <text:p>ZONE.LATITUDE</text:p>
          </table:table-cell>
          <table:table-cell table:number-columns-repeated="2" office:value-type="string" calcext:value-type="string">
            <text:p>LATITUDE.ZONE</text:p>
          </table:table-cell>
        </table:table-row>
        <table:table-row table:style-name="ro1">
          <table:table-cell table:number-columns-repeated="4" office:value-type="string" calcext:value-type="string">
            <text:p>SURFACE</text:p>
          </table:table-cell>
        </table:table-row>
        <table:table-row table:style-name="ro1">
          <table:table-cell table:number-columns-repeated="2" office:value-type="string" calcext:value-type="string">
            <text:p>SHORELINE</text:p>
          </table:table-cell>
          <table:table-cell table:number-columns-repeated="2" office:value-type="string" calcext:value-type="string">
            <text:p>LINEAIRE.COTIER</text:p>
          </table:table-cell>
        </table:table-row>
        <table:table-row table:style-name="ro1">
          <table:table-cell table:number-columns-repeated="2" office:value-type="string" calcext:value-type="string">
            <text:p>PROTECTION.STATUS</text:p>
          </table:table-cell>
          <table:table-cell table:number-columns-repeated="2" office:value-type="string" calcext:value-type="string">
            <text:p>STATUT.PROTECTION</text:p>
          </table:table-cell>
        </table:table-row>
        <table:table-row table:style-name="ro1">
          <table:table-cell table:number-columns-repeated="2" office:value-type="string" calcext:value-type="string">
            <text:p>FISHING.ZONATION</text:p>
          </table:table-cell>
          <table:table-cell table:number-columns-repeated="2" office:value-type="string" calcext:value-type="string">
            <text:p>ZONAGE.PECHE</text:p>
          </table:table-cell>
        </table:table-row>
        <table:table-row table:style-name="ro1">
          <table:table-cell table:number-columns-repeated="2" office:value-type="string" calcext:value-type="string">
            <text:p>SIH.CODE</text:p>
          </table:table-cell>
          <table:table-cell table:number-columns-repeated="2" office:value-type="string" calcext:value-type="string">
            <text:p>CODE.SIH</text:p>
          </table:table-cell>
        </table:table-row>
        <table:table-row table:style-name="ro1">
          <table:table-cell table:number-columns-repeated="2" office:value-type="string" calcext:value-type="string">
            <text:p>PAMPA.STATUS</text:p>
          </table:table-cell>
          <table:table-cell table:number-columns-repeated="2" office:value-type="string" calcext:value-type="string">
            <text:p>STATUT.PAMPA</text:p>
          </table:table-cell>
        </table:table-row>
        <table:table-row table:style-name="ro1">
          <table:table-cell table:number-columns-repeated="2" office:value-type="string" calcext:value-type="string">
            <text:p>NB.PERMANENT.MOORINGS</text:p>
          </table:table-cell>
          <table:table-cell office:value-type="string" calcext:value-type="string">
            <text:p>NB.CORPS-MORTS</text:p>
          </table:table-cell>
          <table:table-cell office:value-type="string" calcext:value-type="string">
            <text:p>NBCM</text:p>
          </table:table-cell>
        </table:table-row>
      </table:table>
      <table:table table:name="Metrics" table:style-name="ta1">
        <table:table-column table:style-name="co15" table:number-columns-repeated="4" table:default-cell-style-name="Default"/>
        <table:table-row table:style-name="ro1">
          <table:table-cell table:style-name="ce45"/>
          <table:table-cell table:style-name="ce45" table:formula="of:=[$Observations.B1]" office:value-type="string" office:string-value="en" calcext:value-type="string">
            <text:p>en</text:p>
          </table:table-cell>
          <table:table-cell table:style-name="ce45" table:formula="of:=[$Observations.C1]" office:value-type="string" office:string-value="fr" calcext:value-type="string">
            <text:p>fr</text:p>
          </table:table-cell>
          <table:table-cell table:style-name="ce45" table:formula="of:=[$Observations.D1]" office:value-type="string" office:string-value="current" calcext:value-type="string">
            <text:p>current</text:p>
          </table:table-cell>
        </table:table-row>
        <table:table-row table:style-name="ro1">
          <table:table-cell table:number-columns-repeated="2" office:value-type="string" calcext:value-type="string">
            <text:p>abundance.prop.SC</text:p>
          </table:table-cell>
          <table:table-cell table:number-columns-repeated="2" office:value-type="string" calcext:value-type="string">
            <text:p>prop.abondance.CL</text:p>
          </table:table-cell>
        </table:table-row>
        <table:table-row table:style-name="ro1">
          <table:table-cell table:number-columns-repeated="2" office:value-type="string" calcext:value-type="string">
            <text:p>biomass</text:p>
          </table:table-cell>
          <table:table-cell table:number-columns-repeated="2" office:value-type="string" calcext:value-type="string">
            <text:p>biomasse</text:p>
          </table:table-cell>
        </table:table-row>
        <table:table-row table:style-name="ro1">
          <table:table-cell office:value-type="string" calcext:value-type="string">
            <text:p>biomass.max</text:p>
          </table:table-cell>
          <table:table-cell office:value-type="string" calcext:value-type="string">
            <text:p><text:span text:style-name="T2">max.</text:span>biomass</text:p>
          </table:table-cell>
          <table:table-cell table:number-columns-repeated="2" office:value-type="string" calcext:value-type="string">
            <text:p>biomasseMax</text:p>
          </table:table-cell>
        </table:table-row>
        <table:table-row table:style-name="ro1">
          <table:table-cell table:number-columns-repeated="2" office:value-type="string" calcext:value-type="string">
            <text:p>biomass.prop.SC</text:p>
          </table:table-cell>
          <table:table-cell table:number-columns-repeated="2" office:value-type="string" calcext:value-type="string">
            <text:p>prop.biomasse.CL</text:p>
          </table:table-cell>
        </table:table-row>
        <table:table-row table:style-name="ro1">
          <table:table-cell table:number-columns-repeated="3" office:value-type="string" calcext:value-type="string">
            <text:p>colonies</text:p>
          </table:table-cell>
          <table:table-cell office:value-type="string" calcext:value-type="string">
            <text:p>colonie</text:p>
          </table:table-cell>
        </table:table-row>
        <table:table-row table:style-name="ro1">
          <table:table-cell table:number-columns-repeated="2" office:value-type="string" calcext:value-type="string">
            <text:p>coverage</text:p>
          </table:table-cell>
          <table:table-cell table:number-columns-repeated="2" office:value-type="string" calcext:value-type="string">
            <text:p>recouvrement</text:p>
          </table:table-cell>
        </table:table-row>
        <table:table-row table:style-name="ro1">
          <table:table-cell office:value-type="string" calcext:value-type="string">
            <text:p>CPUE</text:p>
          </table:table-cell>
          <table:table-cell office:value-type="string" calcext:value-type="string">
            <text:p>CPUE.abundance</text:p>
          </table:table-cell>
          <table:table-cell office:value-type="string" calcext:value-type="string">
            <text:p>CPUE.abondance</text:p>
          </table:table-cell>
          <table:table-cell office:value-type="string" calcext:value-type="string">
            <text:p>CPUE</text:p>
          </table:table-cell>
        </table:table-row>
        <table:table-row table:style-name="ro1">
          <table:table-cell table:number-columns-repeated="2" office:value-type="string" calcext:value-type="string">
            <text:p>CPUE.biomass</text:p>
          </table:table-cell>
          <table:table-cell office:value-type="string" calcext:value-type="string">
            <text:p>CPUE.biomasse</text:p>
          </table:table-cell>
          <table:table-cell office:value-type="string" calcext:value-type="string">
            <text:p>CPUEbiomasse</text:p>
          </table:table-cell>
        </table:table-row>
        <table:table-row table:style-name="ro1">
          <table:table-cell table:number-columns-repeated="2" office:value-type="string" calcext:value-type="string">
            <text:p>density</text:p>
          </table:table-cell>
          <table:table-cell office:value-type="string" calcext:value-type="string">
            <text:p>densité</text:p>
          </table:table-cell>
          <table:table-cell office:value-type="string" calcext:value-type="string">
            <text:p>densite</text:p>
          </table:table-cell>
        </table:table-row>
        <table:table-row table:style-name="ro1">
          <table:table-cell office:value-type="string" calcext:value-type="string">
            <text:p>density.max</text:p>
          </table:table-cell>
          <table:table-cell office:value-type="string" calcext:value-type="string">
            <text:p>max.density</text:p>
          </table:table-cell>
          <table:table-cell table:number-columns-repeated="2" office:value-type="string" calcext:value-type="string">
            <text:p>densiteMax</text:p>
          </table:table-cell>
        </table:table-row>
        <table:table-row table:style-name="ro1">
          <table:table-cell office:value-type="string" calcext:value-type="string">
            <text:p>density.sd</text:p>
          </table:table-cell>
          <table:table-cell office:value-type="string" calcext:value-type="string">
            <text:p><text:span text:style-name="T2">sd.</text:span>density</text:p>
          </table:table-cell>
          <table:table-cell table:number-columns-repeated="2" office:value-type="string" calcext:value-type="string">
            <text:p>densiteSD</text:p>
          </table:table-cell>
        </table:table-row>
        <table:table-row table:style-name="ro1">
          <table:table-cell table:number-columns-repeated="2" office:value-type="string" calcext:value-type="string">
            <text:p>mean.length</text:p>
          </table:table-cell>
          <table:table-cell office:value-type="string" calcext:value-type="string">
            <text:p>taille.moyenne</text:p>
          </table:table-cell>
          <table:table-cell office:value-type="string" calcext:value-type="string">
            <text:p>taille_moyenne</text:p>
          </table:table-cell>
        </table:table-row>
        <table:table-row table:style-name="ro1">
          <table:table-cell table:number-columns-repeated="2" office:value-type="string" calcext:value-type="string">
            <text:p>mean.size.colonies</text:p>
          </table:table-cell>
          <table:table-cell table:number-columns-repeated="2" office:value-type="string" calcext:value-type="string">
            <text:p>taille.moy.colonies</text:p>
          </table:table-cell>
        </table:table-row>
        <table:table-row table:style-name="ro1">
          <table:table-cell table:number-columns-repeated="2" office:value-type="string" calcext:value-type="string">
            <text:p>mean.weight</text:p>
          </table:table-cell>
          <table:table-cell office:value-type="string" calcext:value-type="string">
            <text:p>poids.moyen</text:p>
          </table:table-cell>
          <table:table-cell office:value-type="string" calcext:value-type="string">
            <text:p>poids_moyen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table:style-name="ce59" table:formula="of:=[$Observations.B9]" office:value-type="string" office:string-value="number" calcext:value-type="string">
            <text:p>number</text:p>
          </table:table-cell>
          <table:table-cell table:style-name="ce59" table:formula="of:=[$Observations.C9]" office:value-type="string" office:string-value="nombre" calcext:value-type="string">
            <text:p>nombre</text:p>
          </table:table-cell>
          <table:table-cell table:style-name="ce59" table:formula="of:=[$Observations.D9]" office:value-type="string" office:string-value="nombre" calcext:value-type="string">
            <text:p>nombre</text:p>
          </table:table-cell>
        </table:table-row>
        <table:table-row table:style-name="ro1">
          <table:table-cell office:value-type="string" calcext:value-type="string">
            <text:p>number.max</text:p>
          </table:table-cell>
          <table:table-cell office:value-type="string" calcext:value-type="string">
            <text:p><text:span text:style-name="T2">max.</text:span>number</text:p>
          </table:table-cell>
          <table:table-cell table:number-columns-repeated="2" office:value-type="string" calcext:value-type="string">
            <text:p>nombreMax</text:p>
          </table:table-cell>
        </table:table-row>
        <table:table-row table:style-name="ro1">
          <table:table-cell office:value-type="string" calcext:value-type="string">
            <text:p>number.sd</text:p>
          </table:table-cell>
          <table:table-cell office:value-type="string" calcext:value-type="string">
            <text:p>sd.number</text:p>
          </table:table-cell>
          <table:table-cell table:number-columns-repeated="2" office:value-type="string" calcext:value-type="string">
            <text:p>nombreSD</text:p>
          </table:table-cell>
        </table:table-row>
        <table:table-row table:style-name="ro1">
          <table:table-cell table:number-columns-repeated="3" office:value-type="string" calcext:value-type="string">
            <text:p>pres.abs</text:p>
          </table:table-cell>
          <table:table-cell office:value-type="string" calcext:value-type="string">
            <text:p>pres_abs</text:p>
          </table:table-cell>
        </table:table-row>
        <table:table-row table:style-name="ro1">
          <table:table-cell table:number-columns-repeated="2" office:value-type="string" calcext:value-type="string">
            <text:p>spawning.success</text:p>
          </table:table-cell>
          <table:table-cell table:number-columns-repeated="2" office:value-type="string" calcext:value-type="string">
            <text:p>reussite.ponte</text:p>
          </table:table-cell>
        </table:table-row>
        <table:table-row table:style-name="ro1">
          <table:table-cell office:value-type="string" calcext:value-type="string">
            <text:p>spawnings</text:p>
          </table:table-cell>
          <table:table-cell table:style-name="ce59" table:formula="of:=[$Observations.B13]" office:value-type="string" office:string-value="spawnings" calcext:value-type="string">
            <text:p>spawnings</text:p>
          </table:table-cell>
          <table:table-cell table:style-name="ce59" table:formula="of:=[$Observations.C13]" office:value-type="string" office:string-value="pontes" calcext:value-type="string">
            <text:p>pontes</text:p>
          </table:table-cell>
          <table:table-cell table:style-name="ce59" table:formula="of:=[$Observations.D13]" office:value-type="string" office:string-value="pontes" calcext:value-type="string">
            <text:p>pontes</text:p>
          </table:table-cell>
        </table:table-row>
        <table:table-row table:style-name="ro1">
          <table:table-cell office:value-type="string" calcext:value-type="string">
            <text:p>tracks.number</text:p>
          </table:table-cell>
          <table:table-cell table:style-name="ce59" table:formula="of:=[$Observations.B14]" office:value-type="string" office:string-value="tracks.number" calcext:value-type="string">
            <text:p>tracks.number</text:p>
          </table:table-cell>
          <table:table-cell table:style-name="ce59" table:formula="of:=[$Observations.C14]" office:value-type="string" office:string-value="nombre.traces" calcext:value-type="string">
            <text:p>nombre.traces</text:p>
          </table:table-cell>
          <table:table-cell table:style-name="ce59" table:formula="of:=[$Observations.D14]" office:value-type="string" office:string-value="nombre.traces" calcext:value-type="string">
            <text:p>nombre.traces</text:p>
          </table:table-cell>
        </table:table-row>
        <table:table-row table:style-name="ro1">
          <table:table-cell table:number-columns-repeated="2" office:value-type="string" calcext:value-type="string">
            <text:p>readable.tracks</text:p>
          </table:table-cell>
          <table:table-cell table:number-columns-repeated="2" office:value-type="string" calcext:value-type="string">
            <text:p>traces.lisibles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style-name="ce59" table:formula="of:=[$Observations.B8]" office:value-type="string" office:string-value="weight" calcext:value-type="string">
            <text:p>weight</text:p>
          </table:table-cell>
          <table:table-cell table:style-name="ce59" table:formula="of:=[$Observations.C8]" office:value-type="string" office:string-value="poids" calcext:value-type="string">
            <text:p>poids</text:p>
          </table:table-cell>
          <table:table-cell table:style-name="ce59" table:formula="of:=[$Observations.D8]" office:value-type="string" office:string-value="poids" calcext:value-type="string">
            <text:p>poids</text:p>
          </table:table-cell>
        </table:table-row>
        <table:table-row table:style-name="ro1">
          <table:table-cell table:number-columns-repeated="2" office:value-type="string" calcext:value-type="string">
            <text:p>Density</text:p>
          </table:table-cell>
          <table:table-cell office:value-type="string" calcext:value-type="string">
            <text:p>Densité</text:p>
          </table:table-cell>
          <table:table-cell office:value-type="string" calcext:value-type="string">
            <text:p>Densite</text:p>
          </table:table-cell>
        </table:table-row>
        <table:table-row table:style-name="ro1">
          <table:table-cell table:number-columns-repeated="2" office:value-type="string" calcext:value-type="string">
            <text:p>Biomass</text:p>
          </table:table-cell>
          <table:table-cell table:number-columns-repeated="2" office:value-type="string" calcext:value-type="string">
            <text:p>Biomasse</text:p>
          </table:table-cell>
        </table:table-row>
        <table:table-row table:style-name="ro1">
          <table:table-cell office:value-type="string" calcext:value-type="string">
            <text:p>biomass.sd</text:p>
          </table:table-cell>
          <table:table-cell office:value-type="string" calcext:value-type="string">
            <text:p>sd.biomass</text:p>
          </table:table-cell>
          <table:table-cell table:number-columns-repeated="2" office:value-type="string" calcext:value-type="string">
            <text:p>biomasseSD</text:p>
          </table:table-cell>
        </table:table-row>
        <table:table-row table:style-name="ro1">
          <table:table-cell table:number-columns-repeated="2" office:value-type="string" calcext:value-type="string">
            <text:p>tot.biomass</text:p>
          </table:table-cell>
          <table:table-cell table:number-columns-repeated="2" office:value-type="string" calcext:value-type="string">
            <text:p>biomasse.tot</text:p>
          </table:table-cell>
        </table:table-row>
        <table:table-row table:style-name="ro1">
          <table:table-cell table:number-columns-repeated="2" office:value-type="string" calcext:value-type="string">
            <text:p>species.richness</text:p>
          </table:table-cell>
          <table:table-cell office:value-type="string" calcext:value-type="string">
            <text:p>richesse.specifique</text:p>
          </table:table-cell>
          <table:table-cell office:value-type="string" calcext:value-type="string">
            <text:p>richesse_specifique</text:p>
          </table:table-cell>
        </table:table-row>
        <table:table-row table:style-name="ro1">
          <table:table-cell table:number-columns-repeated="2" office:value-type="string" calcext:value-type="string">
            <text:p>relative.SR.site</text:p>
          </table:table-cell>
          <table:table-cell table:number-columns-repeated="2" office:value-type="string" calcext:value-type="string">
            <text:p>RS.relative.site</text:p>
          </table:table-cell>
        </table:table-row>
        <table:table-row table:style-name="ro1">
          <table:table-cell table:number-columns-repeated="2" office:value-type="string" calcext:value-type="string">
            <text:p>relative.SR.site.phylum</text:p>
          </table:table-cell>
          <table:table-cell table:number-columns-repeated="2" office:value-type="string" calcext:value-type="string">
            <text:p>RS.relative.site.phylum</text:p>
          </table:table-cell>
        </table:table-row>
        <table:table-row table:style-name="ro1">
          <table:table-cell table:number-columns-repeated="2" office:value-type="string" calcext:value-type="string">
            <text:p>relative.SR.data</text:p>
          </table:table-cell>
          <table:table-cell table:number-columns-repeated="2" office:value-type="string" calcext:value-type="string">
            <text:p>RS.relative.donnees</text:p>
          </table:table-cell>
        </table:table-row>
        <table:table-row table:style-name="ro1">
          <table:table-cell table:number-columns-repeated="2" office:value-type="string" calcext:value-type="string">
            <text:p>relative.SR.region</text:p>
          </table:table-cell>
          <table:table-cell table:number-columns-repeated="2" office:value-type="string" calcext:value-type="string">
            <text:p>RS.relative.region</text:p>
          </table:table-cell>
        </table:table-row>
        <table:table-row table:style-name="ro1">
          <table:table-cell table:number-columns-repeated="2" office:value-type="string" calcext:value-type="string">
            <text:p>relative.SR.region.phylum</text:p>
          </table:table-cell>
          <table:table-cell table:number-columns-repeated="2" office:value-type="string" calcext:value-type="string">
            <text:p>RS.relative.region.phylum</text:p>
          </table:table-cell>
        </table:table-row>
        <table:table-row table:style-name="ro1">
          <table:table-cell table:number-columns-repeated="4" office:value-type="string" calcext:value-type="string">
            <text:p>simpson</text:p>
          </table:table-cell>
        </table:table-row>
        <table:table-row table:style-name="ro1">
          <table:table-cell table:number-columns-repeated="2" office:value-type="string" calcext:value-type="string">
            <text:p>simpson.l</text:p>
          </table:table-cell>
          <table:table-cell table:number-columns-repeated="2" office:value-type="string" calcext:value-type="string">
            <text:p>l.simpson</text:p>
          </table:table-cell>
        </table:table-row>
        <table:table-row table:style-name="ro1">
          <table:table-cell table:number-columns-repeated="4" office:value-type="string" calcext:value-type="string">
            <text:p>shannon</text:p>
          </table:table-cell>
        </table:table-row>
        <table:table-row table:style-name="ro1">
          <table:table-cell table:number-columns-repeated="4" office:value-type="string" calcext:value-type="string">
            <text:p>pielou</text:p>
          </table:table-cell>
        </table:table-row>
        <table:table-row table:style-name="ro1">
          <table:table-cell table:number-columns-repeated="4" office:value-type="string" calcext:value-type="string">
            <text:p>hill</text:p>
          </table:table-cell>
        </table:table-row>
        <table:table-row table:style-name="ro1">
          <table:table-cell table:number-columns-repeated="4" office:value-type="string" calcext:value-type="string">
            <text:p>Delta</text:p>
          </table:table-cell>
        </table:table-row>
        <table:table-row table:style-name="ro1">
          <table:table-cell table:number-columns-repeated="2" office:value-type="string" calcext:value-type="string">
            <text:p>DeltaStar</text:p>
          </table:table-cell>
          <table:table-cell table:number-columns-repeated="2" office:value-type="string" calcext:value-type="string">
            <text:p>DeltaEtoile</text:p>
          </table:table-cell>
        </table:table-row>
        <table:table-row table:style-name="ro1">
          <table:table-cell table:number-columns-repeated="4" office:value-type="string" calcext:value-type="string">
            <text:p>LambdaPlus</text:p>
          </table:table-cell>
        </table:table-row>
        <table:table-row table:style-name="ro1">
          <table:table-cell table:number-columns-repeated="4" office:value-type="string" calcext:value-type="string">
            <text:p>DeltaPlus</text:p>
          </table:table-cell>
        </table:table-row>
        <table:table-row table:style-name="ro1">
          <table:table-cell table:number-columns-repeated="4" office:value-type="string" calcext:value-type="string">
            <text:p>SDeltaPlus</text:p>
          </table:table-cell>
        </table:table-row>
        <table:table-row table:style-name="ro1">
          <table:table-cell table:number-columns-repeated="2" office:value-type="string" calcext:value-type="string">
            <text:p>occurrence.frequency</text:p>
          </table:table-cell>
          <table:table-cell office:value-type="string" calcext:value-type="string">
            <text:p>frequence.occurrence</text:p>
          </table:table-cell>
          <table:table-cell office:value-type="string" calcext:value-type="string">
            <text:p>freq.occurrence</text:p>
          </table:table-cell>
        </table:table-row>
      </table:table>
      <table:table table:name="All_for_expor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45"/>
          <table:table-cell table:style-name="ce45" table:formula="of:=[$Observations.B1]" office:value-type="string" office:string-value="en" calcext:value-type="string">
            <text:p>en</text:p>
          </table:table-cell>
          <table:table-cell table:style-name="ce45" table:formula="of:=[$Observations.C1]" office:value-type="string" office:string-value="fr" calcext:value-type="string">
            <text:p>fr</text:p>
          </table:table-cell>
          <table:table-cell table:style-name="ce45" table:formula="of:=[$Observations.D1]" office:value-type="string" office:string-value="current" calcext:value-type="string">
            <text:p>current</text:p>
          </table:table-cell>
          <table:table-cell table:style-name="ce45" table:number-columns-repeated="1020"/>
        </table:table-row>
        <table:table-row table:style-name="ro1">
          <table:table-cell table:formula="of:=[$Observations.A2]" office:value-type="string" office:string-value="observation.unit" calcext:value-type="string">
            <text:p>observation.unit</text:p>
          </table:table-cell>
          <table:table-cell table:formula="of:=[$Observations.B2]" office:value-type="string" office:string-value="observation.unit" calcext:value-type="string">
            <text:p>observation.unit</text:p>
          </table:table-cell>
          <table:table-cell table:formula="of:=[$Observations.C2]" office:value-type="string" office:string-value="unite.observation" calcext:value-type="string">
            <text:p>unite.observation</text:p>
          </table:table-cell>
          <table:table-cell table:formula="of:=[$Observations.D2]" office:value-type="string" office:string-value="unite_observation" calcext:value-type="string">
            <text:p>unite_observation</text:p>
          </table:table-cell>
          <table:table-cell table:number-columns-repeated="1020"/>
        </table:table-row>
        <table:table-row table:style-name="ro1">
          <table:table-cell table:formula="of:=[$Observations.A3]" office:value-type="string" office:string-value="sector" calcext:value-type="string">
            <text:p>sector</text:p>
          </table:table-cell>
          <table:table-cell table:formula="of:=[$Observations.B3]" office:value-type="string" office:string-value="sector" calcext:value-type="string">
            <text:p>sector</text:p>
          </table:table-cell>
          <table:table-cell table:formula="of:=[$Observations.C3]" office:value-type="string" office:string-value="secteur" calcext:value-type="string">
            <text:p>secteur</text:p>
          </table:table-cell>
          <table:table-cell table:formula="of:=[$Observations.D3]" office:value-type="string" office:string-value="secteur" calcext:value-type="string">
            <text:p>secteur</text:p>
          </table:table-cell>
          <table:table-cell table:number-columns-repeated="1020"/>
        </table:table-row>
        <table:table-row table:style-name="ro1">
          <table:table-cell table:formula="of:=[$Observations.A4]" office:value-type="string" office:string-value="species.code" calcext:value-type="string">
            <text:p>species.code</text:p>
          </table:table-cell>
          <table:table-cell table:formula="of:=[$Observations.B4]" office:value-type="string" office:string-value="species.code" calcext:value-type="string">
            <text:p>species.code</text:p>
          </table:table-cell>
          <table:table-cell table:formula="of:=[$Observations.C4]" office:value-type="string" office:string-value="code.espece" calcext:value-type="string">
            <text:p>code.espece</text:p>
          </table:table-cell>
          <table:table-cell table:formula="of:=[$Observations.D4]" office:value-type="string" office:string-value="code_espece" calcext:value-type="string">
            <text:p>code_espece</text:p>
          </table:table-cell>
          <table:table-cell table:number-columns-repeated="1020"/>
        </table:table-row>
        <table:table-row table:style-name="ro1">
          <table:table-cell table:formula="of:=[$Observations.A5]" office:value-type="string" office:string-value="sex" calcext:value-type="string">
            <text:p>sex</text:p>
          </table:table-cell>
          <table:table-cell table:formula="of:=[$Observations.B5]" office:value-type="string" office:string-value="sex" calcext:value-type="string">
            <text:p>sex</text:p>
          </table:table-cell>
          <table:table-cell table:formula="of:=[$Observations.C5]" office:value-type="string" office:string-value="sexe" calcext:value-type="string">
            <text:p>sexe</text:p>
          </table:table-cell>
          <table:table-cell table:formula="of:=[$Observations.D5]" office:value-type="string" office:string-value="sexe" calcext:value-type="string">
            <text:p>sexe</text:p>
          </table:table-cell>
          <table:table-cell table:number-columns-repeated="1020"/>
        </table:table-row>
        <table:table-row table:style-name="ro1">
          <table:table-cell table:formula="of:=[$Observations.A6]" office:value-type="string" office:string-value="length" calcext:value-type="string">
            <text:p>length</text:p>
          </table:table-cell>
          <table:table-cell table:formula="of:=[$Observations.B6]" office:value-type="string" office:string-value="length" calcext:value-type="string">
            <text:p>length</text:p>
          </table:table-cell>
          <table:table-cell table:formula="of:=[$Observations.C6]" office:value-type="string" office:string-value="longueur" calcext:value-type="string">
            <text:p>longueur</text:p>
          </table:table-cell>
          <table:table-cell table:formula="of:=[$Observations.D6]" office:value-type="string" office:string-value="taille" calcext:value-type="string">
            <text:p>taille</text:p>
          </table:table-cell>
          <table:table-cell table:number-columns-repeated="1020"/>
        </table:table-row>
        <table:table-row table:style-name="ro1">
          <table:table-cell table:formula="of:=[$Observations.A7]" office:value-type="string" office:string-value="size.class" calcext:value-type="string">
            <text:p>size.class</text:p>
          </table:table-cell>
          <table:table-cell table:formula="of:=[$Observations.B7]" office:value-type="string" office:string-value="size.class" calcext:value-type="string">
            <text:p>size.class</text:p>
          </table:table-cell>
          <table:table-cell table:formula="of:=[$Observations.C7]" office:value-type="string" office:string-value="classe.taille" calcext:value-type="string">
            <text:p>classe.taille</text:p>
          </table:table-cell>
          <table:table-cell table:formula="of:=[$Observations.D7]" office:value-type="string" office:string-value="classe_taille" calcext:value-type="string">
            <text:p>classe_taille</text:p>
          </table:table-cell>
          <table:table-cell table:number-columns-repeated="1020"/>
        </table:table-row>
        <table:table-row table:style-name="ro1">
          <table:table-cell table:formula="of:=[$Observations.A8]" office:value-type="string" office:string-value="weight" calcext:value-type="string">
            <text:p>weight</text:p>
          </table:table-cell>
          <table:table-cell table:formula="of:=[$Observations.B8]" office:value-type="string" office:string-value="weight" calcext:value-type="string">
            <text:p>weight</text:p>
          </table:table-cell>
          <table:table-cell table:formula="of:=[$Observations.C8]" office:value-type="string" office:string-value="poids" calcext:value-type="string">
            <text:p>poids</text:p>
          </table:table-cell>
          <table:table-cell table:formula="of:=[$Observations.D8]" office:value-type="string" office:string-value="poids" calcext:value-type="string">
            <text:p>poids</text:p>
          </table:table-cell>
          <table:table-cell table:number-columns-repeated="1020"/>
        </table:table-row>
        <table:table-row table:style-name="ro1">
          <table:table-cell table:formula="of:=[$Observations.A9]" office:value-type="string" office:string-value="number" calcext:value-type="string">
            <text:p>number</text:p>
          </table:table-cell>
          <table:table-cell table:formula="of:=[$Observations.B9]" office:value-type="string" office:string-value="number" calcext:value-type="string">
            <text:p>number</text:p>
          </table:table-cell>
          <table:table-cell table:formula="of:=[$Observations.C9]" office:value-type="string" office:string-value="nombre" calcext:value-type="string">
            <text:p>nombre</text:p>
          </table:table-cell>
          <table:table-cell table:formula="of:=[$Observations.D9]" office:value-type="string" office:string-value="nombre" calcext:value-type="string">
            <text:p>nombre</text:p>
          </table:table-cell>
          <table:table-cell table:number-columns-repeated="1020"/>
        </table:table-row>
        <table:table-row table:style-name="ro1">
          <table:table-cell table:formula="of:=[$Observations.A10]" office:value-type="string" office:string-value="min.distance" calcext:value-type="string">
            <text:p>min.distance</text:p>
          </table:table-cell>
          <table:table-cell table:formula="of:=[$Observations.B10]" office:value-type="string" office:string-value="min.distance" calcext:value-type="string">
            <text:p>min.distance</text:p>
          </table:table-cell>
          <table:table-cell table:formula="of:=[$Observations.C10]" office:value-type="string" office:string-value="dist.min." calcext:value-type="string">
            <text:p>dist.min.</text:p>
          </table:table-cell>
          <table:table-cell table:formula="of:=[$Observations.D10]" office:value-type="string" office:string-value="dmin" calcext:value-type="string">
            <text:p>dmin</text:p>
          </table:table-cell>
          <table:table-cell table:number-columns-repeated="1020"/>
        </table:table-row>
        <table:table-row table:style-name="ro1">
          <table:table-cell table:formula="of:=[$Observations.A11]" office:value-type="string" office:string-value="max.distance" calcext:value-type="string">
            <text:p>max.distance</text:p>
          </table:table-cell>
          <table:table-cell table:formula="of:=[$Observations.B11]" office:value-type="string" office:string-value="max.distance" calcext:value-type="string">
            <text:p>max.distance</text:p>
          </table:table-cell>
          <table:table-cell table:formula="of:=[$Observations.C11]" office:value-type="string" office:string-value="dist.max" calcext:value-type="string">
            <text:p>dist.max</text:p>
          </table:table-cell>
          <table:table-cell table:formula="of:=[$Observations.D11]" office:value-type="string" office:string-value="dmax" calcext:value-type="string">
            <text:p>dmax</text:p>
          </table:table-cell>
          <table:table-cell table:number-columns-repeated="1020"/>
        </table:table-row>
        <table:table-row table:style-name="ro1">
          <table:table-cell table:formula="of:=[$Observations.A12]" office:value-type="string" office:string-value="rotation" calcext:value-type="string">
            <text:p>rotation</text:p>
          </table:table-cell>
          <table:table-cell table:formula="of:=[$Observations.B12]" office:value-type="string" office:string-value="rotation" calcext:value-type="string">
            <text:p>rotation</text:p>
          </table:table-cell>
          <table:table-cell table:formula="of:=[$Observations.C12]" office:value-type="string" office:string-value="rotation" calcext:value-type="string">
            <text:p>rotation</text:p>
          </table:table-cell>
          <table:table-cell table:formula="of:=[$Observations.D12]" office:value-type="string" office:string-value="rotation" calcext:value-type="string">
            <text:p>rotation</text:p>
          </table:table-cell>
          <table:table-cell table:number-columns-repeated="1020"/>
        </table:table-row>
        <table:table-row table:style-name="ro1">
          <table:table-cell table:formula="of:=[$Observations.A13]" office:value-type="string" office:string-value="spawnings" calcext:value-type="string">
            <text:p>spawnings</text:p>
          </table:table-cell>
          <table:table-cell table:formula="of:=[$Observations.B13]" office:value-type="string" office:string-value="spawnings" calcext:value-type="string">
            <text:p>spawnings</text:p>
          </table:table-cell>
          <table:table-cell table:formula="of:=[$Observations.C13]" office:value-type="string" office:string-value="pontes" calcext:value-type="string">
            <text:p>pontes</text:p>
          </table:table-cell>
          <table:table-cell table:formula="of:=[$Observations.D13]" office:value-type="string" office:string-value="pontes" calcext:value-type="string">
            <text:p>pontes</text:p>
          </table:table-cell>
          <table:table-cell table:number-columns-repeated="1020"/>
        </table:table-row>
        <table:table-row table:style-name="ro1">
          <table:table-cell table:formula="of:=[$Observations.A14]" office:value-type="string" office:string-value="tracks.number" calcext:value-type="string">
            <text:p>tracks.number</text:p>
          </table:table-cell>
          <table:table-cell table:formula="of:=[$Observations.B14]" office:value-type="string" office:string-value="tracks.number" calcext:value-type="string">
            <text:p>tracks.number</text:p>
          </table:table-cell>
          <table:table-cell table:formula="of:=[$Observations.C14]" office:value-type="string" office:string-value="nombre.traces" calcext:value-type="string">
            <text:p>nombre.traces</text:p>
          </table:table-cell>
          <table:table-cell table:formula="of:=[$Observations.D14]" office:value-type="string" office:string-value="nombre.traces" calcext:value-type="string">
            <text:p>nombre.traces</text:p>
          </table:table-cell>
          <table:table-cell table:number-columns-repeated="1020"/>
        </table:table-row>
        <table:table-row table:style-name="ro1">
          <table:table-cell table:formula="of:=[$'Observation.units'.A2]" office:value-type="string" office:string-value="study.area" calcext:value-type="string">
            <text:p>study.area</text:p>
          </table:table-cell>
          <table:table-cell table:formula="of:=[$'Observation.units'.B2]" office:value-type="string" office:string-value="study.area" calcext:value-type="string">
            <text:p>study.area</text:p>
          </table:table-cell>
          <table:table-cell table:formula="of:=[$'Observation.units'.C2]" office:value-type="string" office:string-value="cas.etude" calcext:value-type="string">
            <text:p>cas.etude</text:p>
          </table:table-cell>
          <table:table-cell table:formula="of:=[$'Observation.units'.D2]" office:value-type="string" office:string-value="cas.etude" calcext:value-type="string">
            <text:p>cas.etude</text:p>
          </table:table-cell>
          <table:table-cell table:number-columns-repeated="1020"/>
        </table:table-row>
        <table:table-row table:style-name="ro1">
          <table:table-cell table:formula="of:=[$'Observation.units'.A4]" office:value-type="string" office:string-value="observation.type" calcext:value-type="string">
            <text:p>observation.type</text:p>
          </table:table-cell>
          <table:table-cell table:formula="of:=[$'Observation.units'.B4]" office:value-type="string" office:string-value="observation.type" calcext:value-type="string">
            <text:p>observation.type</text:p>
          </table:table-cell>
          <table:table-cell table:formula="of:=[$'Observation.units'.C4]" office:value-type="string" office:string-value="type.observation" calcext:value-type="string">
            <text:p>type.observation</text:p>
          </table:table-cell>
          <table:table-cell table:formula="of:=[$'Observation.units'.D4]" office:value-type="string" office:string-value="type" calcext:value-type="string">
            <text:p>type</text:p>
          </table:table-cell>
          <table:table-cell table:number-columns-repeated="1020"/>
        </table:table-row>
        <table:table-row table:style-name="ro1">
          <table:table-cell table:formula="of:=[$'Observation.units'.A5]" office:value-type="string" office:string-value="site" calcext:value-type="string">
            <text:p>site</text:p>
          </table:table-cell>
          <table:table-cell table:formula="of:=[$'Observation.units'.B5]" office:value-type="string" office:string-value="site" calcext:value-type="string">
            <text:p>site</text:p>
          </table:table-cell>
          <table:table-cell table:formula="of:=[$'Observation.units'.C5]" office:value-type="string" office:string-value="site" calcext:value-type="string">
            <text:p>site</text:p>
          </table:table-cell>
          <table:table-cell table:formula="of:=[$'Observation.units'.D5]" office:value-type="string" office:string-value="site" calcext:value-type="string">
            <text:p>site</text:p>
          </table:table-cell>
          <table:table-cell table:number-columns-repeated="1020"/>
        </table:table-row>
        <table:table-row table:style-name="ro1">
          <table:table-cell table:formula="of:=[$'Observation.units'.A6]" office:value-type="string" office:string-value="station" calcext:value-type="string">
            <text:p>station</text:p>
          </table:table-cell>
          <table:table-cell table:formula="of:=[$'Observation.units'.B6]" office:value-type="string" office:string-value="station" calcext:value-type="string">
            <text:p>station</text:p>
          </table:table-cell>
          <table:table-cell table:formula="of:=[$'Observation.units'.C6]" office:value-type="string" office:string-value="station" calcext:value-type="string">
            <text:p>station</text:p>
          </table:table-cell>
          <table:table-cell table:formula="of:=[$'Observation.units'.D6]" office:value-type="string" office:string-value="station" calcext:value-type="string">
            <text:p>station</text:p>
          </table:table-cell>
          <table:table-cell table:number-columns-repeated="1020"/>
        </table:table-row>
        <table:table-row table:style-name="ro1">
          <table:table-cell table:formula="of:=[$'Observation.units'.A7]" office:value-type="string" office:string-value="geogr.descriptor1" calcext:value-type="string">
            <text:p>geogr.descriptor1</text:p>
          </table:table-cell>
          <table:table-cell table:formula="of:=[$'Observation.units'.B7]" office:value-type="string" office:string-value="geogr.descriptor1" calcext:value-type="string">
            <text:p>geogr.descriptor1</text:p>
          </table:table-cell>
          <table:table-cell table:formula="of:=[$'Observation.units'.C7]" office:value-type="string" office:string-value="caracteristique.1" calcext:value-type="string">
            <text:p>caracteristique.1</text:p>
          </table:table-cell>
          <table:table-cell table:formula="of:=[$'Observation.units'.D7]" office:value-type="string" office:string-value="caracteristique_1" calcext:value-type="string">
            <text:p>caracteristique_1</text:p>
          </table:table-cell>
          <table:table-cell table:number-columns-repeated="1020"/>
        </table:table-row>
        <table:table-row table:style-name="ro1">
          <table:table-cell table:formula="of:=[$'Observation.units'.A8]" office:value-type="string" office:string-value="geogr.descriptor2" calcext:value-type="string">
            <text:p>geogr.descriptor2</text:p>
          </table:table-cell>
          <table:table-cell table:formula="of:=[$'Observation.units'.B8]" office:value-type="string" office:string-value="geogr.descriptor2" calcext:value-type="string">
            <text:p>geogr.descriptor2</text:p>
          </table:table-cell>
          <table:table-cell table:formula="of:=[$'Observation.units'.C8]" office:value-type="string" office:string-value="caracteristique.2" calcext:value-type="string">
            <text:p>caracteristique.2</text:p>
          </table:table-cell>
          <table:table-cell table:formula="of:=[$'Observation.units'.D8]" office:value-type="string" office:string-value="caracteristique_2" calcext:value-type="string">
            <text:p>caracteristique_2</text:p>
          </table:table-cell>
          <table:table-cell table:number-columns-repeated="1020"/>
        </table:table-row>
        <table:table-row table:style-name="ro1">
          <table:table-cell table:formula="of:=[$'Observation.units'.A9]" office:value-type="string" office:string-value="sampling.rate" calcext:value-type="string">
            <text:p>sampling.rate</text:p>
          </table:table-cell>
          <table:table-cell table:formula="of:=[$'Observation.units'.B9]" office:value-type="string" office:string-value="sampling.rate" calcext:value-type="string">
            <text:p>sampling.rate</text:p>
          </table:table-cell>
          <table:table-cell table:formula="of:=[$'Observation.units'.C9]" office:value-type="string" office:string-value="fraction.echantillonnee" calcext:value-type="string">
            <text:p>fraction.echantillonnee</text:p>
          </table:table-cell>
          <table:table-cell table:formula="of:=[$'Observation.units'.D9]" office:value-type="string" office:string-value="fraction_echantillonnee" calcext:value-type="string">
            <text:p>fraction_echantillonnee</text:p>
          </table:table-cell>
          <table:table-cell table:number-columns-repeated="1020"/>
        </table:table-row>
        <table:table-row table:style-name="ro1">
          <table:table-cell table:formula="of:=[$'Observation.units'.A10]" office:value-type="string" office:string-value="day" calcext:value-type="string">
            <text:p>day</text:p>
          </table:table-cell>
          <table:table-cell table:formula="of:=[$'Observation.units'.B10]" office:value-type="string" office:string-value="day" calcext:value-type="string">
            <text:p>day</text:p>
          </table:table-cell>
          <table:table-cell table:formula="of:=[$'Observation.units'.C10]" office:value-type="string" office:string-value="jour" calcext:value-type="string">
            <text:p>jour</text:p>
          </table:table-cell>
          <table:table-cell table:formula="of:=[$'Observation.units'.D10]" office:value-type="string" office:string-value="jour" calcext:value-type="string">
            <text:p>jour</text:p>
          </table:table-cell>
          <table:table-cell table:number-columns-repeated="1020"/>
        </table:table-row>
        <table:table-row table:style-name="ro1">
          <table:table-cell table:formula="of:=[$'Observation.units'.A11]" office:value-type="string" office:string-value="month" calcext:value-type="string">
            <text:p>month</text:p>
          </table:table-cell>
          <table:table-cell table:formula="of:=[$'Observation.units'.B11]" office:value-type="string" office:string-value="month" calcext:value-type="string">
            <text:p>month</text:p>
          </table:table-cell>
          <table:table-cell table:formula="of:=[$'Observation.units'.C11]" office:value-type="string" office:string-value="mois" calcext:value-type="string">
            <text:p>mois</text:p>
          </table:table-cell>
          <table:table-cell table:formula="of:=[$'Observation.units'.D11]" office:value-type="string" office:string-value="mois" calcext:value-type="string">
            <text:p>mois</text:p>
          </table:table-cell>
          <table:table-cell table:number-columns-repeated="1020"/>
        </table:table-row>
        <table:table-row table:style-name="ro1">
          <table:table-cell table:formula="of:=[$'Observation.units'.A12]" office:value-type="string" office:string-value="year" calcext:value-type="string">
            <text:p>year</text:p>
          </table:table-cell>
          <table:table-cell table:formula="of:=[$'Observation.units'.B12]" office:value-type="string" office:string-value="year" calcext:value-type="string">
            <text:p>year</text:p>
          </table:table-cell>
          <table:table-cell table:formula="of:=[$'Observation.units'.C12]" office:value-type="string" office:string-value="an" calcext:value-type="string">
            <text:p>an</text:p>
          </table:table-cell>
          <table:table-cell table:formula="of:=[$'Observation.units'.D12]" office:value-type="string" office:string-value="an" calcext:value-type="string">
            <text:p>an</text:p>
          </table:table-cell>
          <table:table-cell table:number-columns-repeated="1020"/>
        </table:table-row>
        <table:table-row table:style-name="ro1">
          <table:table-cell table:formula="of:=[$'Observation.units'.A13]" office:value-type="string" office:string-value="hour" calcext:value-type="string">
            <text:p>hour</text:p>
          </table:table-cell>
          <table:table-cell table:formula="of:=[$'Observation.units'.B13]" office:value-type="string" office:string-value="hour" calcext:value-type="string">
            <text:p>hour</text:p>
          </table:table-cell>
          <table:table-cell table:formula="of:=[$'Observation.units'.C13]" office:value-type="string" office:string-value="heure" calcext:value-type="string">
            <text:p>heure</text:p>
          </table:table-cell>
          <table:table-cell table:formula="of:=[$'Observation.units'.D13]" office:value-type="string" office:string-value="heure" calcext:value-type="string">
            <text:p>heure</text:p>
          </table:table-cell>
          <table:table-cell table:number-columns-repeated="1020"/>
        </table:table-row>
        <table:table-row table:style-name="ro1">
          <table:table-cell table:formula="of:=[$'Observation.units'.A14]" office:value-type="string" office:string-value="cloud.cover" calcext:value-type="string">
            <text:p>cloud.cover</text:p>
          </table:table-cell>
          <table:table-cell table:formula="of:=[$'Observation.units'.B14]" office:value-type="string" office:string-value="cloud.cover" calcext:value-type="string">
            <text:p>cloud.cover</text:p>
          </table:table-cell>
          <table:table-cell table:formula="of:=[$'Observation.units'.C14]" office:value-type="string" office:string-value="nebulosite" calcext:value-type="string">
            <text:p>nebulosite</text:p>
          </table:table-cell>
          <table:table-cell table:formula="of:=[$'Observation.units'.D14]" office:value-type="string" office:string-value="nebulosite" calcext:value-type="string">
            <text:p>nebulosite</text:p>
          </table:table-cell>
          <table:table-cell table:number-columns-repeated="1020"/>
        </table:table-row>
        <table:table-row table:style-name="ro1">
          <table:table-cell table:formula="of:=[$'Observation.units'.A15]" office:value-type="string" office:string-value="wind.direction" calcext:value-type="string">
            <text:p>wind.direction</text:p>
          </table:table-cell>
          <table:table-cell table:formula="of:=[$'Observation.units'.B15]" office:value-type="string" office:string-value="wind.direction" calcext:value-type="string">
            <text:p>wind.direction</text:p>
          </table:table-cell>
          <table:table-cell table:formula="of:=[$'Observation.units'.C15]" office:value-type="string" office:string-value="direction.vent" calcext:value-type="string">
            <text:p>direction.vent</text:p>
          </table:table-cell>
          <table:table-cell table:formula="of:=[$'Observation.units'.D15]" office:value-type="string" office:string-value="direction_vent" calcext:value-type="string">
            <text:p>direction_vent</text:p>
          </table:table-cell>
          <table:table-cell table:number-columns-repeated="1020"/>
        </table:table-row>
        <table:table-row table:style-name="ro1">
          <table:table-cell table:formula="of:=[$'Observation.units'.A16]" office:value-type="string" office:string-value="wind.strength" calcext:value-type="string">
            <text:p>wind.strength</text:p>
          </table:table-cell>
          <table:table-cell table:formula="of:=[$'Observation.units'.B16]" office:value-type="string" office:string-value="wind.strength" calcext:value-type="string">
            <text:p>wind.strength</text:p>
          </table:table-cell>
          <table:table-cell table:formula="of:=[$'Observation.units'.C16]" office:value-type="string" office:string-value="force.vent" calcext:value-type="string">
            <text:p>force.vent</text:p>
          </table:table-cell>
          <table:table-cell table:formula="of:=[$'Observation.units'.D16]" office:value-type="string" office:string-value="force_vent" calcext:value-type="string">
            <text:p>force_vent</text:p>
          </table:table-cell>
          <table:table-cell table:number-columns-repeated="1020"/>
        </table:table-row>
        <table:table-row table:style-name="ro1">
          <table:table-cell table:formula="of:=[$'Observation.units'.A17]" office:value-type="string" office:string-value="sea.condition" calcext:value-type="string">
            <text:p>sea.condition</text:p>
          </table:table-cell>
          <table:table-cell table:formula="of:=[$'Observation.units'.B17]" office:value-type="string" office:string-value="sea.condition" calcext:value-type="string">
            <text:p>sea.condition</text:p>
          </table:table-cell>
          <table:table-cell table:formula="of:=[$'Observation.units'.C17]" office:value-type="string" office:string-value="etat.mer" calcext:value-type="string">
            <text:p>etat.mer</text:p>
          </table:table-cell>
          <table:table-cell table:formula="of:=[$'Observation.units'.D17]" office:value-type="string" office:string-value="etat_mer" calcext:value-type="string">
            <text:p>etat_mer</text:p>
          </table:table-cell>
          <table:table-cell table:number-columns-repeated="1020"/>
        </table:table-row>
        <table:table-row table:style-name="ro1">
          <table:table-cell table:formula="of:=[$'Observation.units'.A18]" office:value-type="string" office:string-value="current" calcext:value-type="string">
            <text:p>current</text:p>
          </table:table-cell>
          <table:table-cell table:formula="of:=[$'Observation.units'.B18]" office:value-type="string" office:string-value="current" calcext:value-type="string">
            <text:p>current</text:p>
          </table:table-cell>
          <table:table-cell table:formula="of:=[$'Observation.units'.C18]" office:value-type="string" office:string-value="courant" calcext:value-type="string">
            <text:p>courant</text:p>
          </table:table-cell>
          <table:table-cell table:formula="of:=[$'Observation.units'.D18]" office:value-type="string" office:string-value="courant" calcext:value-type="string">
            <text:p>courant</text:p>
          </table:table-cell>
          <table:table-cell table:number-columns-repeated="1020"/>
        </table:table-row>
        <table:table-row table:style-name="ro1">
          <table:table-cell table:formula="of:=[$'Observation.units'.A19]" office:value-type="string" office:string-value="tide" calcext:value-type="string">
            <text:p>tide</text:p>
          </table:table-cell>
          <table:table-cell table:formula="of:=[$'Observation.units'.B19]" office:value-type="string" office:string-value="tide" calcext:value-type="string">
            <text:p>tide</text:p>
          </table:table-cell>
          <table:table-cell table:formula="of:=[$'Observation.units'.C19]" office:value-type="string" office:string-value="maree" calcext:value-type="string">
            <text:p>maree</text:p>
          </table:table-cell>
          <table:table-cell table:formula="of:=[$'Observation.units'.D19]" office:value-type="string" office:string-value="maree" calcext:value-type="string">
            <text:p>maree</text:p>
          </table:table-cell>
          <table:table-cell table:number-columns-repeated="1020"/>
        </table:table-row>
        <table:table-row table:style-name="ro1">
          <table:table-cell table:formula="of:=[$'Observation.units'.A20]" office:value-type="string" office:string-value="moon.phase" calcext:value-type="string">
            <text:p>moon.phase</text:p>
          </table:table-cell>
          <table:table-cell table:formula="of:=[$'Observation.units'.B20]" office:value-type="string" office:string-value="moon.phase" calcext:value-type="string">
            <text:p>moon.phase</text:p>
          </table:table-cell>
          <table:table-cell table:formula="of:=[$'Observation.units'.C20]" office:value-type="string" office:string-value="phase.lunaire" calcext:value-type="string">
            <text:p>phase.lunaire</text:p>
          </table:table-cell>
          <table:table-cell table:formula="of:=[$'Observation.units'.D20]" office:value-type="string" office:string-value="phase_lunaire" calcext:value-type="string">
            <text:p>phase_lunaire</text:p>
          </table:table-cell>
          <table:table-cell table:number-columns-repeated="1020"/>
        </table:table-row>
        <table:table-row table:style-name="ro1">
          <table:table-cell table:formula="of:=[$'Observation.units'.A21]" office:value-type="string" office:string-value="latitude" calcext:value-type="string">
            <text:p>latitude</text:p>
          </table:table-cell>
          <table:table-cell table:formula="of:=[$'Observation.units'.B21]" office:value-type="string" office:string-value="latitude" calcext:value-type="string">
            <text:p>latitude</text:p>
          </table:table-cell>
          <table:table-cell table:formula="of:=[$'Observation.units'.C21]" office:value-type="string" office:string-value="latitude" calcext:value-type="string">
            <text:p>latitude</text:p>
          </table:table-cell>
          <table:table-cell table:formula="of:=[$'Observation.units'.D21]" office:value-type="string" office:string-value="latitude" calcext:value-type="string">
            <text:p>latitude</text:p>
          </table:table-cell>
          <table:table-cell table:number-columns-repeated="1020"/>
        </table:table-row>
        <table:table-row table:style-name="ro1">
          <table:table-cell table:formula="of:=[$'Observation.units'.A22]" office:value-type="string" office:string-value="longitude" calcext:value-type="string">
            <text:p>longitude</text:p>
          </table:table-cell>
          <table:table-cell table:formula="of:=[$'Observation.units'.B22]" office:value-type="string" office:string-value="longitude" calcext:value-type="string">
            <text:p>longitude</text:p>
          </table:table-cell>
          <table:table-cell table:formula="of:=[$'Observation.units'.C22]" office:value-type="string" office:string-value="longitude" calcext:value-type="string">
            <text:p>longitude</text:p>
          </table:table-cell>
          <table:table-cell table:formula="of:=[$'Observation.units'.D22]" office:value-type="string" office:string-value="longitude" calcext:value-type="string">
            <text:p>longitude</text:p>
          </table:table-cell>
          <table:table-cell table:number-columns-repeated="1020"/>
        </table:table-row>
        <table:table-row table:style-name="ro1">
          <table:table-cell table:formula="of:=[$'Observation.units'.A23]" office:value-type="string" office:string-value="protection.status" calcext:value-type="string">
            <text:p>protection.status</text:p>
          </table:table-cell>
          <table:table-cell table:formula="of:=[$'Observation.units'.B23]" office:value-type="string" office:string-value="protection.status" calcext:value-type="string">
            <text:p>protection.status</text:p>
          </table:table-cell>
          <table:table-cell table:formula="of:=[$'Observation.units'.C23]" office:value-type="string" office:string-value="statut.protection" calcext:value-type="string">
            <text:p>statut.protection</text:p>
          </table:table-cell>
          <table:table-cell table:formula="of:=[$'Observation.units'.D23]" office:value-type="string" office:string-value="statut_protection" calcext:value-type="string">
            <text:p>statut_protection</text:p>
          </table:table-cell>
          <table:table-cell table:number-columns-repeated="1020"/>
        </table:table-row>
        <table:table-row table:style-name="ro1">
          <table:table-cell table:formula="of:=[$'Observation.units'.A24]" office:value-type="string" office:string-value="before.after" calcext:value-type="string">
            <text:p>before.after</text:p>
          </table:table-cell>
          <table:table-cell table:formula="of:=[$'Observation.units'.B24]" office:value-type="string" office:string-value="before.after" calcext:value-type="string">
            <text:p>before.after</text:p>
          </table:table-cell>
          <table:table-cell table:formula="of:=[$'Observation.units'.C24]" office:value-type="string" office:string-value="avant.apres" calcext:value-type="string">
            <text:p>avant.apres</text:p>
          </table:table-cell>
          <table:table-cell table:formula="of:=[$'Observation.units'.D24]" office:value-type="string" office:string-value="avant_apres" calcext:value-type="string">
            <text:p>avant_apres</text:p>
          </table:table-cell>
          <table:table-cell table:number-columns-repeated="1020"/>
        </table:table-row>
        <table:table-row table:style-name="ro1">
          <table:table-cell table:formula="of:=[$'Observation.units'.A25]" office:value-type="string" office:string-value="biotop" calcext:value-type="string">
            <text:p>biotop</text:p>
          </table:table-cell>
          <table:table-cell table:formula="of:=[$'Observation.units'.B25]" office:value-type="string" office:string-value="biotop" calcext:value-type="string">
            <text:p>biotop</text:p>
          </table:table-cell>
          <table:table-cell table:formula="of:=[$'Observation.units'.C25]" office:value-type="string" office:string-value="biotope" calcext:value-type="string">
            <text:p>biotope</text:p>
          </table:table-cell>
          <table:table-cell table:formula="of:=[$'Observation.units'.D25]" office:value-type="string" office:string-value="biotope" calcext:value-type="string">
            <text:p>biotope</text:p>
          </table:table-cell>
          <table:table-cell table:number-columns-repeated="1020"/>
        </table:table-row>
        <table:table-row table:style-name="ro1">
          <table:table-cell table:formula="of:=[$'Observation.units'.A26]" office:value-type="string" office:string-value="biotop.2" calcext:value-type="string">
            <text:p>biotop.2</text:p>
          </table:table-cell>
          <table:table-cell table:formula="of:=[$'Observation.units'.B26]" office:value-type="string" office:string-value="biotop.2" calcext:value-type="string">
            <text:p>biotop.2</text:p>
          </table:table-cell>
          <table:table-cell table:formula="of:=[$'Observation.units'.C26]" office:value-type="string" office:string-value="biotope.2" calcext:value-type="string">
            <text:p>biotope.2</text:p>
          </table:table-cell>
          <table:table-cell table:formula="of:=[$'Observation.units'.D26]" office:value-type="string" office:string-value="biotope_2" calcext:value-type="string">
            <text:p>biotope_2</text:p>
          </table:table-cell>
          <table:table-cell table:number-columns-repeated="1020"/>
        </table:table-row>
        <table:table-row table:style-name="ro1">
          <table:table-cell table:formula="of:=[$'Observation.units'.A27]" office:value-type="string" office:string-value="habitat1" calcext:value-type="string">
            <text:p>habitat1</text:p>
          </table:table-cell>
          <table:table-cell table:formula="of:=[$'Observation.units'.B27]" office:value-type="string" office:string-value="habitat1" calcext:value-type="string">
            <text:p>habitat1</text:p>
          </table:table-cell>
          <table:table-cell table:formula="of:=[$'Observation.units'.C27]" office:value-type="string" office:string-value="habitat1" calcext:value-type="string">
            <text:p>habitat1</text:p>
          </table:table-cell>
          <table:table-cell table:formula="of:=[$'Observation.units'.D27]" office:value-type="string" office:string-value="habitat1" calcext:value-type="string">
            <text:p>habitat1</text:p>
          </table:table-cell>
          <table:table-cell table:number-columns-repeated="1020"/>
        </table:table-row>
        <table:table-row table:style-name="ro1">
          <table:table-cell table:formula="of:=[$'Observation.units'.A28]" office:value-type="string" office:string-value="habitat2" calcext:value-type="string">
            <text:p>habitat2</text:p>
          </table:table-cell>
          <table:table-cell table:formula="of:=[$'Observation.units'.B28]" office:value-type="string" office:string-value="habitat2" calcext:value-type="string">
            <text:p>habitat2</text:p>
          </table:table-cell>
          <table:table-cell table:formula="of:=[$'Observation.units'.C28]" office:value-type="string" office:string-value="habitat2" calcext:value-type="string">
            <text:p>habitat2</text:p>
          </table:table-cell>
          <table:table-cell table:formula="of:=[$'Observation.units'.D28]" office:value-type="string" office:string-value="habitat2" calcext:value-type="string">
            <text:p>habitat2</text:p>
          </table:table-cell>
          <table:table-cell table:number-columns-repeated="1020"/>
        </table:table-row>
        <table:table-row table:style-name="ro1">
          <table:table-cell table:formula="of:=[$'Observation.units'.A29]" office:value-type="string" office:string-value="habitat3" calcext:value-type="string">
            <text:p>habitat3</text:p>
          </table:table-cell>
          <table:table-cell table:formula="of:=[$'Observation.units'.B29]" office:value-type="string" office:string-value="habitat3" calcext:value-type="string">
            <text:p>habitat3</text:p>
          </table:table-cell>
          <table:table-cell table:formula="of:=[$'Observation.units'.C29]" office:value-type="string" office:string-value="habitat3" calcext:value-type="string">
            <text:p>habitat3</text:p>
          </table:table-cell>
          <table:table-cell table:formula="of:=[$'Observation.units'.D29]" office:value-type="string" office:string-value="habitat3" calcext:value-type="string">
            <text:p>habitat3</text:p>
          </table:table-cell>
          <table:table-cell table:number-columns-repeated="1020"/>
        </table:table-row>
        <table:table-row table:style-name="ro1">
          <table:table-cell table:formula="of:=[$'Observation.units'.A30]" office:value-type="string" office:string-value="visibility" calcext:value-type="string">
            <text:p>visibility</text:p>
          </table:table-cell>
          <table:table-cell table:formula="of:=[$'Observation.units'.B30]" office:value-type="string" office:string-value="visibility" calcext:value-type="string">
            <text:p>visibility</text:p>
          </table:table-cell>
          <table:table-cell table:formula="of:=[$'Observation.units'.C30]" office:value-type="string" office:string-value="visibilite" calcext:value-type="string">
            <text:p>visibilite</text:p>
          </table:table-cell>
          <table:table-cell table:formula="of:=[$'Observation.units'.D30]" office:value-type="string" office:string-value="visibilite" calcext:value-type="string">
            <text:p>visibilite</text:p>
          </table:table-cell>
          <table:table-cell table:number-columns-repeated="1020"/>
        </table:table-row>
        <table:table-row table:style-name="ro1">
          <table:table-cell table:formula="of:=[$'Observation.units'.A31]" office:value-type="string" office:string-value="min.depth" calcext:value-type="string">
            <text:p>min.depth</text:p>
          </table:table-cell>
          <table:table-cell table:formula="of:=[$'Observation.units'.B31]" office:value-type="string" office:string-value="min.depth" calcext:value-type="string">
            <text:p>min.depth</text:p>
          </table:table-cell>
          <table:table-cell table:formula="of:=[$'Observation.units'.C31]" office:value-type="string" office:string-value="prof.min" calcext:value-type="string">
            <text:p>prof.min</text:p>
          </table:table-cell>
          <table:table-cell table:formula="of:=[$'Observation.units'.D31]" office:value-type="string" office:string-value="prof_min" calcext:value-type="string">
            <text:p>prof_min</text:p>
          </table:table-cell>
          <table:table-cell table:number-columns-repeated="1020"/>
        </table:table-row>
        <table:table-row table:style-name="ro1">
          <table:table-cell table:formula="of:=[$'Observation.units'.A32]" office:value-type="string" office:string-value="max.depth" calcext:value-type="string">
            <text:p>max.depth</text:p>
          </table:table-cell>
          <table:table-cell table:formula="of:=[$'Observation.units'.B32]" office:value-type="string" office:string-value="max.depth" calcext:value-type="string">
            <text:p>max.depth</text:p>
          </table:table-cell>
          <table:table-cell table:formula="of:=[$'Observation.units'.C32]" office:value-type="string" office:string-value="prof.max" calcext:value-type="string">
            <text:p>prof.max</text:p>
          </table:table-cell>
          <table:table-cell table:formula="of:=[$'Observation.units'.D32]" office:value-type="string" office:string-value="prof_max" calcext:value-type="string">
            <text:p>prof_max</text:p>
          </table:table-cell>
          <table:table-cell table:number-columns-repeated="1020"/>
        </table:table-row>
        <table:table-row table:style-name="ro1">
          <table:table-cell table:formula="of:=[$'Observation.units'.A33]" office:value-type="string" office:string-value="obs.dim1" calcext:value-type="string">
            <text:p>obs.dim1</text:p>
          </table:table-cell>
          <table:table-cell table:formula="of:=[$'Observation.units'.B33]" office:value-type="string" office:string-value="obs.dim1" calcext:value-type="string">
            <text:p>obs.dim1</text:p>
          </table:table-cell>
          <table:table-cell table:formula="of:=[$'Observation.units'.C33]" office:value-type="string" office:string-value="DimObs1" calcext:value-type="string">
            <text:p>DimObs1</text:p>
          </table:table-cell>
          <table:table-cell table:formula="of:=[$'Observation.units'.D33]" office:value-type="string" office:string-value="DimObs1" calcext:value-type="string">
            <text:p>DimObs1</text:p>
          </table:table-cell>
          <table:table-cell table:number-columns-repeated="1020"/>
        </table:table-row>
        <table:table-row table:style-name="ro1">
          <table:table-cell table:formula="of:=[$'Observation.units'.A34]" office:value-type="string" office:string-value="obs.dim2" calcext:value-type="string">
            <text:p>obs.dim2</text:p>
          </table:table-cell>
          <table:table-cell table:formula="of:=[$'Observation.units'.B34]" office:value-type="string" office:string-value="obs.dim2" calcext:value-type="string">
            <text:p>obs.dim2</text:p>
          </table:table-cell>
          <table:table-cell table:formula="of:=[$'Observation.units'.C34]" office:value-type="string" office:string-value="DimObs2" calcext:value-type="string">
            <text:p>DimObs2</text:p>
          </table:table-cell>
          <table:table-cell table:formula="of:=[$'Observation.units'.D34]" office:value-type="string" office:string-value="DimObs2" calcext:value-type="string">
            <text:p>DimObs2</text:p>
          </table:table-cell>
          <table:table-cell table:number-columns-repeated="1020"/>
        </table:table-row>
        <table:table-row table:style-name="ro1">
          <table:table-cell table:formula="of:=[$'Observation.units'.A35]" office:value-type="string" office:string-value="nb.divers" calcext:value-type="string">
            <text:p>nb.divers</text:p>
          </table:table-cell>
          <table:table-cell table:formula="of:=[$'Observation.units'.B35]" office:value-type="string" office:string-value="nb.divers" calcext:value-type="string">
            <text:p>nb.divers</text:p>
          </table:table-cell>
          <table:table-cell table:formula="of:=[$'Observation.units'.C35]" office:value-type="string" office:string-value="nb.plong" calcext:value-type="string">
            <text:p>nb.plong</text:p>
          </table:table-cell>
          <table:table-cell table:formula="of:=[$'Observation.units'.D35]" office:value-type="string" office:string-value="nb_plong" calcext:value-type="string">
            <text:p>nb_plong</text:p>
          </table:table-cell>
          <table:table-cell table:number-columns-repeated="1020"/>
        </table:table-row>
        <table:table-row table:style-name="ro1">
          <table:table-cell table:formula="of:=[$'Observation.units'.A36]" office:value-type="string" office:string-value="diver" calcext:value-type="string">
            <text:p>diver</text:p>
          </table:table-cell>
          <table:table-cell table:formula="of:=[$'Observation.units'.B36]" office:value-type="string" office:string-value="diver" calcext:value-type="string">
            <text:p>diver</text:p>
          </table:table-cell>
          <table:table-cell table:formula="of:=[$'Observation.units'.C36]" office:value-type="string" office:string-value="plongeur" calcext:value-type="string">
            <text:p>plongeur</text:p>
          </table:table-cell>
          <table:table-cell table:formula="of:=[$'Observation.units'.D36]" office:value-type="string" office:string-value="plongeur" calcext:value-type="string">
            <text:p>plongeur</text:p>
          </table:table-cell>
          <table:table-cell table:number-columns-repeated="1020"/>
        </table:table-row>
        <table:table-row table:style-name="ro1">
          <table:table-cell table:formula="of:=[$'Sp.ref.global'.A3]" office:value-type="string" office:string-value="SIH.group.code" calcext:value-type="string">
            <text:p>SIH.group.code</text:p>
          </table:table-cell>
          <table:table-cell table:formula="of:=[$'Sp.ref.global'.B3]" office:value-type="string" office:string-value="SIH.group.code" calcext:value-type="string">
            <text:p>SIH.group.code</text:p>
          </table:table-cell>
          <table:table-cell table:formula="of:=[$'Sp.ref.global'.C3]" office:value-type="string" office:string-value="groupe.espece.SIH" calcext:value-type="string">
            <text:p>groupe.espece.SIH</text:p>
          </table:table-cell>
          <table:table-cell table:formula="of:=[$'Sp.ref.global'.D3]" office:value-type="string" office:string-value="GrSIH" calcext:value-type="string">
            <text:p>GrSIH</text:p>
          </table:table-cell>
          <table:table-cell table:number-columns-repeated="1020"/>
        </table:table-row>
        <table:table-row table:style-name="ro1">
          <table:table-cell table:formula="of:=[$'Sp.ref.global'.A4]" office:value-type="string" office:string-value="SIH.species.code" calcext:value-type="string">
            <text:p>SIH.species.code</text:p>
          </table:table-cell>
          <table:table-cell table:formula="of:=[$'Sp.ref.global'.B4]" office:value-type="string" office:string-value="SIH.species.code" calcext:value-type="string">
            <text:p>SIH.species.code</text:p>
          </table:table-cell>
          <table:table-cell table:formula="of:=[$'Sp.ref.global'.C4]" office:value-type="string" office:string-value="code.espece.SIH" calcext:value-type="string">
            <text:p>code.espece.SIH</text:p>
          </table:table-cell>
          <table:table-cell table:formula="of:=[$'Sp.ref.global'.D4]" office:value-type="string" office:string-value="CodeSIH" calcext:value-type="string">
            <text:p>CodeSIH</text:p>
          </table:table-cell>
          <table:table-cell table:number-columns-repeated="1020"/>
        </table:table-row>
        <table:table-row table:style-name="ro1">
          <table:table-cell table:formula="of:=[$'Sp.ref.global'.A5]" office:value-type="string" office:string-value="ISSCAAP.group" calcext:value-type="string">
            <text:p>ISSCAAP.group</text:p>
          </table:table-cell>
          <table:table-cell table:formula="of:=[$'Sp.ref.global'.B5]" office:value-type="string" office:string-value="ISSCAAP.group" calcext:value-type="string">
            <text:p>ISSCAAP.group</text:p>
          </table:table-cell>
          <table:table-cell table:formula="of:=[$'Sp.ref.global'.C5]" office:value-type="string" office:string-value="groupe.ISSCAAP" calcext:value-type="string">
            <text:p>groupe.ISSCAAP</text:p>
          </table:table-cell>
          <table:table-cell table:formula="of:=[$'Sp.ref.global'.D5]" office:value-type="string" office:string-value="IssCaap" calcext:value-type="string">
            <text:p>IssCaap</text:p>
          </table:table-cell>
          <table:table-cell table:number-columns-repeated="1020"/>
        </table:table-row>
        <table:table-row table:style-name="ro1">
          <table:table-cell table:formula="of:=[$'Sp.ref.global'.A6]" office:value-type="string" office:string-value="taxo.code" calcext:value-type="string">
            <text:p>taxo.code</text:p>
          </table:table-cell>
          <table:table-cell table:formula="of:=[$'Sp.ref.global'.B6]" office:value-type="string" office:string-value="taxo.code" calcext:value-type="string">
            <text:p>taxo.code</text:p>
          </table:table-cell>
          <table:table-cell table:formula="of:=[$'Sp.ref.global'.C6]" office:value-type="string" office:string-value="code.taxo" calcext:value-type="string">
            <text:p>code.taxo</text:p>
          </table:table-cell>
          <table:table-cell table:formula="of:=[$'Sp.ref.global'.D6]" office:value-type="string" office:string-value="TaxoCode" calcext:value-type="string">
            <text:p>TaxoCode</text:p>
          </table:table-cell>
          <table:table-cell table:number-columns-repeated="1020"/>
        </table:table-row>
        <table:table-row table:style-name="ro1">
          <table:table-cell table:formula="of:=[$'Sp.ref.global'.A7]" office:value-type="string" office:string-value="FAO.code" calcext:value-type="string">
            <text:p>FAO.code</text:p>
          </table:table-cell>
          <table:table-cell table:formula="of:=[$'Sp.ref.global'.B7]" office:value-type="string" office:string-value="FAO.code" calcext:value-type="string">
            <text:p>FAO.code</text:p>
          </table:table-cell>
          <table:table-cell table:formula="of:=[$'Sp.ref.global'.C7]" office:value-type="string" office:string-value="code.FAO" calcext:value-type="string">
            <text:p>code.FAO</text:p>
          </table:table-cell>
          <table:table-cell table:formula="of:=[$'Sp.ref.global'.D7]" office:value-type="string" office:string-value="CodeFAO" calcext:value-type="string">
            <text:p>CodeFAO</text:p>
          </table:table-cell>
          <table:table-cell table:number-columns-repeated="1020"/>
        </table:table-row>
        <table:table-row table:style-name="ro1">
          <table:table-cell table:formula="of:=[$'Sp.ref.global'.A8]" office:value-type="string" office:string-value="FishBase.code" calcext:value-type="string">
            <text:p>FishBase.code</text:p>
          </table:table-cell>
          <table:table-cell table:formula="of:=[$'Sp.ref.global'.B8]" office:value-type="string" office:string-value="FishBase.code" calcext:value-type="string">
            <text:p>FishBase.code</text:p>
          </table:table-cell>
          <table:table-cell table:formula="of:=[$'Sp.ref.global'.C8]" office:value-type="string" office:string-value="code.FishBase" calcext:value-type="string">
            <text:p>code.FishBase</text:p>
          </table:table-cell>
          <table:table-cell table:formula="of:=[$'Sp.ref.global'.D8]" office:value-type="string" office:string-value="CodeFB" calcext:value-type="string">
            <text:p>CodeFB</text:p>
          </table:table-cell>
          <table:table-cell table:number-columns-repeated="1020"/>
        </table:table-row>
        <table:table-row table:style-name="ro1">
          <table:table-cell table:formula="of:=[$'Sp.ref.global'.A9]" office:value-type="string" office:string-value="phylum" calcext:value-type="string">
            <text:p>phylum</text:p>
          </table:table-cell>
          <table:table-cell table:formula="of:=[$'Sp.ref.global'.B9]" office:value-type="string" office:string-value="phylum" calcext:value-type="string">
            <text:p>phylum</text:p>
          </table:table-cell>
          <table:table-cell table:formula="of:=[$'Sp.ref.global'.C9]" office:value-type="string" office:string-value="Phylum" calcext:value-type="string">
            <text:p>Phylum</text:p>
          </table:table-cell>
          <table:table-cell table:formula="of:=[$'Sp.ref.global'.D9]" office:value-type="string" office:string-value="Phylum" calcext:value-type="string">
            <text:p>Phylum</text:p>
          </table:table-cell>
          <table:table-cell table:number-columns-repeated="1020"/>
        </table:table-row>
        <table:table-row table:style-name="ro1">
          <table:table-cell table:formula="of:=[$'Sp.ref.global'.A10]" office:value-type="string" office:string-value="benthic.categ" calcext:value-type="string">
            <text:p>benthic.categ</text:p>
          </table:table-cell>
          <table:table-cell table:formula="of:=[$'Sp.ref.global'.B10]" office:value-type="string" office:string-value="benthic.categ" calcext:value-type="string">
            <text:p>benthic.categ</text:p>
          </table:table-cell>
          <table:table-cell table:formula="of:=[$'Sp.ref.global'.C10]" office:value-type="string" office:string-value="categ.benth" calcext:value-type="string">
            <text:p>categ.benth</text:p>
          </table:table-cell>
          <table:table-cell table:formula="of:=[$'Sp.ref.global'.D10]" office:value-type="string" office:string-value="Cat_benthique" calcext:value-type="string">
            <text:p>Cat_benthique</text:p>
          </table:table-cell>
          <table:table-cell table:number-columns-repeated="1020"/>
        </table:table-row>
        <table:table-row table:style-name="ro1">
          <table:table-cell table:formula="of:=[$'Sp.ref.global'.A11]" office:value-type="string" office:string-value="class" calcext:value-type="string">
            <text:p>class</text:p>
          </table:table-cell>
          <table:table-cell table:formula="of:=[$'Sp.ref.global'.B11]" office:value-type="string" office:string-value="class" calcext:value-type="string">
            <text:p>class</text:p>
          </table:table-cell>
          <table:table-cell table:formula="of:=[$'Sp.ref.global'.C11]" office:value-type="string" office:string-value="Classe" calcext:value-type="string">
            <text:p>Classe</text:p>
          </table:table-cell>
          <table:table-cell table:formula="of:=[$'Sp.ref.global'.D11]" office:value-type="string" office:string-value="Classe" calcext:value-type="string">
            <text:p>Classe</text:p>
          </table:table-cell>
          <table:table-cell table:number-columns-repeated="1020"/>
        </table:table-row>
        <table:table-row table:style-name="ro1">
          <table:table-cell table:formula="of:=[$'Sp.ref.global'.A12]" office:value-type="string" office:string-value="order" calcext:value-type="string">
            <text:p>order</text:p>
          </table:table-cell>
          <table:table-cell table:formula="of:=[$'Sp.ref.global'.B12]" office:value-type="string" office:string-value="order" calcext:value-type="string">
            <text:p>order</text:p>
          </table:table-cell>
          <table:table-cell table:formula="of:=[$'Sp.ref.global'.C12]" office:value-type="string" office:string-value="Ordre" calcext:value-type="string">
            <text:p>Ordre</text:p>
          </table:table-cell>
          <table:table-cell table:formula="of:=[$'Sp.ref.global'.D12]" office:value-type="string" office:string-value="Ordre" calcext:value-type="string">
            <text:p>Ordre</text:p>
          </table:table-cell>
          <table:table-cell table:number-columns-repeated="1020"/>
        </table:table-row>
        <table:table-row table:style-name="ro1">
          <table:table-cell table:formula="of:=[$'Sp.ref.global'.A13]" office:value-type="string" office:string-value="family" calcext:value-type="string">
            <text:p>family</text:p>
          </table:table-cell>
          <table:table-cell table:formula="of:=[$'Sp.ref.global'.B13]" office:value-type="string" office:string-value="family" calcext:value-type="string">
            <text:p>family</text:p>
          </table:table-cell>
          <table:table-cell table:formula="of:=[$'Sp.ref.global'.C13]" office:value-type="string" office:string-value="Famille" calcext:value-type="string">
            <text:p>Famille</text:p>
          </table:table-cell>
          <table:table-cell table:formula="of:=[$'Sp.ref.global'.D13]" office:value-type="string" office:string-value="Famille" calcext:value-type="string">
            <text:p>Famille</text:p>
          </table:table-cell>
          <table:table-cell table:number-columns-repeated="1020"/>
        </table:table-row>
        <table:table-row table:style-name="ro1">
          <table:table-cell table:formula="of:=[$'Sp.ref.global'.A14]" office:value-type="string" office:string-value="genus" calcext:value-type="string">
            <text:p>genus</text:p>
          </table:table-cell>
          <table:table-cell table:formula="of:=[$'Sp.ref.global'.B14]" office:value-type="string" office:string-value="genus" calcext:value-type="string">
            <text:p>genus</text:p>
          </table:table-cell>
          <table:table-cell table:formula="of:=[$'Sp.ref.global'.C14]" office:value-type="string" office:string-value="Genre" calcext:value-type="string">
            <text:p>Genre</text:p>
          </table:table-cell>
          <table:table-cell table:formula="of:=[$'Sp.ref.global'.D14]" office:value-type="string" office:string-value="Genre" calcext:value-type="string">
            <text:p>Genre</text:p>
          </table:table-cell>
          <table:table-cell table:number-columns-repeated="1020"/>
        </table:table-row>
        <table:table-row table:style-name="ro1">
          <table:table-cell table:formula="of:=[$'Sp.ref.global'.A15]" office:value-type="string" office:string-value="species" calcext:value-type="string">
            <text:p>species</text:p>
          </table:table-cell>
          <table:table-cell table:formula="of:=[$'Sp.ref.global'.B15]" office:value-type="string" office:string-value="species" calcext:value-type="string">
            <text:p>species</text:p>
          </table:table-cell>
          <table:table-cell table:formula="of:=[$'Sp.ref.global'.C15]" office:value-type="string" office:string-value="espece" calcext:value-type="string">
            <text:p>espece</text:p>
          </table:table-cell>
          <table:table-cell table:formula="of:=[$'Sp.ref.global'.D15]" office:value-type="string" office:string-value="espece" calcext:value-type="string">
            <text:p>espece</text:p>
          </table:table-cell>
          <table:table-cell table:number-columns-repeated="1020"/>
        </table:table-row>
        <table:table-row table:style-name="ro1">
          <table:table-cell table:formula="of:=[$'Sp.ref.global'.A16]" office:value-type="string" office:string-value="scient.name" calcext:value-type="string">
            <text:p>scient.name</text:p>
          </table:table-cell>
          <table:table-cell table:formula="of:=[$'Sp.ref.global'.B16]" office:value-type="string" office:string-value="scient.name" calcext:value-type="string">
            <text:p>scient.name</text:p>
          </table:table-cell>
          <table:table-cell table:formula="of:=[$'Sp.ref.global'.C16]" office:value-type="string" office:string-value="nom.scientifique" calcext:value-type="string">
            <text:p>nom.scientifique</text:p>
          </table:table-cell>
          <table:table-cell table:formula="of:=[$'Sp.ref.global'.D16]" office:value-type="string" office:string-value="Identifiant" calcext:value-type="string">
            <text:p>Identifiant</text:p>
          </table:table-cell>
          <table:table-cell table:number-columns-repeated="1020"/>
        </table:table-row>
        <table:table-row table:style-name="ro1">
          <table:table-cell table:formula="of:=[$'Sp.ref.global'.A17]" office:value-type="string" office:string-value="Lmax" calcext:value-type="string">
            <text:p>Lmax</text:p>
          </table:table-cell>
          <table:table-cell table:formula="of:=[$'Sp.ref.global'.B17]" office:value-type="string" office:string-value="Lmax" calcext:value-type="string">
            <text:p>Lmax</text:p>
          </table:table-cell>
          <table:table-cell table:formula="of:=[$'Sp.ref.global'.C17]" office:value-type="string" office:string-value="Lmax" calcext:value-type="string">
            <text:p>Lmax</text:p>
          </table:table-cell>
          <table:table-cell table:formula="of:=[$'Sp.ref.global'.D17]" office:value-type="string" office:string-value="taillemax" calcext:value-type="string">
            <text:p>taillemax</text:p>
          </table:table-cell>
          <table:table-cell table:number-columns-repeated="1020"/>
        </table:table-row>
        <table:table-row table:style-name="ro1">
          <table:table-cell table:formula="of:=[$'Sp.ref.global'.A18]" office:value-type="string" office:string-value="L50" calcext:value-type="string">
            <text:p>L50</text:p>
          </table:table-cell>
          <table:table-cell table:formula="of:=[$'Sp.ref.global'.B18]" office:value-type="string" office:string-value="L50" calcext:value-type="string">
            <text:p>L50</text:p>
          </table:table-cell>
          <table:table-cell table:formula="of:=[$'Sp.ref.global'.C18]" office:value-type="string" office:string-value="L50" calcext:value-type="string">
            <text:p>L50</text:p>
          </table:table-cell>
          <table:table-cell table:formula="of:=[$'Sp.ref.global'.D18]" office:value-type="string" office:string-value="L50" calcext:value-type="string">
            <text:p>L50</text:p>
          </table:table-cell>
          <table:table-cell table:number-columns-repeated="1020"/>
        </table:table-row>
        <table:table-row table:style-name="ro1">
          <table:table-cell table:formula="of:=[$'Sp.ref.global'.A19]" office:value-type="string" office:string-value="cryptic" calcext:value-type="string">
            <text:p>cryptic</text:p>
          </table:table-cell>
          <table:table-cell table:formula="of:=[$'Sp.ref.global'.B19]" office:value-type="string" office:string-value="cryptic" calcext:value-type="string">
            <text:p>cryptic</text:p>
          </table:table-cell>
          <table:table-cell table:formula="of:=[$'Sp.ref.global'.C19]" office:value-type="string" office:string-value="cryptique" calcext:value-type="string">
            <text:p>cryptique</text:p>
          </table:table-cell>
          <table:table-cell table:formula="of:=[$'Sp.ref.global'.D19]" office:value-type="string" office:string-value="cryptique" calcext:value-type="string">
            <text:p>cryptique</text:p>
          </table:table-cell>
          <table:table-cell table:number-columns-repeated="1020"/>
        </table:table-row>
        <table:table-row table:style-name="ro1">
          <table:table-cell table:formula="of:=[$'Sp.ref.global'.A20]" office:value-type="string" office:string-value="mobility" calcext:value-type="string">
            <text:p>mobility</text:p>
          </table:table-cell>
          <table:table-cell table:formula="of:=[$'Sp.ref.global'.B20]" office:value-type="string" office:string-value="mobility" calcext:value-type="string">
            <text:p>mobility</text:p>
          </table:table-cell>
          <table:table-cell table:formula="of:=[$'Sp.ref.global'.C20]" office:value-type="string" office:string-value="mobilite" calcext:value-type="string">
            <text:p>mobilite</text:p>
          </table:table-cell>
          <table:table-cell table:formula="of:=[$'Sp.ref.global'.D20]" office:value-type="string" office:string-value="mobilite" calcext:value-type="string">
            <text:p>mobilite</text:p>
          </table:table-cell>
          <table:table-cell table:number-columns-repeated="1020"/>
        </table:table-row>
        <table:table-row table:style-name="ro1">
          <table:table-cell table:formula="of:=[$'Sp.ref.global'.A21]" office:value-type="string" office:string-value="territorial" calcext:value-type="string">
            <text:p>territorial</text:p>
          </table:table-cell>
          <table:table-cell table:formula="of:=[$'Sp.ref.global'.B21]" office:value-type="string" office:string-value="territorial" calcext:value-type="string">
            <text:p>territorial</text:p>
          </table:table-cell>
          <table:table-cell table:formula="of:=[$'Sp.ref.global'.C21]" office:value-type="string" office:string-value="territorial" calcext:value-type="string">
            <text:p>territorial</text:p>
          </table:table-cell>
          <table:table-cell table:formula="of:=[$'Sp.ref.global'.D21]" office:value-type="string" office:string-value="territorial" calcext:value-type="string">
            <text:p>territorial</text:p>
          </table:table-cell>
          <table:table-cell table:number-columns-repeated="1020"/>
        </table:table-row>
        <table:table-row table:style-name="ro1">
          <table:table-cell table:formula="of:=[$'Sp.ref.global'.A22]" office:value-type="string" office:string-value="day.night.act" calcext:value-type="string">
            <text:p>day.night.act</text:p>
          </table:table-cell>
          <table:table-cell table:formula="of:=[$'Sp.ref.global'.B22]" office:value-type="string" office:string-value="day-night.act" calcext:value-type="string">
            <text:p>day-night.act</text:p>
          </table:table-cell>
          <table:table-cell table:formula="of:=[$'Sp.ref.global'.C22]" office:value-type="string" office:string-value="act.jour-nuit" calcext:value-type="string">
            <text:p>act.jour-nuit</text:p>
          </table:table-cell>
          <table:table-cell table:formula="of:=[$'Sp.ref.global'.D22]" office:value-type="string" office:string-value="nocturne" calcext:value-type="string">
            <text:p>nocturne</text:p>
          </table:table-cell>
          <table:table-cell table:number-columns-repeated="1020"/>
        </table:table-row>
        <table:table-row table:style-name="ro1">
          <table:table-cell table:formula="of:=[$'Sp.ref.global'.A23]" office:value-type="string" office:string-value="aggreg.behaviour" calcext:value-type="string">
            <text:p>aggreg.behaviour</text:p>
          </table:table-cell>
          <table:table-cell table:formula="of:=[$'Sp.ref.global'.B23]" office:value-type="string" office:string-value="aggreg.behaviour" calcext:value-type="string">
            <text:p>aggreg.behaviour</text:p>
          </table:table-cell>
          <table:table-cell table:formula="of:=[$'Sp.ref.global'.C23]" office:value-type="string" office:string-value="gregarite" calcext:value-type="string">
            <text:p>gregarite</text:p>
          </table:table-cell>
          <table:table-cell table:formula="of:=[$'Sp.ref.global'.D23]" office:value-type="string" office:string-value="comportement.grp" calcext:value-type="string">
            <text:p>comportement.grp</text:p>
          </table:table-cell>
          <table:table-cell table:number-columns-repeated="1020"/>
        </table:table-row>
        <table:table-row table:style-name="ro1">
          <table:table-cell table:formula="of:=[$'Sp.ref.global'.A24]" office:value-type="string" office:string-value="seasonal.aggreg" calcext:value-type="string">
            <text:p>seasonal.aggreg</text:p>
          </table:table-cell>
          <table:table-cell table:formula="of:=[$'Sp.ref.global'.B24]" office:value-type="string" office:string-value="seasonal.aggreg" calcext:value-type="string">
            <text:p>seasonal.aggreg</text:p>
          </table:table-cell>
          <table:table-cell table:formula="of:=[$'Sp.ref.global'.C24]" office:value-type="string" office:string-value="agreg.saison" calcext:value-type="string">
            <text:p>agreg.saison</text:p>
          </table:table-cell>
          <table:table-cell table:formula="of:=[$'Sp.ref.global'.D24]" office:value-type="string" office:string-value="agreg.saison" calcext:value-type="string">
            <text:p>agreg.saison</text:p>
          </table:table-cell>
          <table:table-cell table:number-columns-repeated="1020"/>
        </table:table-row>
        <table:table-row table:style-name="ro1">
          <table:table-cell table:formula="of:=[$'Sp.ref.global'.A25]" office:value-type="string" office:string-value="water.column.position" calcext:value-type="string">
            <text:p>water.column.position</text:p>
          </table:table-cell>
          <table:table-cell table:formula="of:=[$'Sp.ref.global'.B25]" office:value-type="string" office:string-value="water.column.position" calcext:value-type="string">
            <text:p>water.column.position</text:p>
          </table:table-cell>
          <table:table-cell table:formula="of:=[$'Sp.ref.global'.C25]" office:value-type="string" office:string-value="position.col.eau" calcext:value-type="string">
            <text:p>position.col.eau</text:p>
          </table:table-cell>
          <table:table-cell table:formula="of:=[$'Sp.ref.global'.D25]" office:value-type="string" office:string-value="position.col.eau" calcext:value-type="string">
            <text:p>position.col.eau</text:p>
          </table:table-cell>
          <table:table-cell table:number-columns-repeated="1020"/>
        </table:table-row>
        <table:table-row table:style-name="ro1">
          <table:table-cell table:formula="of:=[$'Sp.ref.global'.A26]" office:value-type="string" office:string-value="demogr.strategy" calcext:value-type="string">
            <text:p>demogr.strategy</text:p>
          </table:table-cell>
          <table:table-cell table:formula="of:=[$'Sp.ref.global'.B26]" office:value-type="string" office:string-value="demogr.strategy" calcext:value-type="string">
            <text:p>demogr.strategy</text:p>
          </table:table-cell>
          <table:table-cell table:formula="of:=[$'Sp.ref.global'.C26]" office:value-type="string" office:string-value="strategie.demogr" calcext:value-type="string">
            <text:p>strategie.demogr</text:p>
          </table:table-cell>
          <table:table-cell table:formula="of:=[$'Sp.ref.global'.D26]" office:value-type="string" office:string-value="strategie.demo" calcext:value-type="string">
            <text:p>strategie.demo</text:p>
          </table:table-cell>
          <table:table-cell table:number-columns-repeated="1020"/>
        </table:table-row>
        <table:table-row table:style-name="ro1">
          <table:table-cell table:formula="of:=[$'Sp.ref.global'.A27]" office:value-type="string" office:string-value="spawning.type" calcext:value-type="string">
            <text:p>spawning.type</text:p>
          </table:table-cell>
          <table:table-cell table:formula="of:=[$'Sp.ref.global'.B27]" office:value-type="string" office:string-value="spawning.type" calcext:value-type="string">
            <text:p>spawning.type</text:p>
          </table:table-cell>
          <table:table-cell table:formula="of:=[$'Sp.ref.global'.C27]" office:value-type="string" office:string-value="type.ponte" calcext:value-type="string">
            <text:p>type.ponte</text:p>
          </table:table-cell>
          <table:table-cell table:formula="of:=[$'Sp.ref.global'.D27]" office:value-type="string" office:string-value="Type.ponte" calcext:value-type="string">
            <text:p>Type.ponte</text:p>
          </table:table-cell>
          <table:table-cell table:number-columns-repeated="1020"/>
        </table:table-row>
        <table:table-row table:style-name="ro1">
          <table:table-cell table:formula="of:=[$'Sp.ref.global'.A28]" office:value-type="string" office:string-value="preferred.habitat" calcext:value-type="string">
            <text:p>preferred.habitat</text:p>
          </table:table-cell>
          <table:table-cell table:formula="of:=[$'Sp.ref.global'.B28]" office:value-type="string" office:string-value="preferred.habitat" calcext:value-type="string">
            <text:p>preferred.habitat</text:p>
          </table:table-cell>
          <table:table-cell table:formula="of:=[$'Sp.ref.global'.C28]" office:value-type="string" office:string-value="habitat.prefere" calcext:value-type="string">
            <text:p>habitat.prefere</text:p>
          </table:table-cell>
          <table:table-cell table:formula="of:=[$'Sp.ref.global'.D28]" office:value-type="string" office:string-value="Habitat.Prefere" calcext:value-type="string">
            <text:p>Habitat.Prefere</text:p>
          </table:table-cell>
          <table:table-cell table:number-columns-repeated="1020"/>
        </table:table-row>
        <table:table-row table:style-name="ro1">
          <table:table-cell table:formula="of:=[$'Sp.ref.global'.A29]" office:value-type="string" office:string-value="sex.change" calcext:value-type="string">
            <text:p>sex.change</text:p>
          </table:table-cell>
          <table:table-cell table:formula="of:=[$'Sp.ref.global'.B29]" office:value-type="string" office:string-value="sex.change" calcext:value-type="string">
            <text:p>sex.change</text:p>
          </table:table-cell>
          <table:table-cell table:formula="of:=[$'Sp.ref.global'.C29]" office:value-type="string" office:string-value="changement.sexe" calcext:value-type="string">
            <text:p>changement.sexe</text:p>
          </table:table-cell>
          <table:table-cell table:formula="of:=[$'Sp.ref.global'.D29]" office:value-type="string" office:string-value="Changement.sexe" calcext:value-type="string">
            <text:p>Changement.sexe</text:p>
          </table:table-cell>
          <table:table-cell table:number-columns-repeated="1020"/>
        </table:table-row>
        <table:table-row table:style-name="ro1">
          <table:table-cell table:formula="of:=[$'Sp.ref.global'.A30]" office:value-type="string" office:string-value="adult.diet" calcext:value-type="string">
            <text:p>adult.diet</text:p>
          </table:table-cell>
          <table:table-cell table:formula="of:=[$'Sp.ref.global'.B30]" office:value-type="string" office:string-value="adult.diet" calcext:value-type="string">
            <text:p>adult.diet</text:p>
          </table:table-cell>
          <table:table-cell table:formula="of:=[$'Sp.ref.global'.C30]" office:value-type="string" office:string-value="regime.alim.adulte" calcext:value-type="string">
            <text:p>regime.alim.adulte</text:p>
          </table:table-cell>
          <table:table-cell table:formula="of:=[$'Sp.ref.global'.D30]" office:value-type="string" office:string-value="regim.alim" calcext:value-type="string">
            <text:p>regim.alim</text:p>
          </table:table-cell>
          <table:table-cell table:number-columns-repeated="1020"/>
        </table:table-row>
        <table:table-row table:style-name="ro1">
          <table:table-cell table:formula="of:=[$'Sp.ref.global'.A31]" office:value-type="string" office:string-value="IUCN.status" calcext:value-type="string">
            <text:p>IUCN.status</text:p>
          </table:table-cell>
          <table:table-cell table:formula="of:=[$'Sp.ref.global'.B31]" office:value-type="string" office:string-value="IUCN.status" calcext:value-type="string">
            <text:p>IUCN.status</text:p>
          </table:table-cell>
          <table:table-cell table:formula="of:=[$'Sp.ref.global'.C31]" office:value-type="string" office:string-value="statut.UICN" calcext:value-type="string">
            <text:p>statut.UICN</text:p>
          </table:table-cell>
          <table:table-cell table:formula="of:=[$'Sp.ref.global'.D31]" office:value-type="string" office:string-value="stat.IUCN" calcext:value-type="string">
            <text:p>stat.IUCN</text:p>
          </table:table-cell>
          <table:table-cell table:number-columns-repeated="1020"/>
        </table:table-row>
        <table:table-row table:style-name="ro1">
          <table:table-cell table:formula="of:=[$'Sp.ref.global'.A32]" office:value-type="string" office:string-value="a.coeff" calcext:value-type="string">
            <text:p>a.coeff</text:p>
          </table:table-cell>
          <table:table-cell table:formula="of:=[$'Sp.ref.global'.B32]" office:value-type="string" office:string-value="a.coeff" calcext:value-type="string">
            <text:p>a.coeff</text:p>
          </table:table-cell>
          <table:table-cell table:formula="of:=[$'Sp.ref.global'.C32]" office:value-type="string" office:string-value="Coeff.a" calcext:value-type="string">
            <text:p>Coeff.a</text:p>
          </table:table-cell>
          <table:table-cell table:formula="of:=[$'Sp.ref.global'.D32]" office:value-type="string" office:string-value="Coeff.a" calcext:value-type="string">
            <text:p>Coeff.a</text:p>
          </table:table-cell>
          <table:table-cell table:number-columns-repeated="1020"/>
        </table:table-row>
        <table:table-row table:style-name="ro1">
          <table:table-cell table:formula="of:=[$'Sp.ref.global'.A33]" office:value-type="string" office:string-value="b.coeff" calcext:value-type="string">
            <text:p>b.coeff</text:p>
          </table:table-cell>
          <table:table-cell table:formula="of:=[$'Sp.ref.global'.B33]" office:value-type="string" office:string-value="b.coeff" calcext:value-type="string">
            <text:p>b.coeff</text:p>
          </table:table-cell>
          <table:table-cell table:formula="of:=[$'Sp.ref.global'.C33]" office:value-type="string" office:string-value="Coeff.b" calcext:value-type="string">
            <text:p>Coeff.b</text:p>
          </table:table-cell>
          <table:table-cell table:formula="of:=[$'Sp.ref.global'.D33]" office:value-type="string" office:string-value="Coeff.b" calcext:value-type="string">
            <text:p>Coeff.b</text:p>
          </table:table-cell>
          <table:table-cell table:number-columns-repeated="1020"/>
        </table:table-row>
        <table:table-row table:style-name="ro1">
          <table:table-cell table:formula="of:=[$'Sp.ref.global'.A34]" office:value-type="string" office:string-value="taxo.level.a.and.b" calcext:value-type="string">
            <text:p>taxo.level.a.and.b</text:p>
          </table:table-cell>
          <table:table-cell table:formula="of:=[$'Sp.ref.global'.B34]" office:value-type="string" office:string-value="taxo.level.a.and.b" calcext:value-type="string">
            <text:p>taxo.level.a.and.b</text:p>
          </table:table-cell>
          <table:table-cell table:formula="of:=[$'Sp.ref.global'.C34]" office:value-type="string" office:string-value="niveau.taxo.a.et.b" calcext:value-type="string">
            <text:p>niveau.taxo.a.et.b</text:p>
          </table:table-cell>
          <table:table-cell table:formula="of:=[$'Sp.ref.global'.D34]" office:value-type="string" office:string-value="niveau.a.et.b" calcext:value-type="string">
            <text:p>niveau.a.et.b</text:p>
          </table:table-cell>
          <table:table-cell table:number-columns-repeated="1020"/>
        </table:table-row>
        <table:table-row table:style-name="ro1">
          <table:table-cell table:formula="of:=[$'Sp.ref.local'.A9]" office:value-type="string" office:string-value="mean.weight.small" calcext:value-type="string">
            <text:p>mean.weight.small</text:p>
          </table:table-cell>
          <table:table-cell table:formula="of:=[$'Sp.ref.local'.B9]" office:value-type="string" office:string-value="mean.weight.small" calcext:value-type="string">
            <text:p>mean.weight.small</text:p>
          </table:table-cell>
          <table:table-cell table:formula="of:=[$'Sp.ref.local'.C9]" office:value-type="string" office:string-value="poids.moyen.petits" calcext:value-type="string">
            <text:p>poids.moyen.petits</text:p>
          </table:table-cell>
          <table:table-cell table:formula="of:=[$'Sp.ref.local'.D9]" office:value-type="string" office:string-value="poids.moyen.petits" calcext:value-type="string">
            <text:p>poids.moyen.petits</text:p>
          </table:table-cell>
          <table:table-cell table:number-columns-repeated="1020"/>
        </table:table-row>
        <table:table-row table:style-name="ro1">
          <table:table-cell table:formula="of:=[$'Sp.ref.local'.A10]" office:value-type="string" office:string-value="mean.weight.medium" calcext:value-type="string">
            <text:p>mean.weight.medium</text:p>
          </table:table-cell>
          <table:table-cell table:formula="of:=[$'Sp.ref.local'.B10]" office:value-type="string" office:string-value="mean.weight.medium" calcext:value-type="string">
            <text:p>mean.weight.medium</text:p>
          </table:table-cell>
          <table:table-cell table:formula="of:=[$'Sp.ref.local'.C10]" office:value-type="string" office:string-value="poids.moyen.moyens" calcext:value-type="string">
            <text:p>poids.moyen.moyens</text:p>
          </table:table-cell>
          <table:table-cell table:formula="of:=[$'Sp.ref.local'.D10]" office:value-type="string" office:string-value="poids.moyen.moyens" calcext:value-type="string">
            <text:p>poids.moyen.moyens</text:p>
          </table:table-cell>
          <table:table-cell table:number-columns-repeated="1020"/>
        </table:table-row>
        <table:table-row table:style-name="ro1">
          <table:table-cell table:formula="of:=[$'Sp.ref.local'.A11]" office:value-type="string" office:string-value="mean.weight.large" calcext:value-type="string">
            <text:p>mean.weight.large</text:p>
          </table:table-cell>
          <table:table-cell table:formula="of:=[$'Sp.ref.local'.B11]" office:value-type="string" office:string-value="mean.weight.large" calcext:value-type="string">
            <text:p>mean.weight.large</text:p>
          </table:table-cell>
          <table:table-cell table:formula="of:=[$'Sp.ref.local'.C11]" office:value-type="string" office:string-value="poids.moyen.gros" calcext:value-type="string">
            <text:p>poids.moyen.gros</text:p>
          </table:table-cell>
          <table:table-cell table:formula="of:=[$'Sp.ref.local'.D11]" office:value-type="string" office:string-value="poids.moyen.gros" calcext:value-type="string">
            <text:p>poids.moyen.gros</text:p>
          </table:table-cell>
          <table:table-cell table:number-columns-repeated="1020"/>
        </table:table-row>
        <table:table-row table:style-name="ro1">
          <table:table-cell table:formula="of:=[$'Sp.ref.local'.A12]" office:value-type="string" office:string-value="max.length.small" calcext:value-type="string">
            <text:p>max.length.small</text:p>
          </table:table-cell>
          <table:table-cell table:formula="of:=[$'Sp.ref.local'.B12]" office:value-type="string" office:string-value="max.length.small" calcext:value-type="string">
            <text:p>max.length.small</text:p>
          </table:table-cell>
          <table:table-cell table:formula="of:=[$'Sp.ref.local'.C12]" office:value-type="string" office:string-value="taille.max.petits" calcext:value-type="string">
            <text:p>taille.max.petits</text:p>
          </table:table-cell>
          <table:table-cell table:formula="of:=[$'Sp.ref.local'.D12]" office:value-type="string" office:string-value="tailleMax.petit" calcext:value-type="string">
            <text:p>tailleMax.petit</text:p>
          </table:table-cell>
          <table:table-cell table:number-columns-repeated="1020"/>
        </table:table-row>
        <table:table-row table:style-name="ro1">
          <table:table-cell table:formula="of:=[$'Sp.ref.local'.A13]" office:value-type="string" office:string-value="max.length.medium" calcext:value-type="string">
            <text:p>max.length.medium</text:p>
          </table:table-cell>
          <table:table-cell table:formula="of:=[$'Sp.ref.local'.B13]" office:value-type="string" office:string-value="max.length.medium" calcext:value-type="string">
            <text:p>max.length.medium</text:p>
          </table:table-cell>
          <table:table-cell table:formula="of:=[$'Sp.ref.local'.C13]" office:value-type="string" office:string-value="taille.max.moyens" calcext:value-type="string">
            <text:p>taille.max.moyens</text:p>
          </table:table-cell>
          <table:table-cell table:formula="of:=[$'Sp.ref.local'.D13]" office:value-type="string" office:string-value="tailleMax.moyen" calcext:value-type="string">
            <text:p>tailleMax.moyen</text:p>
          </table:table-cell>
          <table:table-cell table:number-columns-repeated="1020"/>
        </table:table-row>
        <table:table-row table:style-name="ro1">
          <table:table-cell table:formula="of:=[$'Sp.ref.local'.A14]" office:value-type="string" office:string-value="observed" calcext:value-type="string">
            <text:p>observed</text:p>
          </table:table-cell>
          <table:table-cell table:formula="of:=[$'Sp.ref.local'.B14]" office:value-type="string" office:string-value="observed" calcext:value-type="string">
            <text:p>observed</text:p>
          </table:table-cell>
          <table:table-cell table:formula="of:=[$'Sp.ref.local'.C14]" office:value-type="string" office:string-value="observee" calcext:value-type="string">
            <text:p>observee</text:p>
          </table:table-cell>
          <table:table-cell table:formula="of:=[$'Sp.ref.local'.D14]" office:value-type="string" office:string-value="Observee" calcext:value-type="string">
            <text:p>Observee</text:p>
          </table:table-cell>
          <table:table-cell table:number-columns-repeated="1020"/>
        </table:table-row>
        <table:table-row table:style-name="ro1">
          <table:table-cell table:formula="of:=[$'Sp.ref.local'.A15]" office:value-type="string" office:string-value="IUCN.loc.status" calcext:value-type="string">
            <text:p>IUCN.loc.status</text:p>
          </table:table-cell>
          <table:table-cell table:formula="of:=[$'Sp.ref.local'.B15]" office:value-type="string" office:string-value="IUCN.status" calcext:value-type="string">
            <text:p>IUCN.status</text:p>
          </table:table-cell>
          <table:table-cell table:formula="of:=[$'Sp.ref.local'.C15]" office:value-type="string" office:string-value="statut.IUCN" calcext:value-type="string">
            <text:p>statut.IUCN</text:p>
          </table:table-cell>
          <table:table-cell table:formula="of:=[$'Sp.ref.local'.D15]" office:value-type="string" office:string-value="statutIUCN" calcext:value-type="string">
            <text:p>statutIUCN</text:p>
          </table:table-cell>
          <table:table-cell table:number-columns-repeated="1020"/>
        </table:table-row>
        <table:table-row table:style-name="ro1">
          <table:table-cell table:formula="of:=[$'Spatial.ref.text'.A2]" office:value-type="string" office:string-value="ZONE.CODE" calcext:value-type="string">
            <text:p>ZONE.CODE</text:p>
          </table:table-cell>
          <table:table-cell table:formula="of:=[$'Spatial.ref.text'.B2]" office:value-type="string" office:string-value="ZONE.CODE" calcext:value-type="string">
            <text:p>ZONE.CODE</text:p>
          </table:table-cell>
          <table:table-cell table:formula="of:=[$'Spatial.ref.text'.C2]" office:value-type="string" office:string-value="CODE.ZONE" calcext:value-type="string">
            <text:p>CODE.ZONE</text:p>
          </table:table-cell>
          <table:table-cell table:formula="of:=[$'Spatial.ref.text'.D2]" office:value-type="string" office:string-value="CODE.ZONE" calcext:value-type="string">
            <text:p>CODE.ZONE</text:p>
          </table:table-cell>
          <table:table-cell table:number-columns-repeated="1020"/>
        </table:table-row>
        <table:table-row table:style-name="ro1">
          <table:table-cell table:formula="of:=[$'Spatial.ref.text'.A3]" office:value-type="string" office:string-value="ZONE" calcext:value-type="string">
            <text:p>ZONE</text:p>
          </table:table-cell>
          <table:table-cell table:formula="of:=[$'Spatial.ref.text'.B3]" office:value-type="string" office:string-value="ZONE" calcext:value-type="string">
            <text:p>ZONE</text:p>
          </table:table-cell>
          <table:table-cell table:formula="of:=[$'Spatial.ref.text'.C3]" office:value-type="string" office:string-value="ZONE" calcext:value-type="string">
            <text:p>ZONE</text:p>
          </table:table-cell>
          <table:table-cell table:formula="of:=[$'Spatial.ref.text'.D3]" office:value-type="string" office:string-value="ZONE" calcext:value-type="string">
            <text:p>ZONE</text:p>
          </table:table-cell>
          <table:table-cell table:number-columns-repeated="1020"/>
        </table:table-row>
        <table:table-row table:style-name="ro1">
          <table:table-cell table:formula="of:=[$'Spatial.ref.text'.A4]" office:value-type="string" office:string-value="MPA" calcext:value-type="string">
            <text:p>MPA</text:p>
          </table:table-cell>
          <table:table-cell table:formula="of:=[$'Spatial.ref.text'.B4]" office:value-type="string" office:string-value="MPA" calcext:value-type="string">
            <text:p>MPA</text:p>
          </table:table-cell>
          <table:table-cell table:formula="of:=[$'Spatial.ref.text'.C4]" office:value-type="string" office:string-value="AMP" calcext:value-type="string">
            <text:p>AMP</text:p>
          </table:table-cell>
          <table:table-cell table:formula="of:=[$'Spatial.ref.text'.D4]" office:value-type="string" office:string-value="AMP" calcext:value-type="string">
            <text:p>AMP</text:p>
          </table:table-cell>
          <table:table-cell table:number-columns-repeated="1020"/>
        </table:table-row>
        <table:table-row table:style-name="ro1">
          <table:table-cell table:formula="of:=[$'Spatial.ref.text'.A5]" office:value-type="string" office:string-value="SITE" calcext:value-type="string">
            <text:p>SITE</text:p>
          </table:table-cell>
          <table:table-cell table:formula="of:=[$'Spatial.ref.text'.B5]" office:value-type="string" office:string-value="SITE" calcext:value-type="string">
            <text:p>SITE</text:p>
          </table:table-cell>
          <table:table-cell table:formula="of:=[$'Spatial.ref.text'.C5]" office:value-type="string" office:string-value="SITE" calcext:value-type="string">
            <text:p>SITE</text:p>
          </table:table-cell>
          <table:table-cell table:formula="of:=[$'Spatial.ref.text'.D5]" office:value-type="string" office:string-value="SITE" calcext:value-type="string">
            <text:p>SITE</text:p>
          </table:table-cell>
          <table:table-cell table:number-columns-repeated="1020"/>
        </table:table-row>
        <table:table-row table:style-name="ro1">
          <table:table-cell table:formula="of:=[$'Spatial.ref.text'.A6]" office:value-type="string" office:string-value="STATION" calcext:value-type="string">
            <text:p>STATION</text:p>
          </table:table-cell>
          <table:table-cell table:formula="of:=[$'Spatial.ref.text'.B6]" office:value-type="string" office:string-value="STATION" calcext:value-type="string">
            <text:p>STATION</text:p>
          </table:table-cell>
          <table:table-cell table:formula="of:=[$'Spatial.ref.text'.C6]" office:value-type="string" office:string-value="STATION" calcext:value-type="string">
            <text:p>STATION</text:p>
          </table:table-cell>
          <table:table-cell table:formula="of:=[$'Spatial.ref.text'.D6]" office:value-type="string" office:string-value="STATION" calcext:value-type="string">
            <text:p>STATION</text:p>
          </table:table-cell>
          <table:table-cell table:number-columns-repeated="1020"/>
        </table:table-row>
        <table:table-row table:style-name="ro1">
          <table:table-cell table:formula="of:=[$'Spatial.ref.text'.A7]" office:value-type="string" office:string-value="GROUP.OF.SITES" calcext:value-type="string">
            <text:p>GROUP.OF.SITES</text:p>
          </table:table-cell>
          <table:table-cell table:formula="of:=[$'Spatial.ref.text'.B7]" office:value-type="string" office:string-value="GROUP.OF.SITES" calcext:value-type="string">
            <text:p>GROUP.OF.SITES</text:p>
          </table:table-cell>
          <table:table-cell table:formula="of:=[$'Spatial.ref.text'.C7]" office:value-type="string" office:string-value="GROUPE.DE.SITES" calcext:value-type="string">
            <text:p>GROUPE.DE.SITES</text:p>
          </table:table-cell>
          <table:table-cell table:formula="of:=[$'Spatial.ref.text'.D7]" office:value-type="string" office:string-value="GROUPE" calcext:value-type="string">
            <text:p>GROUPE</text:p>
          </table:table-cell>
          <table:table-cell table:number-columns-repeated="1020"/>
        </table:table-row>
        <table:table-row table:style-name="ro1">
          <table:table-cell table:formula="of:=[$'Spatial.ref.text'.A8]" office:value-type="string" office:string-value="ZONE.LONGITUDE" calcext:value-type="string">
            <text:p>ZONE.LONGITUDE</text:p>
          </table:table-cell>
          <table:table-cell table:formula="of:=[$'Spatial.ref.text'.B8]" office:value-type="string" office:string-value="ZONE.LONGITUDE" calcext:value-type="string">
            <text:p>ZONE.LONGITUDE</text:p>
          </table:table-cell>
          <table:table-cell table:formula="of:=[$'Spatial.ref.text'.C8]" office:value-type="string" office:string-value="LONGITUDE.ZONE" calcext:value-type="string">
            <text:p>LONGITUDE.ZONE</text:p>
          </table:table-cell>
          <table:table-cell table:formula="of:=[$'Spatial.ref.text'.D8]" office:value-type="string" office:string-value="LONGITUDE.ZONE" calcext:value-type="string">
            <text:p>LONGITUDE.ZONE</text:p>
          </table:table-cell>
          <table:table-cell table:number-columns-repeated="1020"/>
        </table:table-row>
        <table:table-row table:style-name="ro1">
          <table:table-cell table:formula="of:=[$'Spatial.ref.text'.A9]" office:value-type="string" office:string-value="ZONE.LATITUDE" calcext:value-type="string">
            <text:p>ZONE.LATITUDE</text:p>
          </table:table-cell>
          <table:table-cell table:formula="of:=[$'Spatial.ref.text'.B9]" office:value-type="string" office:string-value="ZONE.LATITUDE" calcext:value-type="string">
            <text:p>ZONE.LATITUDE</text:p>
          </table:table-cell>
          <table:table-cell table:formula="of:=[$'Spatial.ref.text'.C9]" office:value-type="string" office:string-value="LATITUDE.ZONE" calcext:value-type="string">
            <text:p>LATITUDE.ZONE</text:p>
          </table:table-cell>
          <table:table-cell table:formula="of:=[$'Spatial.ref.text'.D9]" office:value-type="string" office:string-value="LATITUDE.ZONE" calcext:value-type="string">
            <text:p>LATITUDE.ZONE</text:p>
          </table:table-cell>
          <table:table-cell table:number-columns-repeated="1020"/>
        </table:table-row>
        <table:table-row table:style-name="ro1">
          <table:table-cell table:formula="of:=[$'Spatial.ref.text'.A10]" office:value-type="string" office:string-value="SURFACE" calcext:value-type="string">
            <text:p>SURFACE</text:p>
          </table:table-cell>
          <table:table-cell table:formula="of:=[$'Spatial.ref.text'.B10]" office:value-type="string" office:string-value="SURFACE" calcext:value-type="string">
            <text:p>SURFACE</text:p>
          </table:table-cell>
          <table:table-cell table:formula="of:=[$'Spatial.ref.text'.C10]" office:value-type="string" office:string-value="SURFACE" calcext:value-type="string">
            <text:p>SURFACE</text:p>
          </table:table-cell>
          <table:table-cell table:formula="of:=[$'Spatial.ref.text'.D10]" office:value-type="string" office:string-value="SURFACE" calcext:value-type="string">
            <text:p>SURFACE</text:p>
          </table:table-cell>
          <table:table-cell table:number-columns-repeated="1020"/>
        </table:table-row>
        <table:table-row table:style-name="ro1">
          <table:table-cell table:formula="of:=[$'Spatial.ref.text'.A11]" office:value-type="string" office:string-value="SHORELINE" calcext:value-type="string">
            <text:p>SHORELINE</text:p>
          </table:table-cell>
          <table:table-cell table:formula="of:=[$'Spatial.ref.text'.B11]" office:value-type="string" office:string-value="SHORELINE" calcext:value-type="string">
            <text:p>SHORELINE</text:p>
          </table:table-cell>
          <table:table-cell table:formula="of:=[$'Spatial.ref.text'.C11]" office:value-type="string" office:string-value="LINEAIRE.COTIER" calcext:value-type="string">
            <text:p>LINEAIRE.COTIER</text:p>
          </table:table-cell>
          <table:table-cell table:formula="of:=[$'Spatial.ref.text'.D11]" office:value-type="string" office:string-value="LINEAIRE.COTIER" calcext:value-type="string">
            <text:p>LINEAIRE.COTIER</text:p>
          </table:table-cell>
          <table:table-cell table:number-columns-repeated="1020"/>
        </table:table-row>
        <table:table-row table:style-name="ro1">
          <table:table-cell table:formula="of:=[$'Spatial.ref.text'.A12]" office:value-type="string" office:string-value="PROTECTION.STATUS" calcext:value-type="string">
            <text:p>PROTECTION.STATUS</text:p>
          </table:table-cell>
          <table:table-cell table:formula="of:=[$'Spatial.ref.text'.B12]" office:value-type="string" office:string-value="PROTECTION.STATUS" calcext:value-type="string">
            <text:p>PROTECTION.STATUS</text:p>
          </table:table-cell>
          <table:table-cell table:formula="of:=[$'Spatial.ref.text'.C12]" office:value-type="string" office:string-value="STATUT.PROTECTION" calcext:value-type="string">
            <text:p>STATUT.PROTECTION</text:p>
          </table:table-cell>
          <table:table-cell table:formula="of:=[$'Spatial.ref.text'.D12]" office:value-type="string" office:string-value="STATUT.PROTECTION" calcext:value-type="string">
            <text:p>STATUT.PROTECTION</text:p>
          </table:table-cell>
          <table:table-cell table:number-columns-repeated="1020"/>
        </table:table-row>
        <table:table-row table:style-name="ro1">
          <table:table-cell table:formula="of:=[$'Spatial.ref.text'.A13]" office:value-type="string" office:string-value="FISHING.ZONATION" calcext:value-type="string">
            <text:p>FISHING.ZONATION</text:p>
          </table:table-cell>
          <table:table-cell table:formula="of:=[$'Spatial.ref.text'.B13]" office:value-type="string" office:string-value="FISHING.ZONATION" calcext:value-type="string">
            <text:p>FISHING.ZONATION</text:p>
          </table:table-cell>
          <table:table-cell table:formula="of:=[$'Spatial.ref.text'.C13]" office:value-type="string" office:string-value="ZONAGE.PECHE" calcext:value-type="string">
            <text:p>ZONAGE.PECHE</text:p>
          </table:table-cell>
          <table:table-cell table:formula="of:=[$'Spatial.ref.text'.D13]" office:value-type="string" office:string-value="ZONAGE.PECHE" calcext:value-type="string">
            <text:p>ZONAGE.PECHE</text:p>
          </table:table-cell>
          <table:table-cell table:number-columns-repeated="1020"/>
        </table:table-row>
        <table:table-row table:style-name="ro1">
          <table:table-cell table:formula="of:=[$'Spatial.ref.text'.A14]" office:value-type="string" office:string-value="SIH.CODE" calcext:value-type="string">
            <text:p>SIH.CODE</text:p>
          </table:table-cell>
          <table:table-cell table:formula="of:=[$'Spatial.ref.text'.B14]" office:value-type="string" office:string-value="SIH.CODE" calcext:value-type="string">
            <text:p>SIH.CODE</text:p>
          </table:table-cell>
          <table:table-cell table:formula="of:=[$'Spatial.ref.text'.C14]" office:value-type="string" office:string-value="CODE.SIH" calcext:value-type="string">
            <text:p>CODE.SIH</text:p>
          </table:table-cell>
          <table:table-cell table:formula="of:=[$'Spatial.ref.text'.D14]" office:value-type="string" office:string-value="CODE.SIH" calcext:value-type="string">
            <text:p>CODE.SIH</text:p>
          </table:table-cell>
          <table:table-cell table:number-columns-repeated="1020"/>
        </table:table-row>
        <table:table-row table:style-name="ro1">
          <table:table-cell table:formula="of:=[$'Spatial.ref.text'.A15]" office:value-type="string" office:string-value="PAMPA.STATUS" calcext:value-type="string">
            <text:p>PAMPA.STATUS</text:p>
          </table:table-cell>
          <table:table-cell table:formula="of:=[$'Spatial.ref.text'.B15]" office:value-type="string" office:string-value="PAMPA.STATUS" calcext:value-type="string">
            <text:p>PAMPA.STATUS</text:p>
          </table:table-cell>
          <table:table-cell table:formula="of:=[$'Spatial.ref.text'.C15]" office:value-type="string" office:string-value="STATUT.PAMPA" calcext:value-type="string">
            <text:p>STATUT.PAMPA</text:p>
          </table:table-cell>
          <table:table-cell table:formula="of:=[$'Spatial.ref.text'.D15]" office:value-type="string" office:string-value="STATUT.PAMPA" calcext:value-type="string">
            <text:p>STATUT.PAMPA</text:p>
          </table:table-cell>
          <table:table-cell table:number-columns-repeated="1020"/>
        </table:table-row>
        <table:table-row table:style-name="ro1">
          <table:table-cell table:formula="of:=[$'Spatial.ref.text'.A16]" office:value-type="string" office:string-value="NB.PERMANENT.MOORINGS" calcext:value-type="string">
            <text:p>NB.PERMANENT.MOORINGS</text:p>
          </table:table-cell>
          <table:table-cell table:formula="of:=[$'Spatial.ref.text'.B16]" office:value-type="string" office:string-value="NB.PERMANENT.MOORINGS" calcext:value-type="string">
            <text:p>NB.PERMANENT.MOORINGS</text:p>
          </table:table-cell>
          <table:table-cell table:formula="of:=[$'Spatial.ref.text'.C16]" office:value-type="string" office:string-value="NB.CORPS-MORTS" calcext:value-type="string">
            <text:p>NB.CORPS-MORTS</text:p>
          </table:table-cell>
          <table:table-cell table:formula="of:=[$'Spatial.ref.text'.D16]" office:value-type="string" office:string-value="NBCM" calcext:value-type="string">
            <text:p>NBCM</text:p>
          </table:table-cell>
          <table:table-cell table:number-columns-repeated="1020"/>
        </table:table-row>
        <table:table-row table:style-name="ro1">
          <table:table-cell table:formula="of:=[$Metrics.A2]" office:value-type="string" office:string-value="abundance.prop.SC" calcext:value-type="string">
            <text:p>abundance.prop.SC</text:p>
          </table:table-cell>
          <table:table-cell table:formula="of:=[$Metrics.B2]" office:value-type="string" office:string-value="abundance.prop.SC" calcext:value-type="string">
            <text:p>abundance.prop.SC</text:p>
          </table:table-cell>
          <table:table-cell table:formula="of:=[$Metrics.C2]" office:value-type="string" office:string-value="prop.abondance.CL" calcext:value-type="string">
            <text:p>prop.abondance.CL</text:p>
          </table:table-cell>
          <table:table-cell table:formula="of:=[$Metrics.D2]" office:value-type="string" office:string-value="prop.abondance.CL" calcext:value-type="string">
            <text:p>prop.abondance.CL</text:p>
          </table:table-cell>
          <table:table-cell table:number-columns-repeated="1020"/>
        </table:table-row>
        <table:table-row table:style-name="ro1">
          <table:table-cell table:formula="of:=[$Metrics.A3]" office:value-type="string" office:string-value="biomass" calcext:value-type="string">
            <text:p>biomass</text:p>
          </table:table-cell>
          <table:table-cell table:formula="of:=[$Metrics.B3]" office:value-type="string" office:string-value="biomass" calcext:value-type="string">
            <text:p>biomass</text:p>
          </table:table-cell>
          <table:table-cell table:formula="of:=[$Metrics.C3]" office:value-type="string" office:string-value="biomasse" calcext:value-type="string">
            <text:p>biomasse</text:p>
          </table:table-cell>
          <table:table-cell table:formula="of:=[$Metrics.D3]" office:value-type="string" office:string-value="biomasse" calcext:value-type="string">
            <text:p>biomasse</text:p>
          </table:table-cell>
          <table:table-cell table:number-columns-repeated="1020"/>
        </table:table-row>
        <table:table-row table:style-name="ro1">
          <table:table-cell table:formula="of:=[$Metrics.A4]" office:value-type="string" office:string-value="biomass.max" calcext:value-type="string">
            <text:p>biomass.max</text:p>
          </table:table-cell>
          <table:table-cell table:formula="of:=[$Metrics.B4]" office:value-type="string" office:string-value="max.biomass" calcext:value-type="string">
            <text:p>max.biomass</text:p>
          </table:table-cell>
          <table:table-cell table:formula="of:=[$Metrics.C4]" office:value-type="string" office:string-value="biomasseMax" calcext:value-type="string">
            <text:p>biomasseMax</text:p>
          </table:table-cell>
          <table:table-cell table:formula="of:=[$Metrics.D4]" office:value-type="string" office:string-value="biomasseMax" calcext:value-type="string">
            <text:p>biomasseMax</text:p>
          </table:table-cell>
          <table:table-cell table:number-columns-repeated="1020"/>
        </table:table-row>
        <table:table-row table:style-name="ro1">
          <table:table-cell table:formula="of:=[$Metrics.A5]" office:value-type="string" office:string-value="biomass.prop.SC" calcext:value-type="string">
            <text:p>biomass.prop.SC</text:p>
          </table:table-cell>
          <table:table-cell table:formula="of:=[$Metrics.B5]" office:value-type="string" office:string-value="biomass.prop.SC" calcext:value-type="string">
            <text:p>biomass.prop.SC</text:p>
          </table:table-cell>
          <table:table-cell table:formula="of:=[$Metrics.C5]" office:value-type="string" office:string-value="prop.biomasse.CL" calcext:value-type="string">
            <text:p>prop.biomasse.CL</text:p>
          </table:table-cell>
          <table:table-cell table:formula="of:=[$Metrics.D5]" office:value-type="string" office:string-value="prop.biomasse.CL" calcext:value-type="string">
            <text:p>prop.biomasse.CL</text:p>
          </table:table-cell>
          <table:table-cell table:number-columns-repeated="1020"/>
        </table:table-row>
        <table:table-row table:style-name="ro1">
          <table:table-cell table:formula="of:=[$Metrics.A6]" office:value-type="string" office:string-value="colonies" calcext:value-type="string">
            <text:p>colonies</text:p>
          </table:table-cell>
          <table:table-cell table:formula="of:=[$Metrics.B6]" office:value-type="string" office:string-value="colonies" calcext:value-type="string">
            <text:p>colonies</text:p>
          </table:table-cell>
          <table:table-cell table:formula="of:=[$Metrics.C6]" office:value-type="string" office:string-value="colonies" calcext:value-type="string">
            <text:p>colonies</text:p>
          </table:table-cell>
          <table:table-cell table:formula="of:=[$Metrics.D6]" office:value-type="string" office:string-value="colonie" calcext:value-type="string">
            <text:p>colonie</text:p>
          </table:table-cell>
          <table:table-cell table:number-columns-repeated="1020"/>
        </table:table-row>
        <table:table-row table:style-name="ro1">
          <table:table-cell table:formula="of:=[$Metrics.A7]" office:value-type="string" office:string-value="coverage" calcext:value-type="string">
            <text:p>coverage</text:p>
          </table:table-cell>
          <table:table-cell table:formula="of:=[$Metrics.B7]" office:value-type="string" office:string-value="coverage" calcext:value-type="string">
            <text:p>coverage</text:p>
          </table:table-cell>
          <table:table-cell table:formula="of:=[$Metrics.C7]" office:value-type="string" office:string-value="recouvrement" calcext:value-type="string">
            <text:p>recouvrement</text:p>
          </table:table-cell>
          <table:table-cell table:formula="of:=[$Metrics.D7]" office:value-type="string" office:string-value="recouvrement" calcext:value-type="string">
            <text:p>recouvrement</text:p>
          </table:table-cell>
          <table:table-cell table:number-columns-repeated="1020"/>
        </table:table-row>
        <table:table-row table:style-name="ro1">
          <table:table-cell table:formula="of:=[$Metrics.A8]" office:value-type="string" office:string-value="CPUE" calcext:value-type="string">
            <text:p>CPUE</text:p>
          </table:table-cell>
          <table:table-cell table:formula="of:=[$Metrics.B8]" office:value-type="string" office:string-value="CPUE.abundance" calcext:value-type="string">
            <text:p>CPUE.abundance</text:p>
          </table:table-cell>
          <table:table-cell table:formula="of:=[$Metrics.C8]" office:value-type="string" office:string-value="CPUE.abondance" calcext:value-type="string">
            <text:p>CPUE.abondance</text:p>
          </table:table-cell>
          <table:table-cell table:formula="of:=[$Metrics.D8]" office:value-type="string" office:string-value="CPUE" calcext:value-type="string">
            <text:p>CPUE</text:p>
          </table:table-cell>
          <table:table-cell table:number-columns-repeated="1020"/>
        </table:table-row>
        <table:table-row table:style-name="ro1">
          <table:table-cell table:formula="of:=[$Metrics.A9]" office:value-type="string" office:string-value="CPUE.biomass" calcext:value-type="string">
            <text:p>CPUE.biomass</text:p>
          </table:table-cell>
          <table:table-cell table:formula="of:=[$Metrics.B9]" office:value-type="string" office:string-value="CPUE.biomass" calcext:value-type="string">
            <text:p>CPUE.biomass</text:p>
          </table:table-cell>
          <table:table-cell table:formula="of:=[$Metrics.C9]" office:value-type="string" office:string-value="CPUE.biomasse" calcext:value-type="string">
            <text:p>CPUE.biomasse</text:p>
          </table:table-cell>
          <table:table-cell table:formula="of:=[$Metrics.D9]" office:value-type="string" office:string-value="CPUEbiomasse" calcext:value-type="string">
            <text:p>CPUEbiomasse</text:p>
          </table:table-cell>
          <table:table-cell table:number-columns-repeated="1020"/>
        </table:table-row>
        <table:table-row table:style-name="ro1">
          <table:table-cell table:formula="of:=[$Metrics.A10]" office:value-type="string" office:string-value="density" calcext:value-type="string">
            <text:p>density</text:p>
          </table:table-cell>
          <table:table-cell table:formula="of:=[$Metrics.B10]" office:value-type="string" office:string-value="density" calcext:value-type="string">
            <text:p>density</text:p>
          </table:table-cell>
          <table:table-cell table:formula="of:=[$Metrics.C10]" office:value-type="string" office:string-value="densité" calcext:value-type="string">
            <text:p>densité</text:p>
          </table:table-cell>
          <table:table-cell table:formula="of:=[$Metrics.D10]" office:value-type="string" office:string-value="densite" calcext:value-type="string">
            <text:p>densite</text:p>
          </table:table-cell>
          <table:table-cell table:number-columns-repeated="1020"/>
        </table:table-row>
        <table:table-row table:style-name="ro1">
          <table:table-cell table:formula="of:=[$Metrics.A11]" office:value-type="string" office:string-value="density.max" calcext:value-type="string">
            <text:p>density.max</text:p>
          </table:table-cell>
          <table:table-cell table:formula="of:=[$Metrics.B11]" office:value-type="string" office:string-value="max.density" calcext:value-type="string">
            <text:p>max.density</text:p>
          </table:table-cell>
          <table:table-cell table:formula="of:=[$Metrics.C11]" office:value-type="string" office:string-value="densiteMax" calcext:value-type="string">
            <text:p>densiteMax</text:p>
          </table:table-cell>
          <table:table-cell table:formula="of:=[$Metrics.D11]" office:value-type="string" office:string-value="densiteMax" calcext:value-type="string">
            <text:p>densiteMax</text:p>
          </table:table-cell>
          <table:table-cell table:number-columns-repeated="1020"/>
        </table:table-row>
        <table:table-row table:style-name="ro1">
          <table:table-cell table:formula="of:=[$Metrics.A12]" office:value-type="string" office:string-value="density.sd" calcext:value-type="string">
            <text:p>density.sd</text:p>
          </table:table-cell>
          <table:table-cell table:formula="of:=[$Metrics.B12]" office:value-type="string" office:string-value="sd.density" calcext:value-type="string">
            <text:p>sd.density</text:p>
          </table:table-cell>
          <table:table-cell table:formula="of:=[$Metrics.C12]" office:value-type="string" office:string-value="densiteSD" calcext:value-type="string">
            <text:p>densiteSD</text:p>
          </table:table-cell>
          <table:table-cell table:formula="of:=[$Metrics.D12]" office:value-type="string" office:string-value="densiteSD" calcext:value-type="string">
            <text:p>densiteSD</text:p>
          </table:table-cell>
          <table:table-cell table:number-columns-repeated="1020"/>
        </table:table-row>
        <table:table-row table:style-name="ro1">
          <table:table-cell table:formula="of:=[$Metrics.A13]" office:value-type="string" office:string-value="mean.length" calcext:value-type="string">
            <text:p>mean.length</text:p>
          </table:table-cell>
          <table:table-cell table:formula="of:=[$Metrics.B13]" office:value-type="string" office:string-value="mean.length" calcext:value-type="string">
            <text:p>mean.length</text:p>
          </table:table-cell>
          <table:table-cell table:formula="of:=[$Metrics.C13]" office:value-type="string" office:string-value="taille.moyenne" calcext:value-type="string">
            <text:p>taille.moyenne</text:p>
          </table:table-cell>
          <table:table-cell table:formula="of:=[$Metrics.D13]" office:value-type="string" office:string-value="taille_moyenne" calcext:value-type="string">
            <text:p>taille_moyenne</text:p>
          </table:table-cell>
          <table:table-cell table:number-columns-repeated="1020"/>
        </table:table-row>
        <table:table-row table:style-name="ro1">
          <table:table-cell table:formula="of:=[$Metrics.A14]" office:value-type="string" office:string-value="mean.size.colonies" calcext:value-type="string">
            <text:p>mean.size.colonies</text:p>
          </table:table-cell>
          <table:table-cell table:formula="of:=[$Metrics.B14]" office:value-type="string" office:string-value="mean.size.colonies" calcext:value-type="string">
            <text:p>mean.size.colonies</text:p>
          </table:table-cell>
          <table:table-cell table:formula="of:=[$Metrics.C14]" office:value-type="string" office:string-value="taille.moy.colonies" calcext:value-type="string">
            <text:p>taille.moy.colonies</text:p>
          </table:table-cell>
          <table:table-cell table:formula="of:=[$Metrics.D14]" office:value-type="string" office:string-value="taille.moy.colonies" calcext:value-type="string">
            <text:p>taille.moy.colonies</text:p>
          </table:table-cell>
          <table:table-cell table:number-columns-repeated="1020"/>
        </table:table-row>
        <table:table-row table:style-name="ro1">
          <table:table-cell table:formula="of:=[$Metrics.A15]" office:value-type="string" office:string-value="mean.weight" calcext:value-type="string">
            <text:p>mean.weight</text:p>
          </table:table-cell>
          <table:table-cell table:formula="of:=[$Metrics.B15]" office:value-type="string" office:string-value="mean.weight" calcext:value-type="string">
            <text:p>mean.weight</text:p>
          </table:table-cell>
          <table:table-cell table:formula="of:=[$Metrics.C15]" office:value-type="string" office:string-value="poids.moyen" calcext:value-type="string">
            <text:p>poids.moyen</text:p>
          </table:table-cell>
          <table:table-cell table:formula="of:=[$Metrics.D15]" office:value-type="string" office:string-value="poids_moyen" calcext:value-type="string">
            <text:p>poids_moyen</text:p>
          </table:table-cell>
          <table:table-cell table:number-columns-repeated="1020"/>
        </table:table-row>
        <table:table-row table:style-name="ro1">
          <table:table-cell table:formula="of:=[$Metrics.A17]" office:value-type="string" office:string-value="number.max" calcext:value-type="string">
            <text:p>number.max</text:p>
          </table:table-cell>
          <table:table-cell table:formula="of:=[$Metrics.B17]" office:value-type="string" office:string-value="max.number" calcext:value-type="string">
            <text:p>max.number</text:p>
          </table:table-cell>
          <table:table-cell table:formula="of:=[$Metrics.C17]" office:value-type="string" office:string-value="nombreMax" calcext:value-type="string">
            <text:p>nombreMax</text:p>
          </table:table-cell>
          <table:table-cell table:formula="of:=[$Metrics.D17]" office:value-type="string" office:string-value="nombreMax" calcext:value-type="string">
            <text:p>nombreMax</text:p>
          </table:table-cell>
          <table:table-cell table:number-columns-repeated="1020"/>
        </table:table-row>
        <table:table-row table:style-name="ro1">
          <table:table-cell table:formula="of:=[$Metrics.A18]" office:value-type="string" office:string-value="number.sd" calcext:value-type="string">
            <text:p>number.sd</text:p>
          </table:table-cell>
          <table:table-cell table:formula="of:=[$Metrics.B18]" office:value-type="string" office:string-value="sd.number" calcext:value-type="string">
            <text:p>sd.number</text:p>
          </table:table-cell>
          <table:table-cell table:formula="of:=[$Metrics.C18]" office:value-type="string" office:string-value="nombreSD" calcext:value-type="string">
            <text:p>nombreSD</text:p>
          </table:table-cell>
          <table:table-cell table:formula="of:=[$Metrics.D18]" office:value-type="string" office:string-value="nombreSD" calcext:value-type="string">
            <text:p>nombreSD</text:p>
          </table:table-cell>
          <table:table-cell table:number-columns-repeated="1020"/>
        </table:table-row>
        <table:table-row table:style-name="ro1">
          <table:table-cell table:formula="of:=[$Metrics.A19]" office:value-type="string" office:string-value="pres.abs" calcext:value-type="string">
            <text:p>pres.abs</text:p>
          </table:table-cell>
          <table:table-cell table:formula="of:=[$Metrics.B19]" office:value-type="string" office:string-value="pres.abs" calcext:value-type="string">
            <text:p>pres.abs</text:p>
          </table:table-cell>
          <table:table-cell table:formula="of:=[$Metrics.C19]" office:value-type="string" office:string-value="pres.abs" calcext:value-type="string">
            <text:p>pres.abs</text:p>
          </table:table-cell>
          <table:table-cell table:formula="of:=[$Metrics.D19]" office:value-type="string" office:string-value="pres_abs" calcext:value-type="string">
            <text:p>pres_abs</text:p>
          </table:table-cell>
          <table:table-cell table:number-columns-repeated="1020"/>
        </table:table-row>
        <table:table-row table:style-name="ro1">
          <table:table-cell table:formula="of:=[$Metrics.A20]" office:value-type="string" office:string-value="spawning.success" calcext:value-type="string">
            <text:p>spawning.success</text:p>
          </table:table-cell>
          <table:table-cell table:formula="of:=[$Metrics.B20]" office:value-type="string" office:string-value="spawning.success" calcext:value-type="string">
            <text:p>spawning.success</text:p>
          </table:table-cell>
          <table:table-cell table:formula="of:=[$Metrics.C20]" office:value-type="string" office:string-value="reussite.ponte" calcext:value-type="string">
            <text:p>reussite.ponte</text:p>
          </table:table-cell>
          <table:table-cell table:formula="of:=[$Metrics.D20]" office:value-type="string" office:string-value="reussite.ponte" calcext:value-type="string">
            <text:p>reussite.ponte</text:p>
          </table:table-cell>
          <table:table-cell table:number-columns-repeated="1020"/>
        </table:table-row>
        <table:table-row table:style-name="ro1">
          <table:table-cell table:formula="of:=[$Metrics.A23]" office:value-type="string" office:string-value="readable.tracks" calcext:value-type="string">
            <text:p>readable.tracks</text:p>
          </table:table-cell>
          <table:table-cell table:formula="of:=[$Metrics.B23]" office:value-type="string" office:string-value="readable.tracks" calcext:value-type="string">
            <text:p>readable.tracks</text:p>
          </table:table-cell>
          <table:table-cell table:formula="of:=[$Metrics.C23]" office:value-type="string" office:string-value="traces.lisibles" calcext:value-type="string">
            <text:p>traces.lisibles</text:p>
          </table:table-cell>
          <table:table-cell table:formula="of:=[$Metrics.D23]" office:value-type="string" office:string-value="traces.lisibles" calcext:value-type="string">
            <text:p>traces.lisibles</text:p>
          </table:table-cell>
          <table:table-cell table:number-columns-repeated="1020"/>
        </table:table-row>
        <table:table-row table:style-name="ro1">
          <table:table-cell table:formula="of:=[$Metrics.A25]" office:value-type="string" office:string-value="Density" calcext:value-type="string">
            <text:p>Density</text:p>
          </table:table-cell>
          <table:table-cell table:formula="of:=[$Metrics.B25]" office:value-type="string" office:string-value="Density" calcext:value-type="string">
            <text:p>Density</text:p>
          </table:table-cell>
          <table:table-cell table:formula="of:=[$Metrics.C25]" office:value-type="string" office:string-value="Densité" calcext:value-type="string">
            <text:p>Densité</text:p>
          </table:table-cell>
          <table:table-cell table:formula="of:=[$Metrics.D25]" office:value-type="string" office:string-value="Densite" calcext:value-type="string">
            <text:p>Densite</text:p>
          </table:table-cell>
          <table:table-cell table:number-columns-repeated="1020"/>
        </table:table-row>
        <table:table-row table:style-name="ro1">
          <table:table-cell table:formula="of:=[$Metrics.A26]" office:value-type="string" office:string-value="Biomass" calcext:value-type="string">
            <text:p>Biomass</text:p>
          </table:table-cell>
          <table:table-cell table:formula="of:=[$Metrics.B26]" office:value-type="string" office:string-value="Biomass" calcext:value-type="string">
            <text:p>Biomass</text:p>
          </table:table-cell>
          <table:table-cell table:formula="of:=[$Metrics.C26]" office:value-type="string" office:string-value="Biomasse" calcext:value-type="string">
            <text:p>Biomasse</text:p>
          </table:table-cell>
          <table:table-cell table:formula="of:=[$Metrics.D26]" office:value-type="string" office:string-value="Biomasse" calcext:value-type="string">
            <text:p>Biomasse</text:p>
          </table:table-cell>
          <table:table-cell table:number-columns-repeated="1020"/>
        </table:table-row>
        <table:table-row table:style-name="ro1">
          <table:table-cell table:formula="of:=[$Metrics.A27]" office:value-type="string" office:string-value="biomass.sd" calcext:value-type="string">
            <text:p>biomass.sd</text:p>
          </table:table-cell>
          <table:table-cell table:formula="of:=[$Metrics.B27]" office:value-type="string" office:string-value="sd.biomass" calcext:value-type="string">
            <text:p>sd.biomass</text:p>
          </table:table-cell>
          <table:table-cell table:formula="of:=[$Metrics.C27]" office:value-type="string" office:string-value="biomasseSD" calcext:value-type="string">
            <text:p>biomasseSD</text:p>
          </table:table-cell>
          <table:table-cell table:formula="of:=[$Metrics.D27]" office:value-type="string" office:string-value="biomasseSD" calcext:value-type="string">
            <text:p>biomasseSD</text:p>
          </table:table-cell>
          <table:table-cell table:number-columns-repeated="1020"/>
        </table:table-row>
        <table:table-row table:style-name="ro1">
          <table:table-cell table:formula="of:=[$Metrics.A28]" office:value-type="string" office:string-value="tot.biomass" calcext:value-type="string">
            <text:p>tot.biomass</text:p>
          </table:table-cell>
          <table:table-cell table:formula="of:=[$Metrics.B28]" office:value-type="string" office:string-value="tot.biomass" calcext:value-type="string">
            <text:p>tot.biomass</text:p>
          </table:table-cell>
          <table:table-cell table:formula="of:=[$Metrics.C28]" office:value-type="string" office:string-value="biomasse.tot" calcext:value-type="string">
            <text:p>biomasse.tot</text:p>
          </table:table-cell>
          <table:table-cell table:formula="of:=[$Metrics.D28]" office:value-type="string" office:string-value="biomasse.tot" calcext:value-type="string">
            <text:p>biomasse.tot</text:p>
          </table:table-cell>
          <table:table-cell table:number-columns-repeated="1020"/>
        </table:table-row>
        <table:table-row table:style-name="ro1">
          <table:table-cell table:formula="of:=[$Metrics.A29]" office:value-type="string" office:string-value="species.richness" calcext:value-type="string">
            <text:p>species.richness</text:p>
          </table:table-cell>
          <table:table-cell table:formula="of:=[$Metrics.B29]" office:value-type="string" office:string-value="species.richness" calcext:value-type="string">
            <text:p>species.richness</text:p>
          </table:table-cell>
          <table:table-cell table:formula="of:=[$Metrics.C29]" office:value-type="string" office:string-value="richesse.specifique" calcext:value-type="string">
            <text:p>richesse.specifique</text:p>
          </table:table-cell>
          <table:table-cell table:formula="of:=[$Metrics.D29]" office:value-type="string" office:string-value="richesse_specifique" calcext:value-type="string">
            <text:p>richesse_specifique</text:p>
          </table:table-cell>
          <table:table-cell table:number-columns-repeated="1020"/>
        </table:table-row>
        <table:table-row table:style-name="ro1">
          <table:table-cell table:formula="of:=[$Metrics.A30]" office:value-type="string" office:string-value="relative.SR.site" calcext:value-type="string">
            <text:p>relative.SR.site</text:p>
          </table:table-cell>
          <table:table-cell table:formula="of:=[$Metrics.B30]" office:value-type="string" office:string-value="relative.SR.site" calcext:value-type="string">
            <text:p>relative.SR.site</text:p>
          </table:table-cell>
          <table:table-cell table:formula="of:=[$Metrics.C30]" office:value-type="string" office:string-value="RS.relative.site" calcext:value-type="string">
            <text:p>RS.relative.site</text:p>
          </table:table-cell>
          <table:table-cell table:formula="of:=[$Metrics.D30]" office:value-type="string" office:string-value="RS.relative.site" calcext:value-type="string">
            <text:p>RS.relative.site</text:p>
          </table:table-cell>
          <table:table-cell table:number-columns-repeated="1020"/>
        </table:table-row>
        <table:table-row table:style-name="ro1">
          <table:table-cell table:formula="of:=[$Metrics.A31]" office:value-type="string" office:string-value="relative.SR.site.phylum" calcext:value-type="string">
            <text:p>relative.SR.site.phylum</text:p>
          </table:table-cell>
          <table:table-cell table:formula="of:=[$Metrics.B31]" office:value-type="string" office:string-value="relative.SR.site.phylum" calcext:value-type="string">
            <text:p>relative.SR.site.phylum</text:p>
          </table:table-cell>
          <table:table-cell table:formula="of:=[$Metrics.C31]" office:value-type="string" office:string-value="RS.relative.site.phylum" calcext:value-type="string">
            <text:p>RS.relative.site.phylum</text:p>
          </table:table-cell>
          <table:table-cell table:formula="of:=[$Metrics.D31]" office:value-type="string" office:string-value="RS.relative.site.phylum" calcext:value-type="string">
            <text:p>RS.relative.site.phylum</text:p>
          </table:table-cell>
          <table:table-cell table:number-columns-repeated="1020"/>
        </table:table-row>
        <table:table-row table:style-name="ro1">
          <table:table-cell table:formula="of:=[$Metrics.A32]" office:value-type="string" office:string-value="relative.SR.data" calcext:value-type="string">
            <text:p>relative.SR.data</text:p>
          </table:table-cell>
          <table:table-cell table:formula="of:=[$Metrics.B32]" office:value-type="string" office:string-value="relative.SR.data" calcext:value-type="string">
            <text:p>relative.SR.data</text:p>
          </table:table-cell>
          <table:table-cell table:formula="of:=[$Metrics.C32]" office:value-type="string" office:string-value="RS.relative.donnees" calcext:value-type="string">
            <text:p>RS.relative.donnees</text:p>
          </table:table-cell>
          <table:table-cell table:formula="of:=[$Metrics.D32]" office:value-type="string" office:string-value="RS.relative.donnees" calcext:value-type="string">
            <text:p>RS.relative.donnees</text:p>
          </table:table-cell>
          <table:table-cell table:number-columns-repeated="1020"/>
        </table:table-row>
        <table:table-row table:style-name="ro1">
          <table:table-cell table:formula="of:=[$Metrics.A33]" office:value-type="string" office:string-value="relative.SR.region" calcext:value-type="string">
            <text:p>relative.SR.region</text:p>
          </table:table-cell>
          <table:table-cell table:formula="of:=[$Metrics.B33]" office:value-type="string" office:string-value="relative.SR.region" calcext:value-type="string">
            <text:p>relative.SR.region</text:p>
          </table:table-cell>
          <table:table-cell table:formula="of:=[$Metrics.C33]" office:value-type="string" office:string-value="RS.relative.region" calcext:value-type="string">
            <text:p>RS.relative.region</text:p>
          </table:table-cell>
          <table:table-cell table:formula="of:=[$Metrics.D33]" office:value-type="string" office:string-value="RS.relative.region" calcext:value-type="string">
            <text:p>RS.relative.region</text:p>
          </table:table-cell>
          <table:table-cell table:number-columns-repeated="1020"/>
        </table:table-row>
        <table:table-row table:style-name="ro1">
          <table:table-cell table:formula="of:=[$Metrics.A34]" office:value-type="string" office:string-value="relative.SR.region.phylum" calcext:value-type="string">
            <text:p>relative.SR.region.phylum</text:p>
          </table:table-cell>
          <table:table-cell table:formula="of:=[$Metrics.B34]" office:value-type="string" office:string-value="relative.SR.region.phylum" calcext:value-type="string">
            <text:p>relative.SR.region.phylum</text:p>
          </table:table-cell>
          <table:table-cell table:formula="of:=[$Metrics.C34]" office:value-type="string" office:string-value="RS.relative.region.phylum" calcext:value-type="string">
            <text:p>RS.relative.region.phylum</text:p>
          </table:table-cell>
          <table:table-cell table:formula="of:=[$Metrics.D34]" office:value-type="string" office:string-value="RS.relative.region.phylum" calcext:value-type="string">
            <text:p>RS.relative.region.phylum</text:p>
          </table:table-cell>
          <table:table-cell table:number-columns-repeated="1020"/>
        </table:table-row>
        <table:table-row table:style-name="ro1">
          <table:table-cell table:formula="of:=[$Metrics.A35]" office:value-type="string" office:string-value="simpson" calcext:value-type="string">
            <text:p>simpson</text:p>
          </table:table-cell>
          <table:table-cell table:formula="of:=[$Metrics.B35]" office:value-type="string" office:string-value="simpson" calcext:value-type="string">
            <text:p>simpson</text:p>
          </table:table-cell>
          <table:table-cell table:formula="of:=[$Metrics.C35]" office:value-type="string" office:string-value="simpson" calcext:value-type="string">
            <text:p>simpson</text:p>
          </table:table-cell>
          <table:table-cell table:formula="of:=[$Metrics.D35]" office:value-type="string" office:string-value="simpson" calcext:value-type="string">
            <text:p>simpson</text:p>
          </table:table-cell>
          <table:table-cell table:number-columns-repeated="1020"/>
        </table:table-row>
        <table:table-row table:style-name="ro1">
          <table:table-cell table:formula="of:=[$Metrics.A36]" office:value-type="string" office:string-value="simpson.l" calcext:value-type="string">
            <text:p>simpson.l</text:p>
          </table:table-cell>
          <table:table-cell table:formula="of:=[$Metrics.B36]" office:value-type="string" office:string-value="simpson.l" calcext:value-type="string">
            <text:p>simpson.l</text:p>
          </table:table-cell>
          <table:table-cell table:formula="of:=[$Metrics.C36]" office:value-type="string" office:string-value="l.simpson" calcext:value-type="string">
            <text:p>l.simpson</text:p>
          </table:table-cell>
          <table:table-cell table:formula="of:=[$Metrics.D36]" office:value-type="string" office:string-value="l.simpson" calcext:value-type="string">
            <text:p>l.simpson</text:p>
          </table:table-cell>
          <table:table-cell table:number-columns-repeated="1020"/>
        </table:table-row>
        <table:table-row table:style-name="ro1">
          <table:table-cell table:formula="of:=[$Metrics.A37]" office:value-type="string" office:string-value="shannon" calcext:value-type="string">
            <text:p>shannon</text:p>
          </table:table-cell>
          <table:table-cell table:formula="of:=[$Metrics.B37]" office:value-type="string" office:string-value="shannon" calcext:value-type="string">
            <text:p>shannon</text:p>
          </table:table-cell>
          <table:table-cell table:formula="of:=[$Metrics.C37]" office:value-type="string" office:string-value="shannon" calcext:value-type="string">
            <text:p>shannon</text:p>
          </table:table-cell>
          <table:table-cell table:formula="of:=[$Metrics.D37]" office:value-type="string" office:string-value="shannon" calcext:value-type="string">
            <text:p>shannon</text:p>
          </table:table-cell>
          <table:table-cell table:number-columns-repeated="1020"/>
        </table:table-row>
        <table:table-row table:style-name="ro1">
          <table:table-cell table:formula="of:=[$Metrics.A38]" office:value-type="string" office:string-value="pielou" calcext:value-type="string">
            <text:p>pielou</text:p>
          </table:table-cell>
          <table:table-cell table:formula="of:=[$Metrics.B38]" office:value-type="string" office:string-value="pielou" calcext:value-type="string">
            <text:p>pielou</text:p>
          </table:table-cell>
          <table:table-cell table:formula="of:=[$Metrics.C38]" office:value-type="string" office:string-value="pielou" calcext:value-type="string">
            <text:p>pielou</text:p>
          </table:table-cell>
          <table:table-cell table:formula="of:=[$Metrics.D38]" office:value-type="string" office:string-value="pielou" calcext:value-type="string">
            <text:p>pielou</text:p>
          </table:table-cell>
          <table:table-cell table:number-columns-repeated="1020"/>
        </table:table-row>
        <table:table-row table:style-name="ro1">
          <table:table-cell table:formula="of:=[$Metrics.A39]" office:value-type="string" office:string-value="hill" calcext:value-type="string">
            <text:p>hill</text:p>
          </table:table-cell>
          <table:table-cell table:formula="of:=[$Metrics.B39]" office:value-type="string" office:string-value="hill" calcext:value-type="string">
            <text:p>hill</text:p>
          </table:table-cell>
          <table:table-cell table:formula="of:=[$Metrics.C39]" office:value-type="string" office:string-value="hill" calcext:value-type="string">
            <text:p>hill</text:p>
          </table:table-cell>
          <table:table-cell table:formula="of:=[$Metrics.D39]" office:value-type="string" office:string-value="hill" calcext:value-type="string">
            <text:p>hill</text:p>
          </table:table-cell>
          <table:table-cell table:number-columns-repeated="1020"/>
        </table:table-row>
        <table:table-row table:style-name="ro1">
          <table:table-cell table:formula="of:=[$Metrics.A40]" office:value-type="string" office:string-value="Delta" calcext:value-type="string">
            <text:p>Delta</text:p>
          </table:table-cell>
          <table:table-cell table:formula="of:=[$Metrics.B40]" office:value-type="string" office:string-value="Delta" calcext:value-type="string">
            <text:p>Delta</text:p>
          </table:table-cell>
          <table:table-cell table:formula="of:=[$Metrics.C40]" office:value-type="string" office:string-value="Delta" calcext:value-type="string">
            <text:p>Delta</text:p>
          </table:table-cell>
          <table:table-cell table:formula="of:=[$Metrics.D40]" office:value-type="string" office:string-value="Delta" calcext:value-type="string">
            <text:p>Delta</text:p>
          </table:table-cell>
          <table:table-cell table:number-columns-repeated="1020"/>
        </table:table-row>
        <table:table-row table:style-name="ro1">
          <table:table-cell table:formula="of:=[$Metrics.A41]" office:value-type="string" office:string-value="DeltaStar" calcext:value-type="string">
            <text:p>DeltaStar</text:p>
          </table:table-cell>
          <table:table-cell table:formula="of:=[$Metrics.B41]" office:value-type="string" office:string-value="DeltaStar" calcext:value-type="string">
            <text:p>DeltaStar</text:p>
          </table:table-cell>
          <table:table-cell table:formula="of:=[$Metrics.C41]" office:value-type="string" office:string-value="DeltaEtoile" calcext:value-type="string">
            <text:p>DeltaEtoile</text:p>
          </table:table-cell>
          <table:table-cell table:formula="of:=[$Metrics.D41]" office:value-type="string" office:string-value="DeltaEtoile" calcext:value-type="string">
            <text:p>DeltaEtoile</text:p>
          </table:table-cell>
          <table:table-cell table:number-columns-repeated="1020"/>
        </table:table-row>
        <table:table-row table:style-name="ro1">
          <table:table-cell table:formula="of:=[$Metrics.A42]" office:value-type="string" office:string-value="LambdaPlus" calcext:value-type="string">
            <text:p>LambdaPlus</text:p>
          </table:table-cell>
          <table:table-cell table:formula="of:=[$Metrics.B42]" office:value-type="string" office:string-value="LambdaPlus" calcext:value-type="string">
            <text:p>LambdaPlus</text:p>
          </table:table-cell>
          <table:table-cell table:formula="of:=[$Metrics.C42]" office:value-type="string" office:string-value="LambdaPlus" calcext:value-type="string">
            <text:p>LambdaPlus</text:p>
          </table:table-cell>
          <table:table-cell table:formula="of:=[$Metrics.D42]" office:value-type="string" office:string-value="LambdaPlus" calcext:value-type="string">
            <text:p>LambdaPlus</text:p>
          </table:table-cell>
          <table:table-cell table:number-columns-repeated="1020"/>
        </table:table-row>
        <table:table-row table:style-name="ro1">
          <table:table-cell table:formula="of:=[$Metrics.A43]" office:value-type="string" office:string-value="DeltaPlus" calcext:value-type="string">
            <text:p>DeltaPlus</text:p>
          </table:table-cell>
          <table:table-cell table:formula="of:=[$Metrics.B43]" office:value-type="string" office:string-value="DeltaPlus" calcext:value-type="string">
            <text:p>DeltaPlus</text:p>
          </table:table-cell>
          <table:table-cell table:formula="of:=[$Metrics.C43]" office:value-type="string" office:string-value="DeltaPlus" calcext:value-type="string">
            <text:p>DeltaPlus</text:p>
          </table:table-cell>
          <table:table-cell table:formula="of:=[$Metrics.D43]" office:value-type="string" office:string-value="DeltaPlus" calcext:value-type="string">
            <text:p>DeltaPlus</text:p>
          </table:table-cell>
          <table:table-cell table:number-columns-repeated="1020"/>
        </table:table-row>
        <table:table-row table:style-name="ro1">
          <table:table-cell table:formula="of:=[$Metrics.A44]" office:value-type="string" office:string-value="SDeltaPlus" calcext:value-type="string">
            <text:p>SDeltaPlus</text:p>
          </table:table-cell>
          <table:table-cell table:formula="of:=[$Metrics.B44]" office:value-type="string" office:string-value="SDeltaPlus" calcext:value-type="string">
            <text:p>SDeltaPlus</text:p>
          </table:table-cell>
          <table:table-cell table:formula="of:=[$Metrics.C44]" office:value-type="string" office:string-value="SDeltaPlus" calcext:value-type="string">
            <text:p>SDeltaPlus</text:p>
          </table:table-cell>
          <table:table-cell table:formula="of:=[$Metrics.D44]" office:value-type="string" office:string-value="SDeltaPlus" calcext:value-type="string">
            <text:p>SDeltaPlus</text:p>
          </table:table-cell>
          <table:table-cell table:number-columns-repeated="1020"/>
        </table:table-row>
        <table:table-row table:style-name="ro1">
          <table:table-cell table:formula="of:=[$Metrics.A45]" office:value-type="string" office:string-value="occurrence.frequency" calcext:value-type="string">
            <text:p>occurrence.frequency</text:p>
          </table:table-cell>
          <table:table-cell table:formula="of:=[$Metrics.B45]" office:value-type="string" office:string-value="occurrence.frequency" calcext:value-type="string">
            <text:p>occurrence.frequency</text:p>
          </table:table-cell>
          <table:table-cell table:formula="of:=[$Metrics.C45]" office:value-type="string" office:string-value="frequence.occurrence" calcext:value-type="string">
            <text:p>frequence.occurrence</text:p>
          </table:table-cell>
          <table:table-cell table:formula="of:=[$Metrics.D45]" office:value-type="string" office:string-value="freq.occurrence" calcext:value-type="string">
            <text:p>freq.occurrence</text:p>
          </table:table-cell>
          <table:table-cell table:number-columns-repeated="1020"/>
        </table:table-row>
      </table:table>
      <table:table table:name="Pivot Table_All_for_export_1" table:style-name="ta1">
        <table:table-column table:style-name="co1" table:default-cell-style-name="Default"/>
        <table:table-column table:style-name="co16" table:default-cell-style-name="ce66"/>
        <table:table-row table:style-name="ro1">
          <table:table-cell table:style-name="ce47" office:value-type="string" calcext:value-type="string">
            <text:p>Column A</text:p>
          </table:table-cell>
          <table:table-cell table:style-name="ce61" office:value-type="string" calcext:value-type="string">
            <text:p>Count - Column A</text:p>
          </table:table-cell>
        </table:table-row>
        <table:table-row table:style-name="ro1">
          <table:table-cell table:style-name="ce48" office:value-type="string" calcext:value-type="string">
            <text:p>a.coeff</text:p>
          </table:table-cell>
          <table:table-cell table:style-name="ce62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adult.diet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aggreg.behaviou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b.coeff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before.afte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benthic.categ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biotop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biotop.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class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cloud.cove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cryptic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current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day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day.night.act.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demogr.strategy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dive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family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FAO.co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FishBase.co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FISHING.ZONATION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genus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geogr.descriptor1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geogr.descriptor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GROUP.OF.SITES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habitat1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habitat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habitat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hou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ISSCAAP.group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IUCN.status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L50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latitu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length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Lmax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longitu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ax.depth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ax.distanc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ax.length.medium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ax.length.small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ean.weight.larg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ean.weight.medium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ean.weight.small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in.depth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in.distanc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obility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onth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oon.phas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MPA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nb.divers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NB.PERMANENT.MOORINGS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numbe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obs.dim1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obs.dim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observation.typ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observation.unit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observed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orde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PAMPA.STATUS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phylum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preferred.habitat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PROTECTION.STATUS</text:p>
          </table:table-cell>
          <table:table-cell table:style-name="ce63" office:value-type="float" office:value="2" calcext:value-type="float">
            <text:p>2</text:p>
          </table:table-cell>
        </table:table-row>
        <table:table-row table:style-name="ro1">
          <table:table-cell table:style-name="ce49" office:value-type="string" calcext:value-type="string">
            <text:p>rotation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ampling.rat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cient.nam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ea.condition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easonal.aggreg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ecto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ex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ex.chang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HORELIN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IH.CO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IH.group.co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IH.species.co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ITE</text:p>
          </table:table-cell>
          <table:table-cell table:style-name="ce63" office:value-type="float" office:value="2" calcext:value-type="float">
            <text:p>2</text:p>
          </table:table-cell>
        </table:table-row>
        <table:table-row table:style-name="ro1">
          <table:table-cell table:style-name="ce49" office:value-type="string" calcext:value-type="string">
            <text:p>size.class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pawning.typ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pawnings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pecies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pecies.co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TATION</text:p>
          </table:table-cell>
          <table:table-cell table:style-name="ce63" office:value-type="float" office:value="2" calcext:value-type="float">
            <text:p>2</text:p>
          </table:table-cell>
        </table:table-row>
        <table:table-row table:style-name="ro1">
          <table:table-cell table:style-name="ce49" office:value-type="string" calcext:value-type="string">
            <text:p>study.area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SURFAC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taxo.co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taxo.level.a.and.b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territorial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ti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tracks.numbe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UICN.status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visibility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water.column.position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weight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wind.direction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wind.strength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yea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ZON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ZONE.CO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ZONE.LATITUDE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ZONE.LONGITUDE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0" office:value-type="string" calcext:value-type="string">
            <text:p>Total Result</text:p>
          </table:table-cell>
          <table:table-cell table:style-name="ce65" office:value-type="float" office:value="101" calcext:value-type="float">
            <text:p>101</text:p>
          </table:table-cell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Pivot Table_All_for_export_1'.B2:'Pivot Table_All_for_export_1'.B1048576">
            <calcext:condition calcext:apply-style-name="Good" calcext:value="=1" calcext:base-cell-address="'Pivot Table_All_for_export_1'.B2"/>
            <calcext:condition calcext:apply-style-name="Bad" calcext:value="&gt;1" calcext:base-cell-address="'Pivot Table_All_for_export_1'.B2"/>
          </calcext:conditional-format>
          <calcext:conditional-format calcext:target-range-address="'Pivot Table_All_for_export_1'.B2:'Pivot Table_All_for_export_1'.B1048576">
            <calcext:condition calcext:apply-style-name="Good" calcext:value="=1" calcext:base-cell-address="'Pivot Table_All_for_export_1'.B2"/>
            <calcext:condition calcext:apply-style-name="Bad" calcext:value="&gt;1" calcext:base-cell-address="'Pivot Table_All_for_export_1'.B2"/>
          </calcext:conditional-format>
          <calcext:conditional-format calcext:target-range-address="'Pivot Table_All_for_export_1'.B2:'Pivot Table_All_for_export_1'.B1048576">
            <calcext:condition calcext:apply-style-name="Good" calcext:value="=1" calcext:base-cell-address="'Pivot Table_All_for_export_1'.B2"/>
            <calcext:condition calcext:apply-style-name="Bad" calcext:value="&gt;1" calcext:base-cell-address="'Pivot Table_All_for_export_1'.B2"/>
          </calcext:conditional-format>
          <calcext:conditional-format calcext:target-range-address="'Pivot Table_All_for_export_1'.B1:'Pivot Table_All_for_export_1'.B1048576">
            <calcext:condition calcext:apply-style-name="Good" calcext:value="=1" calcext:base-cell-address="'Pivot Table_All_for_export_1'.B1"/>
            <calcext:condition calcext:apply-style-name="Bad" calcext:value="&gt;1" calcext:base-cell-address="'Pivot Table_All_for_export_1'.B1"/>
          </calcext:conditional-format>
        </calcext:conditional-formats>
      </table:table>
      <table:named-expressions/>
      <table:database-ranges>
        <table:database-range table:name="__Anonymous_Sheet_DB__7" table:target-range-address="Metrics.A2:Metrics.D24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B100" table:buttons="'Pivot Table_Sheet1_1'.A1" table:show-filter-button="false" table:drill-down-on-double-click="false">
          <table:source-cell-range table:cell-range-address="Sheet1.D1:Sheet1.D1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urrent" table:orientation="row" table:used-hierarchy="0" table:function="auto">
            <table:data-pilot-level table:show-empty="false" calcext:repeat-item-labels="false">
              <table:data-pilot-members>
                <table:data-pilot-member table:name="agreg.saison" table:display="true" table:show-details="true"/>
                <table:data-pilot-member table:name="AMP" table:display="true" table:show-details="true"/>
                <table:data-pilot-member table:name="an" table:display="true" table:show-details="true"/>
                <table:data-pilot-member table:name="avant_apres" table:display="true" table:show-details="true"/>
                <table:data-pilot-member table:name="biotope" table:display="true" table:show-details="true"/>
                <table:data-pilot-member table:name="biotope_2" table:display="true" table:show-details="true"/>
                <table:data-pilot-member table:name="caracteristique_1" table:display="true" table:show-details="true"/>
                <table:data-pilot-member table:name="caracteristique_2" table:display="true" table:show-details="true"/>
                <table:data-pilot-member table:name="cas.etude" table:display="true" table:show-details="true"/>
                <table:data-pilot-member table:name="Cat_benthique" table:display="true" table:show-details="true"/>
                <table:data-pilot-member table:name="Changement.sexe" table:display="true" table:show-details="true"/>
                <table:data-pilot-member table:name="Classe" table:display="true" table:show-details="true"/>
                <table:data-pilot-member table:name="classe_taille" table:display="true" table:show-details="true"/>
                <table:data-pilot-member table:name="code_espece" table:display="true" table:show-details="true"/>
                <table:data-pilot-member table:name="CODE.SIH" table:display="true" table:show-details="true"/>
                <table:data-pilot-member table:name="CODE.ZONE" table:display="true" table:show-details="true"/>
                <table:data-pilot-member table:name="CodeFAO" table:display="true" table:show-details="true"/>
                <table:data-pilot-member table:name="CodeFB" table:display="true" table:show-details="true"/>
                <table:data-pilot-member table:name="CodeSIH" table:display="true" table:show-details="true"/>
                <table:data-pilot-member table:name="Coeff.a" table:display="true" table:show-details="true"/>
                <table:data-pilot-member table:name="Coeff.b" table:display="true" table:show-details="true"/>
                <table:data-pilot-member table:name="comportement.grp" table:display="true" table:show-details="true"/>
                <table:data-pilot-member table:name="courant" table:display="true" table:show-details="true"/>
                <table:data-pilot-member table:name="cryptique" table:display="true" table:show-details="true"/>
                <table:data-pilot-member table:name="DimObs1" table:display="true" table:show-details="true"/>
                <table:data-pilot-member table:name="DimObs2" table:display="true" table:show-details="true"/>
                <table:data-pilot-member table:name="direction_vent" table:display="true" table:show-details="true"/>
                <table:data-pilot-member table:name="dmax" table:display="true" table:show-details="true"/>
                <table:data-pilot-member table:name="dmin" table:display="true" table:show-details="true"/>
                <table:data-pilot-member table:name="espece" table:display="true" table:show-details="true"/>
                <table:data-pilot-member table:name="etat_mer" table:display="true" table:show-details="true"/>
                <table:data-pilot-member table:name="Famille" table:display="true" table:show-details="true"/>
                <table:data-pilot-member table:name="force_vent" table:display="true" table:show-details="true"/>
                <table:data-pilot-member table:name="fraction_echantillonnee" table:display="true" table:show-details="true"/>
                <table:data-pilot-member table:name="Genre" table:display="true" table:show-details="true"/>
                <table:data-pilot-member table:name="GROUPE" table:display="true" table:show-details="true"/>
                <table:data-pilot-member table:name="GrSIH" table:display="true" table:show-details="true"/>
                <table:data-pilot-member table:name="Habitat.Prefere" table:display="true" table:show-details="true"/>
                <table:data-pilot-member table:name="habitat1" table:display="true" table:show-details="true"/>
                <table:data-pilot-member table:name="habitat2" table:display="true" table:show-details="true"/>
                <table:data-pilot-member table:name="habitat3" table:display="true" table:show-details="true"/>
                <table:data-pilot-member table:name="heure" table:display="true" table:show-details="true"/>
                <table:data-pilot-member table:name="Identifiant" table:display="true" table:show-details="true"/>
                <table:data-pilot-member table:name="IssCaap" table:display="true" table:show-details="true"/>
                <table:data-pilot-member table:name="jour" table:display="true" table:show-details="true"/>
                <table:data-pilot-member table:name="L50" table:display="true" table:show-details="true"/>
                <table:data-pilot-member table:name="latitude" table:display="true" table:show-details="true"/>
                <table:data-pilot-member table:name="LATITUDE.ZONE" table:display="true" table:show-details="true"/>
                <table:data-pilot-member table:name="LINEAIRE.COTIER" table:display="true" table:show-details="true"/>
                <table:data-pilot-member table:name="longitude" table:display="true" table:show-details="true"/>
                <table:data-pilot-member table:name="LONGITUDE.ZONE" table:display="true" table:show-details="true"/>
                <table:data-pilot-member table:name="maree" table:display="true" table:show-details="true"/>
                <table:data-pilot-member table:name="mobilite" table:display="true" table:show-details="true"/>
                <table:data-pilot-member table:name="mois" table:display="true" table:show-details="true"/>
                <table:data-pilot-member table:name="nb_plong" table:display="true" table:show-details="true"/>
                <table:data-pilot-member table:name="NBCM" table:display="true" table:show-details="true"/>
                <table:data-pilot-member table:name="nebulosite" table:display="true" table:show-details="true"/>
                <table:data-pilot-member table:name="niveau.a.et.b" table:display="true" table:show-details="true"/>
                <table:data-pilot-member table:name="nocturne" table:display="true" table:show-details="true"/>
                <table:data-pilot-member table:name="nombre" table:display="true" table:show-details="true"/>
                <table:data-pilot-member table:name="Observee" table:display="true" table:show-details="true"/>
                <table:data-pilot-member table:name="Ordre" table:display="true" table:show-details="true"/>
                <table:data-pilot-member table:name="phase_lunaire" table:display="true" table:show-details="true"/>
                <table:data-pilot-member table:name="Phylum" table:display="true" table:show-details="true"/>
                <table:data-pilot-member table:name="plongeur" table:display="true" table:show-details="true"/>
                <table:data-pilot-member table:name="poids" table:display="true" table:show-details="true"/>
                <table:data-pilot-member table:name="poids.moyen.gros" table:display="true" table:show-details="true"/>
                <table:data-pilot-member table:name="poids.moyen.moyens" table:display="true" table:show-details="true"/>
                <table:data-pilot-member table:name="poids.moyen.petits" table:display="true" table:show-details="true"/>
                <table:data-pilot-member table:name="position.col.eau" table:display="true" table:show-details="true"/>
                <table:data-pilot-member table:name="prof_max" table:display="true" table:show-details="true"/>
                <table:data-pilot-member table:name="prof_min" table:display="true" table:show-details="true"/>
                <table:data-pilot-member table:name="regim.alim" table:display="true" table:show-details="true"/>
                <table:data-pilot-member table:name="rotation" table:display="true" table:show-details="true"/>
                <table:data-pilot-member table:name="secteur" table:display="true" table:show-details="true"/>
                <table:data-pilot-member table:name="sexe" table:display="true" table:show-details="true"/>
                <table:data-pilot-member table:name="SITE" table:display="true" table:show-details="true"/>
                <table:data-pilot-member table:name="stat.IUCN" table:display="true" table:show-details="true"/>
                <table:data-pilot-member table:name="STATION" table:display="true" table:show-details="true"/>
                <table:data-pilot-member table:name="statut_protection" table:display="true" table:show-details="true"/>
                <table:data-pilot-member table:name="STATUT.PAMPA" table:display="true" table:show-details="true"/>
                <table:data-pilot-member table:name="STATUT.PROTECTION" table:display="true" table:show-details="true"/>
                <table:data-pilot-member table:name="statutIUCN" table:display="true" table:show-details="true"/>
                <table:data-pilot-member table:name="strategie.demo" table:display="true" table:show-details="true"/>
                <table:data-pilot-member table:name="SURFACE" table:display="true" table:show-details="true"/>
                <table:data-pilot-member table:name="taille" table:display="true" table:show-details="true"/>
                <table:data-pilot-member table:name="taillemax" table:display="true" table:show-details="true"/>
                <table:data-pilot-member table:name="tailleMax.moyen" table:display="true" table:show-details="true"/>
                <table:data-pilot-member table:name="tailleMax.petit" table:display="true" table:show-details="true"/>
                <table:data-pilot-member table:name="TaxoCode" table:display="true" table:show-details="true"/>
                <table:data-pilot-member table:name="territorial" table:display="true" table:show-details="true"/>
                <table:data-pilot-member table:name="type" table:display="true" table:show-details="true"/>
                <table:data-pilot-member table:name="Type.ponte" table:display="true" table:show-details="true"/>
                <table:data-pilot-member table:name="unite_observation" table:display="true" table:show-details="true"/>
                <table:data-pilot-member table:name="visibilite" table:display="true" table:show-details="true"/>
                <table:data-pilot-member table:name="ZONAGE.PECHE" table:display="true" table:show-details="true"/>
                <table:data-pilot-member table:name="ZON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rrent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Pivot Table_All_for_export_1'.A1:'Pivot Table_All_for_export_1'.B100" table:buttons="'Pivot Table_All_for_export_1'.A1" table:show-filter-button="false" table:drill-down-on-double-click="false">
          <table:source-cell-range table:cell-range-address="All_for_export.A1:All_for_export.D10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umn A" table:orientation="row" table:used-hierarchy="0" table:function="auto">
            <table:data-pilot-level table:show-empty="false" calcext:repeat-item-labels="false">
              <table:data-pilot-members>
                <table:data-pilot-member table:name="a.coeff" table:display="true" table:show-details="true"/>
                <table:data-pilot-member table:name="adult.diet" table:display="true" table:show-details="true"/>
                <table:data-pilot-member table:name="aggreg.behaviour" table:display="true" table:show-details="true"/>
                <table:data-pilot-member table:name="b.coeff" table:display="true" table:show-details="true"/>
                <table:data-pilot-member table:name="before.after" table:display="true" table:show-details="true"/>
                <table:data-pilot-member table:name="benthic.categ" table:display="true" table:show-details="true"/>
                <table:data-pilot-member table:name="biotop" table:display="true" table:show-details="true"/>
                <table:data-pilot-member table:name="biotop.2" table:display="true" table:show-details="true"/>
                <table:data-pilot-member table:name="class" table:display="true" table:show-details="true"/>
                <table:data-pilot-member table:name="cloud.cover" table:display="true" table:show-details="true"/>
                <table:data-pilot-member table:name="cryptic" table:display="true" table:show-details="true"/>
                <table:data-pilot-member table:name="current" table:display="true" table:show-details="true"/>
                <table:data-pilot-member table:name="day" table:display="true" table:show-details="true"/>
                <table:data-pilot-member table:name="day.night.act." table:display="true" table:show-details="true"/>
                <table:data-pilot-member table:name="demogr.strategy" table:display="true" table:show-details="true"/>
                <table:data-pilot-member table:name="diver" table:display="true" table:show-details="true"/>
                <table:data-pilot-member table:name="family" table:display="true" table:show-details="true"/>
                <table:data-pilot-member table:name="FAO.code" table:display="true" table:show-details="true"/>
                <table:data-pilot-member table:name="FishBase.code" table:display="true" table:show-details="true"/>
                <table:data-pilot-member table:name="FISHING.ZONATION" table:display="true" table:show-details="true"/>
                <table:data-pilot-member table:name="genus" table:display="true" table:show-details="true"/>
                <table:data-pilot-member table:name="geogr.descriptor1" table:display="true" table:show-details="true"/>
                <table:data-pilot-member table:name="geogr.descriptor2" table:display="true" table:show-details="true"/>
                <table:data-pilot-member table:name="GROUP.OF.SITES" table:display="true" table:show-details="true"/>
                <table:data-pilot-member table:name="habitat1" table:display="true" table:show-details="true"/>
                <table:data-pilot-member table:name="habitat2" table:display="true" table:show-details="true"/>
                <table:data-pilot-member table:name="habitat3" table:display="true" table:show-details="true"/>
                <table:data-pilot-member table:name="hour" table:display="true" table:show-details="true"/>
                <table:data-pilot-member table:name="ISSCAAP.group" table:display="true" table:show-details="true"/>
                <table:data-pilot-member table:name="IUCN.status" table:display="true" table:show-details="true"/>
                <table:data-pilot-member table:name="L50" table:display="true" table:show-details="true"/>
                <table:data-pilot-member table:name="latitude" table:display="true" table:show-details="true"/>
                <table:data-pilot-member table:name="length" table:display="true" table:show-details="true"/>
                <table:data-pilot-member table:name="Lmax" table:display="true" table:show-details="true"/>
                <table:data-pilot-member table:name="longitude" table:display="true" table:show-details="true"/>
                <table:data-pilot-member table:name="max.depth" table:display="true" table:show-details="true"/>
                <table:data-pilot-member table:name="max.distance" table:display="true" table:show-details="true"/>
                <table:data-pilot-member table:name="max.length.medium" table:display="true" table:show-details="true"/>
                <table:data-pilot-member table:name="max.length.small" table:display="true" table:show-details="true"/>
                <table:data-pilot-member table:name="mean.weight.large" table:display="true" table:show-details="true"/>
                <table:data-pilot-member table:name="mean.weight.medium" table:display="true" table:show-details="true"/>
                <table:data-pilot-member table:name="mean.weight.small" table:display="true" table:show-details="true"/>
                <table:data-pilot-member table:name="min.depth" table:display="true" table:show-details="true"/>
                <table:data-pilot-member table:name="min.distance" table:display="true" table:show-details="true"/>
                <table:data-pilot-member table:name="mobility" table:display="true" table:show-details="true"/>
                <table:data-pilot-member table:name="month" table:display="true" table:show-details="true"/>
                <table:data-pilot-member table:name="moon.phase" table:display="true" table:show-details="true"/>
                <table:data-pilot-member table:name="nb.divers" table:display="true" table:show-details="true"/>
                <table:data-pilot-member table:name="NB.PERMANENT.MOORINGS" table:display="true" table:show-details="true"/>
                <table:data-pilot-member table:name="number" table:display="true" table:show-details="true"/>
                <table:data-pilot-member table:name="obs.dim1" table:display="true" table:show-details="true"/>
                <table:data-pilot-member table:name="obs.dim2" table:display="true" table:show-details="true"/>
                <table:data-pilot-member table:name="observation.type" table:display="true" table:show-details="true"/>
                <table:data-pilot-member table:name="observation.unit" table:display="true" table:show-details="true"/>
                <table:data-pilot-member table:name="observed" table:display="true" table:show-details="true"/>
                <table:data-pilot-member table:name="order" table:display="true" table:show-details="true"/>
                <table:data-pilot-member table:name="PAMPA.STATUS" table:display="true" table:show-details="true"/>
                <table:data-pilot-member table:name="phylum" table:display="true" table:show-details="true"/>
                <table:data-pilot-member table:name="preferred.habitat" table:display="true" table:show-details="true"/>
                <table:data-pilot-member table:name="rotation" table:display="true" table:show-details="true"/>
                <table:data-pilot-member table:name="sampling.rate" table:display="true" table:show-details="true"/>
                <table:data-pilot-member table:name="scient.name" table:display="true" table:show-details="true"/>
                <table:data-pilot-member table:name="sea.condition" table:display="true" table:show-details="true"/>
                <table:data-pilot-member table:name="seasonal.aggreg" table:display="true" table:show-details="true"/>
                <table:data-pilot-member table:name="sector" table:display="true" table:show-details="true"/>
                <table:data-pilot-member table:name="sex" table:display="true" table:show-details="true"/>
                <table:data-pilot-member table:name="sex.change" table:display="true" table:show-details="true"/>
                <table:data-pilot-member table:name="SHORELINE" table:display="true" table:show-details="true"/>
                <table:data-pilot-member table:name="SIH.CODE" table:display="true" table:show-details="true"/>
                <table:data-pilot-member table:name="SIH.group.code" table:display="true" table:show-details="true"/>
                <table:data-pilot-member table:name="SIH.species.code" table:display="true" table:show-details="true"/>
                <table:data-pilot-member table:name="SITE" table:display="true" table:show-details="true"/>
                <table:data-pilot-member table:name="size.class" table:display="true" table:show-details="true"/>
                <table:data-pilot-member table:name="species" table:display="true" table:show-details="true"/>
                <table:data-pilot-member table:name="species.code" table:display="true" table:show-details="true"/>
                <table:data-pilot-member table:name="study.area" table:display="true" table:show-details="true"/>
                <table:data-pilot-member table:name="SURFACE" table:display="true" table:show-details="true"/>
                <table:data-pilot-member table:name="taxo.code" table:display="true" table:show-details="true"/>
                <table:data-pilot-member table:name="taxo.level.a.and.b" table:display="true" table:show-details="true"/>
                <table:data-pilot-member table:name="territorial" table:display="true" table:show-details="true"/>
                <table:data-pilot-member table:name="tide" table:display="true" table:show-details="true"/>
                <table:data-pilot-member table:name="UICN.status" table:display="true" table:show-details="true"/>
                <table:data-pilot-member table:name="visibility" table:display="true" table:show-details="true"/>
                <table:data-pilot-member table:name="water.column.position" table:display="true" table:show-details="true"/>
                <table:data-pilot-member table:name="weight" table:display="true" table:show-details="true"/>
                <table:data-pilot-member table:name="wind.direction" table:display="true" table:show-details="true"/>
                <table:data-pilot-member table:name="wind.strength" table:display="true" table:show-details="true"/>
                <table:data-pilot-member table:name="year" table:display="true" table:show-details="true"/>
                <table:data-pilot-member table:name="ZONE" table:display="true" table:show-details="true"/>
                <table:data-pilot-member table:name="ZONE.CODE" table:display="true" table:show-details="true"/>
                <table:data-pilot-member table:name="ZONE.LATITUDE" table:display="true" table:show-details="true"/>
                <table:data-pilot-member table:name="ZONE.LONGITUD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A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5:38:04.9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1:09:12.567000000</meta:creation-date>
    <dc:date>2018-12-17T14:46:16.049000000</dc:date>
    <meta:editing-duration>PT8H30M50S</meta:editing-duration>
    <meta:editing-cycles>36</meta:editing-cycles>
    <meta:generator>LibreOffice/6.1.0.3$Windows_X86_64 LibreOffice_project/efb621ed25068d70781dc026f7e9c5187a4decd1</meta:generator>
    <meta:document-statistic meta:table-count="10" meta:cell-count="2045" meta:object-count="0"/>
  </office:meta>
</office:document-meta>
</file>